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76cm"/>
    </style:style>
    <style:style style:name="co2" style:family="table-column">
      <style:table-column-properties fo:break-before="auto" style:column-width="7.426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5.676cm"/>
    </style:style>
    <style:style style:name="co5" style:family="table-column">
      <style:table-column-properties fo:break-before="auto" style:column-width="3.494cm"/>
    </style:style>
    <style:style style:name="co6" style:family="table-column">
      <style:table-column-properties fo:break-before="auto" style:column-width="3.15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545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4.471cm"/>
    </style:style>
    <style:style style:name="co11" style:family="table-column">
      <style:table-column-properties fo:break-before="auto" style:column-width="1.677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508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1.231cm"/>
    </style:style>
    <style:style style:name="co16" style:family="table-column">
      <style:table-column-properties fo:break-before="auto" style:column-width="1.399cm"/>
    </style:style>
    <style:style style:name="co17" style:family="table-column">
      <style:table-column-properties fo:break-before="auto" style:column-width="1.035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1.593cm"/>
    </style:style>
    <style:style style:name="co20" style:family="table-column">
      <style:table-column-properties fo:break-before="auto" style:column-width="1.552cm"/>
    </style:style>
    <style:style style:name="co21" style:family="table-column">
      <style:table-column-properties fo:break-before="auto" style:column-width="1.215cm"/>
    </style:style>
    <style:style style:name="co22" style:family="table-column">
      <style:table-column-properties fo:break-before="auto" style:column-width="5.318cm"/>
    </style:style>
    <style:style style:name="co23" style:family="table-column">
      <style:table-column-properties fo:break-before="auto" style:column-width="0.915cm"/>
    </style:style>
    <style:style style:name="co24" style:family="table-column">
      <style:table-column-properties fo:break-before="auto" style:column-width="1.547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921cm"/>
    </style:style>
    <style:style style:name="co27" style:family="table-column">
      <style:table-column-properties fo:break-before="auto" style:column-width="2.007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0.859cm"/>
    </style:style>
    <style:style style:name="co30" style:family="table-column">
      <style:table-column-properties fo:break-before="auto" style:column-width="1.175cm"/>
    </style:style>
    <style:style style:name="co31" style:family="table-column">
      <style:table-column-properties fo:break-before="auto" style:column-width="0.887cm"/>
    </style:style>
    <style:style style:name="co32" style:family="table-column">
      <style:table-column-properties fo:break-before="auto" style:column-width="0.945cm"/>
    </style:style>
    <style:style style:name="co33" style:family="table-column">
      <style:table-column-properties fo:break-before="auto" style:column-width="1.06cm"/>
    </style:style>
    <style:style style:name="co34" style:family="table-column">
      <style:table-column-properties fo:break-before="auto" style:column-width="1.404cm"/>
    </style:style>
    <style:style style:name="co35" style:family="table-column">
      <style:table-column-properties fo:break-before="auto" style:column-width="1.49cm"/>
    </style:style>
    <style:style style:name="co36" style:family="table-column">
      <style:table-column-properties fo:break-before="auto" style:column-width="1.778cm"/>
    </style:style>
    <style:style style:name="co37" style:family="table-column">
      <style:table-column-properties fo:break-before="auto" style:column-width="1.863cm"/>
    </style:style>
    <style:style style:name="co38" style:family="table-column">
      <style:table-column-properties fo:break-before="auto" style:column-width="36.491cm"/>
    </style:style>
    <style:style style:name="co39" style:family="table-column">
      <style:table-column-properties fo:break-before="auto" style:column-width="8.348cm"/>
    </style:style>
    <style:style style:name="co40" style:family="table-column">
      <style:table-column-properties fo:break-before="auto" style:column-width="8.045cm"/>
    </style:style>
    <style:style style:name="co41" style:family="table-column">
      <style:table-column-properties fo:break-before="auto" style:column-width="11.527cm"/>
    </style:style>
    <style:style style:name="co42" style:family="table-column">
      <style:table-column-properties fo:break-before="auto" style:column-width="12.157cm"/>
    </style:style>
    <style:style style:name="co43" style:family="table-column">
      <style:table-column-properties fo:break-before="auto" style:column-width="9.01cm"/>
    </style:style>
    <style:style style:name="co44" style:family="table-column">
      <style:table-column-properties fo:break-before="auto" style:column-width="12.492cm"/>
    </style:style>
    <style:style style:name="co45" style:family="table-column">
      <style:table-column-properties fo:break-before="auto" style:column-width="14.086cm"/>
    </style:style>
    <style:style style:name="co46" style:family="table-column">
      <style:table-column-properties fo:break-before="auto" style:column-width="12.744cm"/>
    </style:style>
    <style:style style:name="co47" style:family="table-column">
      <style:table-column-properties fo:break-before="auto" style:column-width="14.517cm"/>
    </style:style>
    <style:style style:name="co48" style:family="table-column">
      <style:table-column-properties fo:break-before="auto" style:column-width="9.88cm"/>
    </style:style>
    <style:style style:name="co49" style:family="table-column">
      <style:table-column-properties fo:break-before="auto" style:column-width="12.335cm"/>
    </style:style>
    <style:style style:name="co50" style:family="table-column">
      <style:table-column-properties fo:break-before="auto" style:column-width="9.744cm"/>
    </style:style>
    <style:style style:name="co51" style:family="table-column">
      <style:table-column-properties fo:break-before="auto" style:column-width="15.198cm"/>
    </style:style>
    <style:style style:name="co52" style:family="table-column">
      <style:table-column-properties fo:break-before="auto" style:column-width="17.653cm"/>
    </style:style>
    <style:style style:name="co53" style:family="table-column">
      <style:table-column-properties fo:break-before="auto" style:column-width="17.244cm"/>
    </style:style>
    <style:style style:name="co54" style:family="table-column">
      <style:table-column-properties fo:break-before="auto" style:column-width="10.834cm"/>
    </style:style>
    <style:style style:name="co55" style:family="table-column">
      <style:table-column-properties fo:break-before="auto" style:column-width="11.107cm"/>
    </style:style>
    <style:style style:name="co56" style:family="table-column">
      <style:table-column-properties fo:break-before="auto" style:column-width="14.653cm"/>
    </style:style>
    <style:style style:name="co57" style:family="table-column">
      <style:table-column-properties fo:break-before="auto" style:column-width="14.379cm"/>
    </style:style>
    <style:style style:name="co58" style:family="table-column">
      <style:table-column-properties fo:break-before="auto" style:column-width="15.333cm"/>
    </style:style>
    <style:style style:name="co59" style:family="table-column">
      <style:table-column-properties fo:break-before="auto" style:column-width="16.561cm"/>
    </style:style>
    <style:style style:name="co60" style:family="table-column">
      <style:table-column-properties fo:break-before="auto" style:column-width="17.925cm"/>
    </style:style>
    <style:style style:name="co61" style:family="table-column">
      <style:table-column-properties fo:break-before="auto" style:column-width="19.697cm"/>
    </style:style>
    <style:style style:name="co62" style:family="table-column">
      <style:table-column-properties fo:break-before="auto" style:column-width="16.697cm"/>
    </style:style>
    <style:style style:name="co63" style:family="table-column">
      <style:table-column-properties fo:break-before="auto" style:column-width="16.425cm"/>
    </style:style>
    <style:style style:name="co64" style:family="table-column">
      <style:table-column-properties fo:break-before="auto" style:column-width="17.38cm"/>
    </style:style>
    <style:style style:name="co65" style:family="table-column">
      <style:table-column-properties fo:break-before="auto" style:column-width="18.06cm"/>
    </style:style>
    <style:style style:name="co66" style:family="table-column">
      <style:table-column-properties fo:break-before="auto" style:column-width="18.198cm"/>
    </style:style>
    <style:style style:name="co67" style:family="table-column">
      <style:table-column-properties fo:break-before="auto" style:column-width="16.97cm"/>
    </style:style>
    <style:style style:name="co68" style:family="table-column">
      <style:table-column-properties fo:break-before="auto" style:column-width="18.607cm"/>
    </style:style>
    <style:style style:name="co69" style:family="table-column">
      <style:table-column-properties fo:break-before="auto" style:column-width="22.153cm"/>
    </style:style>
    <style:style style:name="co70" style:family="table-column">
      <style:table-column-properties fo:break-before="auto" style:column-width="21.743cm"/>
    </style:style>
    <style:style style:name="co71" style:family="table-column">
      <style:table-column-properties fo:break-before="auto" style:column-width="2.6cm"/>
    </style:style>
    <style:style style:name="co72" style:family="table-column">
      <style:table-column-properties fo:break-before="auto" style:column-width="3.02cm"/>
    </style:style>
    <style:style style:name="co73" style:family="table-column">
      <style:table-column-properties fo:break-before="auto" style:column-width="5.925cm"/>
    </style:style>
    <style:style style:name="co74" style:family="table-column">
      <style:table-column-properties fo:break-before="auto" style:column-width="19.833cm"/>
    </style:style>
    <style:style style:name="co75" style:family="table-column">
      <style:table-column-properties fo:break-before="auto" style:column-width="20.6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20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 style:data-style-name="N100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2a6099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bf0041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2pt" style:font-size-asian="12pt" style:font-size-complex="12pt"/>
    </style:style>
    <style:style style:name="ce6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38" style:family="table-cell" style:parent-style-name="Default">
      <style:table-cell-properties fo:background-color="#55308d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9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fo:background-color="#395511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2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 logic truth tab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15"/>
        <table:table-column table:style-name="co16" table:default-cell-style-name="ce4"/>
        <table:table-column table:style-name="co13" table:default-cell-style-name="ce4"/>
        <table:table-column table:style-name="co17" table:default-cell-style-name="ce4"/>
        <table:table-column table:style-name="co14" table:default-cell-style-name="ce4"/>
        <table:table-column table:style-name="co18" table:default-cell-style-name="ce4"/>
        <table:table-column table:style-name="co19" table:default-cell-style-name="ce4"/>
        <table:table-column table:style-name="co12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default-cell-style-name="ce4"/>
        <table:table-column table:style-name="co25" table:default-cell-style-name="ce4"/>
        <table:table-column table:style-name="co28" table:default-cell-style-name="ce4"/>
        <table:table-column table:style-name="co29" table:default-cell-style-name="ce4"/>
        <table:table-column table:style-name="co30" table:default-cell-style-name="ce4"/>
        <table:table-column table:style-name="co24" table:default-cell-style-name="ce4"/>
        <table:table-column table:style-name="co30" table:default-cell-style-name="ce4"/>
        <table:table-column table:style-name="co24" table:number-columns-repeated="2" table:default-cell-style-name="ce4"/>
        <table:table-column table:style-name="co29" table:default-cell-style-name="ce4"/>
        <table:table-column table:style-name="co30" table:default-cell-style-name="ce4"/>
        <table:table-column table:style-name="co24" table:default-cell-style-name="ce4"/>
        <table:table-column table:style-name="co31" table:default-cell-style-name="ce4"/>
        <table:table-column table:style-name="co32" table:default-cell-style-name="ce4"/>
        <table:table-column table:style-name="co31" table:default-cell-style-name="ce4"/>
        <table:table-column table:style-name="co23" table:default-cell-style-name="ce4"/>
        <table:table-column table:style-name="co33" table:default-cell-style-name="ce4"/>
        <table:table-column table:style-name="co31" table:default-cell-style-name="ce4"/>
        <table:table-column table:style-name="co32" table:default-cell-style-name="ce4"/>
        <table:table-column table:style-name="co31" table:default-cell-style-name="ce4"/>
        <table:table-column table:style-name="co23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5" table:default-cell-style-name="ce4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6" table:default-cell-style-name="Default"/>
        <table:table-column table:style-name="co4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5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3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0" table:default-cell-style-name="Default"/>
        <table:table-column table:style-name="co68" table:default-cell-style-name="Default"/>
        <table:table-column table:style-name="co61" table:number-columns-repeated="2" table:default-cell-style-name="Default"/>
        <table:table-column table:style-name="co69" table:number-columns-repeated="2" table:default-cell-style-name="Default"/>
        <table:table-column table:style-name="co70" table:default-cell-style-name="Default"/>
        <table:table-column table:style-name="co7" table:number-columns-repeated="42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table:number-columns-repeated="11"/>
          <table:table-cell office:value-type="string" calcext:value-type="string">
            <text:p>CONTROL_SIGNAL_READ_OR_WRITE</text:p>
          </table:table-cell>
          <table:table-cell office:value-type="string" calcext:value-type="string">
            <text:p>CONTROL_SIGNAL_DATA_IS_VALID</text:p>
          </table:table-cell>
          <table:table-cell office:value-type="string" calcext:value-type="string">
            <text:p>CONTROL_SIGNAL_ALU_OUT_ENABLE_TO_DATA_BUS</text:p>
          </table:table-cell>
          <table:table-cell office:value-type="string" calcext:value-type="string">
            <text:p>CONTROL_SIGNAL_ALU_OUT_ENABLE_TO_ACUMULATOR</text:p>
          </table:table-cell>
          <table:table-cell office:value-type="string" calcext:value-type="string">
            <text:p>CONTROL_SIGNAL_ALU_OPERATION</text:p>
          </table:table-cell>
          <table:table-cell office:value-type="string" calcext:value-type="string">
            <text:p>CONTROL_SIGNAL_ACUMULATOR_LOAD_FROM_DATA_BUS</text:p>
          </table:table-cell>
          <table:table-cell office:value-type="string" calcext:value-type="string">
            <text:p>CONTROL_SIGNAL_ACUMULATOR_OUTPUT_ENABLE_TO_DATA_BUS</text:p>
          </table:table-cell>
          <table:table-cell office:value-type="string" calcext:value-type="string">
            <text:p>CONTROL_SIGNAL_ACUMULATOR_LOAD_FROM_ALU</text:p>
          </table:table-cell>
          <table:table-cell office:value-type="string" calcext:value-type="string">
            <text:p>CONTROL_SIGNAL_ACUMULATOR_OUTPUT_ENABLE_TO_ALU</text:p>
          </table:table-cell>
          <table:table-cell office:value-type="string" calcext:value-type="string">
            <text:p>CONTROL_SIGNAL_B_REGISTER_LOAD</text:p>
          </table:table-cell>
          <table:table-cell office:value-type="string" calcext:value-type="string">
            <text:p>CONTROL_SIGNAL_X_REGISTER_LOAD</text:p>
          </table:table-cell>
          <table:table-cell office:value-type="string" calcext:value-type="string">
            <text:p>CONTROL_SIGNAL_X_REGISTER_OUTPUT_ENABLE</text:p>
          </table:table-cell>
          <table:table-cell office:value-type="string" calcext:value-type="string">
            <text:p>CONTROL_SIGNAL_Y_REGISTER_LOAD</text:p>
          </table:table-cell>
          <table:table-cell office:value-type="string" calcext:value-type="string">
            <text:p>CONTROL_SIGNAL_Y_REGISTER_OUTPUT_ENABLE</text:p>
          </table:table-cell>
          <table:table-cell office:value-type="string" calcext:value-type="string">
            <text:p>CONTROL_SIGNAL_INSTRUCTION_REGISTER_LOAD</text:p>
          </table:table-cell>
          <table:table-cell office:value-type="string" calcext:value-type="string">
            <text:p>CONTROL_SIGNAL_COUNTER_ENABLE</text:p>
          </table:table-cell>
          <table:table-cell office:value-type="string" calcext:value-type="string">
            <text:p>CONTROL_SIGNAL_LOAD_FROM_DATA_BUS_TO_COUNTER_LOW</text:p>
          </table:table-cell>
          <table:table-cell office:value-type="string" calcext:value-type="string">
            <text:p>CONTROL_SIGNAL_LOAD_FROM_DATA_BUS_TO_COUNTER_HIGH</text:p>
          </table:table-cell>
          <table:table-cell office:value-type="string" calcext:value-type="string">
            <text:p>CONTROL_SIGNAL_OUTPUT_ENABLE_FROM_COUNTER_LOW_TO_DATA_BUS</text:p>
          </table:table-cell>
          <table:table-cell office:value-type="string" calcext:value-type="string">
            <text:p>CONTROL_SIGNAL_OUTPUT_ENABLE_FROM_COUNTER_HIGH_TO_DATA_BUS</text:p>
          </table:table-cell>
          <table:table-cell office:value-type="string" calcext:value-type="string">
            <text:p>CONTROL_SIGNAL_OUTPUT_ENABLE_FROM_COUNTER_TO_ADDRESS_BUS</text:p>
          </table:table-cell>
          <table:table-cell office:value-type="string" calcext:value-type="string">
            <text:p>CONTROL_SIGNAL_STEP_COUNTER_RESET</text:p>
          </table:table-cell>
          <table:table-cell office:value-type="string" calcext:value-type="string">
            <text:p>CONTROL_SIGNAL_STEP_COUNTER_ENABLE</text:p>
          </table:table-cell>
          <table:table-cell office:value-type="string" calcext:value-type="string">
            <text:p>CONTROL_SIGNAL_STEP_COUNTER_INPUT_FROM_DATA_BUS</text:p>
          </table:table-cell>
          <table:table-cell office:value-type="string" calcext:value-type="string">
            <text:p>CONTROL_SIGNAL_STEP_COUNTER_OUTPUT_TO_DATA_BUS</text:p>
          </table:table-cell>
          <table:table-cell office:value-type="string" calcext:value-type="string">
            <text:p>CONTROL_SIGNAL_STACK_POINTER_LOAD_FROM_DATA_BUS</text:p>
          </table:table-cell>
          <table:table-cell office:value-type="string" calcext:value-type="string">
            <text:p>CONTROL_SIGNAL_STACK_POINTER_OUTPUT_TO_DATA_BUS</text:p>
          </table:table-cell>
          <table:table-cell office:value-type="string" calcext:value-type="string">
            <text:p>CONTROL_SIGNAL_STACK_POINTER_OUTPUT_TO_ADDRESS_BUS</text:p>
          </table:table-cell>
          <table:table-cell office:value-type="string" calcext:value-type="string">
            <text:p>CONTROL_SIGNAL_PROCESSOR_STATUS_REGISTER_LOAD_FROM_ALU</text:p>
          </table:table-cell>
          <table:table-cell office:value-type="string" calcext:value-type="string">
            <text:p>CONTROL_SIGNAL_PROCESSOR_STATUS_REGISTER_LOAD_FROM_DATA_BUS</text:p>
          </table:table-cell>
          <table:table-cell office:value-type="string" calcext:value-type="string">
            <text:p>CONTROL_SIGNAL_PROCESSOR_STATUS_REGISTER_OUTPUT_ENABLE_TO_DATA_BUS</text:p>
          </table:table-cell>
          <table:table-cell office:value-type="string" calcext:value-type="string">
            <text:p>CONTROL_SIGNAL_PROCESSOR_STATUS_REGISTER_SET_CARRY_FLAG</text:p>
          </table:table-cell>
          <table:table-cell office:value-type="string" calcext:value-type="string">
            <text:p>CONTROL_SIGNAL_PROCESSOR_STATUS_REGISTER_SET_OVERFLOW_FLAG</text:p>
          </table:table-cell>
          <table:table-cell office:value-type="string" calcext:value-type="string">
            <text:p>CONTROL_SIGNAL_PROCESSOR_STATUS_REGISTER_SET_ZERO_FLAG</text:p>
          </table:table-cell>
          <table:table-cell office:value-type="string" calcext:value-type="string">
            <text:p>CONTROL_SIGNAL_PROCESSOR_STATUS_REGISTER_SET_NEGATIVE_FLAG</text:p>
          </table:table-cell>
          <table:table-cell office:value-type="string" calcext:value-type="string">
            <text:p>CONTROL_SIGNAL_PROCESSOR_STATUS_REGISTER_SET_IRQ_DISABLE_FLAG</text:p>
          </table:table-cell>
          <table:table-cell office:value-type="string" calcext:value-type="string">
            <text:p>CONTROL_SIGNAL_PROCESSOR_STATUS_REGISTER_CLEAR_CARRY_FLAG</text:p>
          </table:table-cell>
          <table:table-cell office:value-type="string" calcext:value-type="string">
            <text:p>CONTROL_SIGNAL_PROCESSOR_STATUS_REGISTER_CLEAR_OVERFLOW_FLAG</text:p>
          </table:table-cell>
          <table:table-cell office:value-type="string" calcext:value-type="string">
            <text:p>CONTROL_SIGNAL_PROCESSOR_STATUS_REGISTER_CLEAR_ZERO_FLAG</text:p>
          </table:table-cell>
          <table:table-cell office:value-type="string" calcext:value-type="string">
            <text:p>CONTROL_SIGNAL_PROCESSOR_STATUS_REGISTER_CLEAR_NEGATIVE_FLAG</text:p>
          </table:table-cell>
          <table:table-cell office:value-type="string" calcext:value-type="string">
            <text:p>CONTROL_SIGNAL_PROCESSOR_STATUS_REGISTER_CLEAR_IRQ_DISABLE_FLAG</text:p>
          </table:table-cell>
          <table:table-cell office:value-type="string" calcext:value-type="string">
            <text:p>CONTROL_SIGNAL_LOAD_FROM_DATA_BUS_TO_MEMORY_ADDRESS_REGISTER_LOW</text:p>
          </table:table-cell>
          <table:table-cell office:value-type="string" calcext:value-type="string">
            <text:p>CONTROL_SIGNAL_LOAD_FROM_DATA_BUS_TO_MEMORY_ADDRESS_REGISTER_HIGH</text:p>
          </table:table-cell>
          <table:table-cell office:value-type="string" calcext:value-type="string">
            <text:p>CONTROL_SIGNAL_OUTPUT_ENABLE_FROM_MEMORY_ADDRESS_REGISTER_LOW_TO_DATA_BUS</text:p>
          </table:table-cell>
          <table:table-cell office:value-type="string" calcext:value-type="string">
            <text:p>CONTROL_SIGNAL_OUTPUT_ENABLE_FROM_MEMORY_ADDRESS_REGISTER_HIGH_TO_DATA_BUS</text:p>
          </table:table-cell>
          <table:table-cell office:value-type="string" calcext:value-type="string">
            <text:p>CONTROL_SIGNAL_OUTPUT_ENABLE_FROM_MEMORY_ADDRESS_REGISTER_TO_ADDRESS_BUS</text:p>
          </table:table-cell>
          <table:table-cell table:style-name="ce30" table:number-columns-repeated="3"/>
          <table:table-cell table:number-columns-repeated="88"/>
        </table:table-row>
        <table:table-row table:style-name="ro1">
          <table:table-cell table:number-columns-repeated="11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41" office:value-type="float" office:value="0" calcext:value-type="float">
            <text:p>0</text:p>
          </table:table-cell>
          <table:table-cell table:style-name="ce30" office:value-type="string" calcext:value-type="string">
            <text:p>“</text:p>
          </table:table-cell>
          <table:table-cell table:style-name="ce30" office:value-type="string" calcext:value-type="string">
            <text:p>'</text:p>
          </table:table-cell>
          <table:table-cell table:style-name="ce30"/>
          <table:table-cell table:number-columns-repeated="88"/>
        </table:table-row>
        <table:table-row table:style-name="ro2">
          <table:table-cell table:style-name="ce1" office:value-type="string" calcext:value-type="string" table:number-columns-spanned="11" table:number-rows-spanned="1">
            <text:p>Instruction Decoder Inputs</text:p>
          </table:table-cell>
          <table:covered-table-cell table:number-columns-repeated="10" table:style-name="ce7"/>
          <table:table-cell table:style-name="ce22" office:value-type="string" calcext:value-type="string" table:number-columns-spanned="46" table:number-rows-spanned="1">
            <text:p>CONTROL WORD (Instruction decoder outputs)</text:p>
          </table:table-cell>
          <table:covered-table-cell table:number-columns-repeated="3" table:style-name="ce25"/>
          <table:covered-table-cell table:style-name="ce28"/>
          <table:covered-table-cell table:number-columns-repeated="41" table:style-name="ce25"/>
          <table:table-cell table:style-name="ce31" table:number-columns-repeated="2"/>
          <table:table-cell table:number-columns-repeated="89"/>
        </table:table-row>
        <table:table-row table:style-name="ro3">
          <table:table-cell table:style-name="ce9" office:value-type="string" calcext:value-type="string" table:number-columns-spanned="1" table:number-rows-spanned="2">
            <text:p>Instruction Mnemonic</text:p>
          </table:table-cell>
          <table:table-cell table:style-name="ce9" office:value-type="string" calcext:value-type="string" table:number-columns-spanned="1" table:number-rows-spanned="2">
            <text:p>Instruction Addressing mode</text:p>
          </table:table-cell>
          <table:table-cell table:style-name="ce9" office:value-type="string" calcext:value-type="string" table:number-columns-spanned="1" table:number-rows-spanned="2">
            <text:p>Instruction Number</text:p>
          </table:table-cell>
          <table:table-cell table:style-name="ce9" office:value-type="string" calcext:value-type="string" table:number-columns-spanned="1" table:number-rows-spanned="2">
            <text:p>Binary representation</text:p>
          </table:table-cell>
          <table:table-cell table:style-name="ce9" office:value-type="string" calcext:value-type="string" table:number-columns-spanned="1" table:number-rows-spanned="2">
            <text:p>Step number</text:p>
          </table:table-cell>
          <table:table-cell table:style-name="ce9" office:value-type="string" calcext:value-type="string" table:number-columns-spanned="1" table:number-rows-spanned="2">
            <text:p>Step binary</text:p>
          </table:table-cell>
          <table:table-cell table:style-name="ce9" office:value-type="string" calcext:value-type="string" table:number-columns-spanned="5" table:number-rows-spanned="1">
            <text:p>Flags</text:p>
          </table:table-cell>
          <table:covered-table-cell table:number-columns-repeated="4" table:style-name="ce11"/>
          <table:table-cell table:style-name="ce23" office:value-type="string" calcext:value-type="string" table:number-columns-spanned="2" table:number-rows-spanned="1">
            <text:p>Data status</text:p>
          </table:table-cell>
          <table:covered-table-cell table:style-name="ce23"/>
          <table:table-cell table:style-name="ce26" office:value-type="string" calcext:value-type="string" table:number-columns-spanned="3" table:number-rows-spanned="1">
            <text:p>ALU</text:p>
          </table:table-cell>
          <table:covered-table-cell table:style-name="ce26"/>
          <table:covered-table-cell table:style-name="ce29"/>
          <table:table-cell table:style-name="ce35" office:value-type="string" calcext:value-type="string" table:number-columns-spanned="4" table:number-rows-spanned="1">
            <text:p>Acumulator</text:p>
          </table:table-cell>
          <table:covered-table-cell table:number-columns-repeated="3" table:style-name="ce35"/>
          <table:table-cell table:style-name="ce50" office:value-type="string" calcext:value-type="string">
            <text:p>Register B</text:p>
          </table:table-cell>
          <table:table-cell table:style-name="ce51" office:value-type="string" calcext:value-type="string" table:number-columns-spanned="2" table:number-rows-spanned="1">
            <text:p>Register X</text:p>
          </table:table-cell>
          <table:covered-table-cell table:style-name="ce51"/>
          <table:table-cell table:style-name="ce52" office:value-type="string" calcext:value-type="string" table:number-columns-spanned="2" table:number-rows-spanned="1">
            <text:p>Register Y</text:p>
          </table:table-cell>
          <table:covered-table-cell table:style-name="ce52"/>
          <table:table-cell table:style-name="ce53" office:value-type="string" calcext:value-type="string">
            <text:p>Instruction register</text:p>
          </table:table-cell>
          <table:table-cell table:style-name="ce54" office:value-type="string" calcext:value-type="string" table:number-columns-spanned="6" table:number-rows-spanned="1">
            <text:p>Program counter</text:p>
          </table:table-cell>
          <table:covered-table-cell table:number-columns-repeated="5" table:style-name="ce54"/>
          <table:table-cell table:style-name="ce9" office:value-type="string" calcext:value-type="string" table:number-columns-spanned="4" table:number-rows-spanned="1">
            <text:p>Step counter</text:p>
          </table:table-cell>
          <table:covered-table-cell table:number-columns-repeated="3" table:style-name="ce9"/>
          <table:table-cell table:style-name="ce55" office:value-type="string" calcext:value-type="string" table:number-columns-spanned="3" table:number-rows-spanned="1">
            <text:p>Stack pointer</text:p>
          </table:table-cell>
          <table:covered-table-cell table:number-columns-repeated="2" table:style-name="ce55"/>
          <table:table-cell table:style-name="ce56" office:value-type="string" calcext:value-type="string" table:number-columns-spanned="13" table:number-rows-spanned="1">
            <text:p>Processor status register</text:p>
          </table:table-cell>
          <table:covered-table-cell table:number-columns-repeated="12" table:style-name="ce56"/>
          <table:table-cell table:style-name="ce57" office:value-type="string" calcext:value-type="string" table:number-columns-spanned="5" table:number-rows-spanned="1">
            <text:p>Memory address register</text:p>
          </table:table-cell>
          <table:covered-table-cell table:number-columns-repeated="4" table:style-name="ce57"/>
          <table:table-cell table:style-name="ce32"/>
          <table:table-cell table:style-name="ce31"/>
          <table:table-cell table:number-columns-repeated="89"/>
        </table:table-row>
        <table:table-row table:style-name="ro3">
          <table:covered-table-cell table:number-columns-repeated="6" table:style-name="ce11"/>
          <table:table-cell table:style-name="ce20" office:value-type="string" calcext:value-type="string">
            <text:p>Carry</text:p>
          </table:table-cell>
          <table:table-cell table:style-name="ce20" office:value-type="string" calcext:value-type="string">
            <text:p>Zero</text:p>
          </table:table-cell>
          <table:table-cell table:style-name="ce20" office:value-type="string" calcext:value-type="string">
            <text:p>Negative</text:p>
          </table:table-cell>
          <table:table-cell table:style-name="ce20" office:value-type="string" calcext:value-type="string">
            <text:p>Overflow</text:p>
          </table:table-cell>
          <table:table-cell table:style-name="ce20" office:value-type="string" calcext:value-type="string">
            <text:p>Interrupt disable</text:p>
          </table:table-cell>
          <table:table-cell table:style-name="ce23" office:value-type="string" calcext:value-type="string">
            <text:p>RW</text:p>
          </table:table-cell>
          <table:table-cell table:style-name="ce23" office:value-type="string" calcext:value-type="string">
            <text:p>DIV</text:p>
          </table:table-cell>
          <table:table-cell table:style-name="ce26" office:value-type="string" calcext:value-type="string">
            <text:p>OEDB</text:p>
          </table:table-cell>
          <table:table-cell table:style-name="ce26" office:value-type="string" calcext:value-type="string">
            <text:p>OEA</text:p>
          </table:table-cell>
          <table:table-cell table:style-name="ce29" office:value-type="string" calcext:value-type="string">
            <text:p>OP</text:p>
          </table:table-cell>
          <table:table-cell table:style-name="ce35" office:value-type="string" calcext:value-type="string">
            <text:p>LFDB</text:p>
          </table:table-cell>
          <table:table-cell table:style-name="ce35" office:value-type="string" calcext:value-type="string">
            <text:p>OEDB</text:p>
          </table:table-cell>
          <table:table-cell table:style-name="ce35" office:value-type="string" calcext:value-type="string">
            <text:p>LFA</text:p>
          </table:table-cell>
          <table:table-cell table:style-name="ce35" office:value-type="string" calcext:value-type="string">
            <text:p>OEA</text:p>
          </table:table-cell>
          <table:table-cell table:style-name="ce50" office:value-type="string" calcext:value-type="string">
            <text:p>LD</text:p>
          </table:table-cell>
          <table:table-cell table:style-name="ce51" office:value-type="string" calcext:value-type="string">
            <text:p>LD</text:p>
          </table:table-cell>
          <table:table-cell table:style-name="ce51" office:value-type="string" calcext:value-type="string">
            <text:p>OE</text:p>
          </table:table-cell>
          <table:table-cell table:style-name="ce52" office:value-type="string" calcext:value-type="string">
            <text:p>LD</text:p>
          </table:table-cell>
          <table:table-cell table:style-name="ce52" office:value-type="string" calcext:value-type="string">
            <text:p>OE</text:p>
          </table:table-cell>
          <table:table-cell table:style-name="ce53" office:value-type="string" calcext:value-type="string">
            <text:p>LD</text:p>
          </table:table-cell>
          <table:table-cell table:style-name="ce54" office:value-type="string" calcext:value-type="string">
            <text:p>CE</text:p>
          </table:table-cell>
          <table:table-cell table:style-name="ce54" office:value-type="string" calcext:value-type="string">
            <text:p>LDBL</text:p>
          </table:table-cell>
          <table:table-cell table:style-name="ce54" office:value-type="string" calcext:value-type="string">
            <text:p>LDBH</text:p>
          </table:table-cell>
          <table:table-cell table:style-name="ce54" office:value-type="string" calcext:value-type="string">
            <text:p>OELDB</text:p>
          </table:table-cell>
          <table:table-cell table:style-name="ce54" office:value-type="string" calcext:value-type="string">
            <text:p>OEHDB</text:p>
          </table:table-cell>
          <table:table-cell table:style-name="ce54" office:value-type="string" calcext:value-type="string">
            <text:p>OEAB</text:p>
          </table:table-cell>
          <table:table-cell table:style-name="ce9" office:value-type="string" calcext:value-type="string">
            <text:p>RST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LDB</text:p>
          </table:table-cell>
          <table:table-cell table:style-name="ce9" office:value-type="string" calcext:value-type="string">
            <text:p>OEDB</text:p>
          </table:table-cell>
          <table:table-cell table:style-name="ce55" office:value-type="string" calcext:value-type="string">
            <text:p>LDB</text:p>
          </table:table-cell>
          <table:table-cell table:style-name="ce55" office:value-type="string" calcext:value-type="string">
            <text:p>OEDB</text:p>
          </table:table-cell>
          <table:table-cell table:style-name="ce55" office:value-type="string" calcext:value-type="string">
            <text:p>OEAD</text:p>
          </table:table-cell>
          <table:table-cell table:style-name="ce56" office:value-type="string" calcext:value-type="string">
            <text:p>LA</text:p>
          </table:table-cell>
          <table:table-cell table:style-name="ce56" office:value-type="string" calcext:value-type="string">
            <text:p>LDB</text:p>
          </table:table-cell>
          <table:table-cell table:style-name="ce56" office:value-type="string" calcext:value-type="string">
            <text:p>OEDB</text:p>
          </table:table-cell>
          <table:table-cell table:style-name="ce56" office:value-type="string" calcext:value-type="string">
            <text:p>SC</text:p>
          </table:table-cell>
          <table:table-cell table:style-name="ce56" office:value-type="string" calcext:value-type="string">
            <text:p>SO</text:p>
          </table:table-cell>
          <table:table-cell table:style-name="ce56" office:value-type="string" calcext:value-type="string">
            <text:p>SZ</text:p>
          </table:table-cell>
          <table:table-cell table:style-name="ce56" office:value-type="string" calcext:value-type="string">
            <text:p>SN</text:p>
          </table:table-cell>
          <table:table-cell table:style-name="ce56" office:value-type="string" calcext:value-type="string">
            <text:p>SID</text:p>
          </table:table-cell>
          <table:table-cell table:style-name="ce56" office:value-type="string" calcext:value-type="string">
            <text:p>CC</text:p>
          </table:table-cell>
          <table:table-cell table:style-name="ce56" office:value-type="string" calcext:value-type="string">
            <text:p>CO</text:p>
          </table:table-cell>
          <table:table-cell table:style-name="ce56" office:value-type="string" calcext:value-type="string">
            <text:p>CZ</text:p>
          </table:table-cell>
          <table:table-cell table:style-name="ce56" office:value-type="string" calcext:value-type="string">
            <text:p>CN</text:p>
          </table:table-cell>
          <table:table-cell table:style-name="ce56" office:value-type="string" calcext:value-type="string">
            <text:p>CID</text:p>
          </table:table-cell>
          <table:table-cell table:style-name="ce57" office:value-type="string" calcext:value-type="string">
            <text:p>LDBL</text:p>
          </table:table-cell>
          <table:table-cell table:style-name="ce57" office:value-type="string" calcext:value-type="string">
            <text:p>LDBH</text:p>
          </table:table-cell>
          <table:table-cell table:style-name="ce57" office:value-type="string" calcext:value-type="string">
            <text:p>OELDB</text:p>
          </table:table-cell>
          <table:table-cell table:style-name="ce57" office:value-type="string" calcext:value-type="string">
            <text:p>OEHDB</text:p>
          </table:table-cell>
          <table:table-cell table:style-name="ce57" office:value-type="string" calcext:value-type="string">
            <text:p>OEAB</text:p>
          </table:table-cell>
          <table:table-cell table:style-name="ce31" table:number-columns-repeated="2"/>
          <table:table-cell table:number-columns-repeated="89"/>
        </table:table-row>
        <table:table-row table:style-name="ro1">
          <table:table-cell table:style-name="ce5" office:value-type="string" calcext:value-type="string" table:number-columns-spanned="1" table:number-rows-spanned="2">
            <text:p>FETCH</text:p>
          </table:table-cell>
          <table:table-cell table:style-name="ce5" office:value-type="string" calcext:value-type="string" table:number-columns-spanned="1" table:number-rows-spanned="2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XXX XXXX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DEC2BIN([.E6];4)" office:value-type="string" office:string-value="0000" calcext:value-type="string">
            <text:p>0000</text:p>
          </table:table-cell>
          <table:table-cell table:number-columns-repeated="5" table:style-name="ce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covered-table-cell table:style-name="ce5" office:value-type="string" calcext:value-type="string">
            <text:p>FETCH</text:p>
          </table:covered-table-cell>
          <table:covered-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XXX XXXX</text:p>
          </table:table-cell>
          <table:table-cell office:value-type="float" office:value="1" calcext:value-type="float">
            <text:p>1</text:p>
          </table:table-cell>
          <table:table-cell table:style-name="ce5" table:formula="of:=DEC2BIN([.E7];4)" office:value-type="string" office:string-value="0001" calcext:value-type="string">
            <text:p>00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1"/>
        </table:table-row>
        <table:table-row table:style-name="ro1">
          <table:table-cell table:style-name="ce5" office:value-type="string" calcext:value-type="string" table:number-columns-spanned="1" table:number-rows-spanned="2">
            <text:p>ADC</text:p>
          </table:table-cell>
          <table:table-cell table:style-name="ce5" office:value-type="string" calcext:value-type="string" table:number-columns-spanned="1" table:number-rows-spanned="2">
            <text:p>Direct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DEC2BIN([.C8];8)" office:value-type="string" office:string-value="00000001" calcext:value-type="string">
            <text:p>00000001</text:p>
          </table:table-cell>
          <table:table-cell office:value-type="float" office:value="2" calcext:value-type="float">
            <text:p>2</text:p>
          </table:table-cell>
          <table:table-cell table:formula="of:=DEC2BIN([.E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8];INDIRECT(&quot;BF2&quot;);&quot; and INTERCONECT_STEP_COUNTER_OUT_TO_INSTRUCTION_DECODER_IN = &quot;;INDIRECT(&quot;BF2&quot;);[.F8];INDIRECT(&quot;BF2&quot;);&quot;) then &quot;)" office:value-type="string" office:string-value="elsif (INTERCONECT_INSTRUCTION_REGISTER_OUT_TO_INSTRUCTION_DECODER_IN = “00000001“ and INTERCONECT_STEP_COUNTER_OUT_TO_INSTRUCTION_DECODER_IN = “0010“) then " calcext:value-type="string">
            <text:p>elsif (INTERCONECT_INSTRUCTION_REGISTER_OUT_TO_INSTRUCTION_DECODER_IN = “00000001“ and INTERCONECT_STEP_COUNTER_OUT_TO_INSTRUCTION_DECODER_IN = “0010“) then </text:p>
          </table:table-cell>
          <table:table-cell table:formula="of:=COM.MICROSOFT.CONCAT(INDIRECT(&quot;L1&quot;);&quot;&lt;=&quot;;INDIRECT(&quot;BG2&quot;);[.L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8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8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8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8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" calcext:value-type="float">
            <text:p>1</text:p>
          </table:table-cell>
          <table:table-cell table:style-name="ce5" table:formula="of:=DEC2BIN([.C9];8)" office:value-type="string" office:string-value="00000001" calcext:value-type="string">
            <text:p>00000001</text:p>
          </table:table-cell>
          <table:table-cell office:value-type="float" office:value="3" calcext:value-type="float">
            <text:p>3</text:p>
          </table:table-cell>
          <table:table-cell table:formula="of:=DEC2BIN([.E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9];INDIRECT(&quot;BF2&quot;);&quot; and INTERCONECT_STEP_COUNTER_OUT_TO_INSTRUCTION_DECODER_IN = &quot;;INDIRECT(&quot;BF2&quot;);[.F9];INDIRECT(&quot;BF2&quot;);&quot;) then &quot;)" office:value-type="string" office:string-value="elsif (INTERCONECT_INSTRUCTION_REGISTER_OUT_TO_INSTRUCTION_DECODER_IN = “00000001“ and INTERCONECT_STEP_COUNTER_OUT_TO_INSTRUCTION_DECODER_IN = “0011“) then " calcext:value-type="string">
            <text:p>elsif (INTERCONECT_INSTRUCTION_REGISTER_OUT_TO_INSTRUCTION_DECODER_IN = “00000001“ and INTERCONECT_STEP_COUNTER_OUT_TO_INSTRUCTION_DECODER_IN = “0011“) then </text:p>
          </table:table-cell>
          <table:table-cell table:formula="of:=COM.MICROSOFT.CONCAT(INDIRECT(&quot;L1&quot;);&quot;&lt;=&quot;;INDIRECT(&quot;BG2&quot;);[.L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9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9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3">
            <text:p>ADC</text:p>
          </table:table-cell>
          <table:table-cell table:style-name="ce5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DEC2BIN([.C10];8)" office:value-type="string" office:string-value="00000010" calcext:value-type="string">
            <text:p>00000010</text:p>
          </table:table-cell>
          <table:table-cell office:value-type="float" office:value="2" calcext:value-type="float">
            <text:p>2</text:p>
          </table:table-cell>
          <table:table-cell table:formula="of:=DEC2BIN([.E1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0];INDIRECT(&quot;BF2&quot;);&quot; and INTERCONECT_STEP_COUNTER_OUT_TO_INSTRUCTION_DECODER_IN = &quot;;INDIRECT(&quot;BF2&quot;);[.F10];INDIRECT(&quot;BF2&quot;);&quot;) then &quot;)" office:value-type="string" office:string-value="elsif (INTERCONECT_INSTRUCTION_REGISTER_OUT_TO_INSTRUCTION_DECODER_IN = “00000010“ and INTERCONECT_STEP_COUNTER_OUT_TO_INSTRUCTION_DECODER_IN = “0010“) then " calcext:value-type="string">
            <text:p>elsif (INTERCONECT_INSTRUCTION_REGISTER_OUT_TO_INSTRUCTION_DECODER_IN = “00000010“ and INTERCONECT_STEP_COUNTER_OUT_TO_INSTRUCTION_DECODER_IN = “0010“) then </text:p>
          </table:table-cell>
          <table:table-cell table:formula="of:=COM.MICROSOFT.CONCAT(INDIRECT(&quot;L1&quot;);&quot;&lt;=&quot;;INDIRECT(&quot;BG2&quot;);[.L1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0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0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0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0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0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0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1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2" calcext:value-type="float">
            <text:p>2</text:p>
          </table:table-cell>
          <table:table-cell table:style-name="ce5" table:formula="of:=DEC2BIN([.C11];8)" office:value-type="string" office:string-value="00000010" calcext:value-type="string">
            <text:p>00000010</text:p>
          </table:table-cell>
          <table:table-cell office:value-type="float" office:value="3" calcext:value-type="float">
            <text:p>3</text:p>
          </table:table-cell>
          <table:table-cell table:formula="of:=DEC2BIN([.E1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11];INDIRECT(&quot;BF2&quot;);&quot; and INTERCONECT_STEP_COUNTER_OUT_TO_INSTRUCTION_DECODER_IN = &quot;;INDIRECT(&quot;BF2&quot;);[.F11];INDIRECT(&quot;BF2&quot;);&quot;) then &quot;)" office:value-type="string" office:string-value="elsif (INTERCONECT_INSTRUCTION_REGISTER_OUT_TO_INSTRUCTION_DECODER_IN = “00000010“ and INTERCONECT_STEP_COUNTER_OUT_TO_INSTRUCTION_DECODER_IN = “0011“) then " calcext:value-type="string">
            <text:p>elsif (INTERCONECT_INSTRUCTION_REGISTER_OUT_TO_INSTRUCTION_DECODER_IN = “00000010“ and INTERCONECT_STEP_COUNTER_OUT_TO_INSTRUCTION_DECODER_IN = “0011“) then </text:p>
          </table:table-cell>
          <table:table-cell table:formula="of:=COM.MICROSOFT.CONCAT(INDIRECT(&quot;L1&quot;);&quot;&lt;=&quot;;INDIRECT(&quot;BG2&quot;);[.L1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1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1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1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1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1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1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1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1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1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1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1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1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1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2" calcext:value-type="float">
            <text:p>2</text:p>
          </table:table-cell>
          <table:table-cell table:style-name="ce5" table:formula="of:=DEC2BIN([.C12];8)" office:value-type="string" office:string-value="00000010" calcext:value-type="string">
            <text:p>00000010</text:p>
          </table:table-cell>
          <table:table-cell office:value-type="float" office:value="4" calcext:value-type="float">
            <text:p>4</text:p>
          </table:table-cell>
          <table:table-cell table:formula="of:=DEC2BIN([.E1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2];INDIRECT(&quot;BF2&quot;);&quot; and INTERCONECT_STEP_COUNTER_OUT_TO_INSTRUCTION_DECODER_IN = &quot;;INDIRECT(&quot;BF2&quot;);[.F12];INDIRECT(&quot;BF2&quot;);&quot;) then &quot;)" office:value-type="string" office:string-value="elsif (INTERCONECT_INSTRUCTION_REGISTER_OUT_TO_INSTRUCTION_DECODER_IN = “00000010“ and INTERCONECT_STEP_COUNTER_OUT_TO_INSTRUCTION_DECODER_IN = “0100“) then " calcext:value-type="string">
            <text:p>elsif (INTERCONECT_INSTRUCTION_REGISTER_OUT_TO_INSTRUCTION_DECODER_IN = “00000010“ and INTERCONECT_STEP_COUNTER_OUT_TO_INSTRUCTION_DECODER_IN = “0100“) then </text:p>
          </table:table-cell>
          <table:table-cell table:formula="of:=COM.MICROSOFT.CONCAT(INDIRECT(&quot;L1&quot;);&quot;&lt;=&quot;;INDIRECT(&quot;BG2&quot;);[.L1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2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2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2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2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2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2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2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5">
            <text:p>ADC</text:p>
          </table:table-cell>
          <table:table-cell table:style-name="ce5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DEC2BIN([.C13];8)" office:value-type="string" office:string-value="00000011" calcext:value-type="string">
            <text:p>00000011</text:p>
          </table:table-cell>
          <table:table-cell office:value-type="float" office:value="2" calcext:value-type="float">
            <text:p>2</text:p>
          </table:table-cell>
          <table:table-cell table:formula="of:=DEC2BIN([.E1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3];INDIRECT(&quot;BF2&quot;);&quot; and INTERCONECT_STEP_COUNTER_OUT_TO_INSTRUCTION_DECODER_IN = &quot;;INDIRECT(&quot;BF2&quot;);[.F13];INDIRECT(&quot;BF2&quot;);&quot;) then &quot;)" office:value-type="string" office:string-value="elsif (INTERCONECT_INSTRUCTION_REGISTER_OUT_TO_INSTRUCTION_DECODER_IN = “00000011“ and INTERCONECT_STEP_COUNTER_OUT_TO_INSTRUCTION_DECODER_IN = “0010“) then " calcext:value-type="string">
            <text:p>elsif (INTERCONECT_INSTRUCTION_REGISTER_OUT_TO_INSTRUCTION_DECODER_IN = “00000011“ and INTERCONECT_STEP_COUNTER_OUT_TO_INSTRUCTION_DECODER_IN = “0010“) then </text:p>
          </table:table-cell>
          <table:table-cell table:formula="of:=COM.MICROSOFT.CONCAT(INDIRECT(&quot;L1&quot;);&quot;&lt;=&quot;;INDIRECT(&quot;BG2&quot;);[.L1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3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3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3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3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1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table:style-name="ce5" office:value-type="float" office:value="3" calcext:value-type="float">
            <text:p>3</text:p>
          </table:table-cell>
          <table:table-cell table:style-name="ce5" table:formula="of:=DEC2BIN([.C14];8)" office:value-type="string" office:string-value="00000011" calcext:value-type="string">
            <text:p>00000011</text:p>
          </table:table-cell>
          <table:table-cell office:value-type="float" office:value="3" calcext:value-type="float">
            <text:p>3</text:p>
          </table:table-cell>
          <table:table-cell table:formula="of:=DEC2BIN([.E14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4];INDIRECT(&quot;BF2&quot;);&quot; and INTERCONECT_STEP_COUNTER_OUT_TO_INSTRUCTION_DECODER_IN = &quot;;INDIRECT(&quot;BF2&quot;);[.F14];INDIRECT(&quot;BF2&quot;);&quot;) then &quot;)" office:value-type="string" office:string-value="elsif (INTERCONECT_INSTRUCTION_REGISTER_OUT_TO_INSTRUCTION_DECODER_IN = “00000011“ and INTERCONECT_STEP_COUNTER_OUT_TO_INSTRUCTION_DECODER_IN = “0011“) then " calcext:value-type="string">
            <text:p>elsif (INTERCONECT_INSTRUCTION_REGISTER_OUT_TO_INSTRUCTION_DECODER_IN = “00000011“ and INTERCONECT_STEP_COUNTER_OUT_TO_INSTRUCTION_DECODER_IN = “0011“) then </text:p>
          </table:table-cell>
          <table:table-cell table:formula="of:=COM.MICROSOFT.CONCAT(INDIRECT(&quot;L1&quot;);&quot;&lt;=&quot;;INDIRECT(&quot;BG2&quot;);[.L1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4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4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3" calcext:value-type="float">
            <text:p>3</text:p>
          </table:table-cell>
          <table:table-cell table:style-name="ce5" table:formula="of:=DEC2BIN([.C15];8)" office:value-type="string" office:string-value="00000011" calcext:value-type="string">
            <text:p>00000011</text:p>
          </table:table-cell>
          <table:table-cell office:value-type="float" office:value="4" calcext:value-type="float">
            <text:p>4</text:p>
          </table:table-cell>
          <table:table-cell table:formula="of:=DEC2BIN([.E15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5];INDIRECT(&quot;BF2&quot;);&quot; and INTERCONECT_STEP_COUNTER_OUT_TO_INSTRUCTION_DECODER_IN = &quot;;INDIRECT(&quot;BF2&quot;);[.F15];INDIRECT(&quot;BF2&quot;);&quot;) then &quot;)" office:value-type="string" office:string-value="elsif (INTERCONECT_INSTRUCTION_REGISTER_OUT_TO_INSTRUCTION_DECODER_IN = “00000011“ and INTERCONECT_STEP_COUNTER_OUT_TO_INSTRUCTION_DECODER_IN = “0100“) then " calcext:value-type="string">
            <text:p>elsif (INTERCONECT_INSTRUCTION_REGISTER_OUT_TO_INSTRUCTION_DECODER_IN = “00000011“ and INTERCONECT_STEP_COUNTER_OUT_TO_INSTRUCTION_DECODER_IN = “0100“) then </text:p>
          </table:table-cell>
          <table:table-cell table:formula="of:=COM.MICROSOFT.CONCAT(INDIRECT(&quot;L1&quot;);&quot;&lt;=&quot;;INDIRECT(&quot;BG2&quot;);[.L1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5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5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5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1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3" calcext:value-type="float">
            <text:p>3</text:p>
          </table:table-cell>
          <table:table-cell table:style-name="ce5" table:formula="of:=DEC2BIN([.C16];8)" office:value-type="string" office:string-value="00000011" calcext:value-type="string">
            <text:p>00000011</text:p>
          </table:table-cell>
          <table:table-cell office:value-type="float" office:value="5" calcext:value-type="float">
            <text:p>5</text:p>
          </table:table-cell>
          <table:table-cell table:formula="of:=DEC2BIN([.E16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16];INDIRECT(&quot;BF2&quot;);&quot; and INTERCONECT_STEP_COUNTER_OUT_TO_INSTRUCTION_DECODER_IN = &quot;;INDIRECT(&quot;BF2&quot;);[.F16];INDIRECT(&quot;BF2&quot;);&quot;) then &quot;)" office:value-type="string" office:string-value="elsif (INTERCONECT_INSTRUCTION_REGISTER_OUT_TO_INSTRUCTION_DECODER_IN = “00000011“ and INTERCONECT_STEP_COUNTER_OUT_TO_INSTRUCTION_DECODER_IN = “0101“) then " calcext:value-type="string">
            <text:p>elsif (INTERCONECT_INSTRUCTION_REGISTER_OUT_TO_INSTRUCTION_DECODER_IN = “00000011“ and INTERCONECT_STEP_COUNTER_OUT_TO_INSTRUCTION_DECODER_IN = “0101“) then </text:p>
          </table:table-cell>
          <table:table-cell table:formula="of:=COM.MICROSOFT.CONCAT(INDIRECT(&quot;L1&quot;);&quot;&lt;=&quot;;INDIRECT(&quot;BG2&quot;);[.L1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6];INDIRECT(&quot;BG2&quot;);&quot;;&quot;)" office:value-type="string" office:string-value="CONTROL_SIGNAL_ALU_OPERATION&lt;='0001';" calcext:value-type="string">
            <text:p>CONTROL_SIGNAL_ALU_OPERATION&lt;='0001';</text:p>
          </table:table-cell>
          <table:table-cell table:formula="of:=COM.MICROSOFT.CONCAT(INDIRECT(&quot;Q1&quot;);&quot;&lt;=&quot;;INDIRECT(&quot;BG2&quot;);[.Q1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6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6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6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6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3" calcext:value-type="float">
            <text:p>3</text:p>
          </table:table-cell>
          <table:table-cell table:style-name="ce5" table:formula="of:=DEC2BIN([.C17];8)" office:value-type="string" office:string-value="00000011" calcext:value-type="string">
            <text:p>00000011</text:p>
          </table:table-cell>
          <table:table-cell office:value-type="float" office:value="6" calcext:value-type="float">
            <text:p>6</text:p>
          </table:table-cell>
          <table:table-cell table:formula="of:=DEC2BIN([.E17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7];INDIRECT(&quot;BF2&quot;);&quot; and INTERCONECT_STEP_COUNTER_OUT_TO_INSTRUCTION_DECODER_IN = &quot;;INDIRECT(&quot;BF2&quot;);[.F17];INDIRECT(&quot;BF2&quot;);&quot;) then &quot;)" office:value-type="string" office:string-value="elsif (INTERCONECT_INSTRUCTION_REGISTER_OUT_TO_INSTRUCTION_DECODER_IN = “00000011“ and INTERCONECT_STEP_COUNTER_OUT_TO_INSTRUCTION_DECODER_IN = “0110“) then " calcext:value-type="string">
            <text:p>elsif (INTERCONECT_INSTRUCTION_REGISTER_OUT_TO_INSTRUCTION_DECODER_IN = “00000011“ and INTERCONECT_STEP_COUNTER_OUT_TO_INSTRUCTION_DECODER_IN = “0110“) then </text:p>
          </table:table-cell>
          <table:table-cell table:formula="of:=COM.MICROSOFT.CONCAT(INDIRECT(&quot;L1&quot;);&quot;&lt;=&quot;;INDIRECT(&quot;BG2&quot;);[.L1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7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7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SUB</text:p>
          </table:table-cell>
          <table:table-cell table:style-name="ce5" office:value-type="string" calcext:value-type="string" table:number-columns-spanned="1" table:number-rows-spanned="2">
            <text:p>Direct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DEC2BIN([.C18];8)" office:value-type="string" office:string-value="00000100" calcext:value-type="string">
            <text:p>00000100</text:p>
          </table:table-cell>
          <table:table-cell office:value-type="float" office:value="2" calcext:value-type="float">
            <text:p>2</text:p>
          </table:table-cell>
          <table:table-cell table:formula="of:=DEC2BIN([.E1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8];INDIRECT(&quot;BF2&quot;);&quot; and INTERCONECT_STEP_COUNTER_OUT_TO_INSTRUCTION_DECODER_IN = &quot;;INDIRECT(&quot;BF2&quot;);[.F18];INDIRECT(&quot;BF2&quot;);&quot;) then &quot;)" office:value-type="string" office:string-value="elsif (INTERCONECT_INSTRUCTION_REGISTER_OUT_TO_INSTRUCTION_DECODER_IN = “00000100“ and INTERCONECT_STEP_COUNTER_OUT_TO_INSTRUCTION_DECODER_IN = “0010“) then " calcext:value-type="string">
            <text:p>elsif (INTERCONECT_INSTRUCTION_REGISTER_OUT_TO_INSTRUCTION_DECODER_IN = “00000100“ and INTERCONECT_STEP_COUNTER_OUT_TO_INSTRUCTION_DECODER_IN = “0010“) then </text:p>
          </table:table-cell>
          <table:table-cell table:formula="of:=COM.MICROSOFT.CONCAT(INDIRECT(&quot;L1&quot;);&quot;&lt;=&quot;;INDIRECT(&quot;BG2&quot;);[.L1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18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1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1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1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1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1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8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1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1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18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8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1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4" calcext:value-type="float">
            <text:p>4</text:p>
          </table:table-cell>
          <table:table-cell table:style-name="ce5" table:formula="of:=DEC2BIN([.C19];8)" office:value-type="string" office:string-value="00000100" calcext:value-type="string">
            <text:p>00000100</text:p>
          </table:table-cell>
          <table:table-cell office:value-type="float" office:value="3" calcext:value-type="float">
            <text:p>3</text:p>
          </table:table-cell>
          <table:table-cell table:formula="of:=DEC2BIN([.E1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19];INDIRECT(&quot;BF2&quot;);&quot; and INTERCONECT_STEP_COUNTER_OUT_TO_INSTRUCTION_DECODER_IN = &quot;;INDIRECT(&quot;BF2&quot;);[.F19];INDIRECT(&quot;BF2&quot;);&quot;) then &quot;)" office:value-type="string" office:string-value="elsif (INTERCONECT_INSTRUCTION_REGISTER_OUT_TO_INSTRUCTION_DECODER_IN = “00000100“ and INTERCONECT_STEP_COUNTER_OUT_TO_INSTRUCTION_DECODER_IN = “0011“) then " calcext:value-type="string">
            <text:p>elsif (INTERCONECT_INSTRUCTION_REGISTER_OUT_TO_INSTRUCTION_DECODER_IN = “00000100“ and INTERCONECT_STEP_COUNTER_OUT_TO_INSTRUCTION_DECODER_IN = “0011“) then </text:p>
          </table:table-cell>
          <table:table-cell table:formula="of:=COM.MICROSOFT.CONCAT(INDIRECT(&quot;L1&quot;);&quot;&lt;=&quot;;INDIRECT(&quot;BG2&quot;);[.L1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1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1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1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1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1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1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1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1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1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1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1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1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1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1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1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1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1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1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1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1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1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1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19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19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1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1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1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1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1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1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1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1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1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1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1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1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1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1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1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1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1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1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1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1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1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3">
            <text:p>SUB</text:p>
          </table:table-cell>
          <table:table-cell table:style-name="ce5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DEC2BIN([.C20];8)" office:value-type="string" office:string-value="00000101" calcext:value-type="string">
            <text:p>00000101</text:p>
          </table:table-cell>
          <table:table-cell office:value-type="float" office:value="2" calcext:value-type="float">
            <text:p>2</text:p>
          </table:table-cell>
          <table:table-cell table:formula="of:=DEC2BIN([.E2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0];INDIRECT(&quot;BF2&quot;);&quot; and INTERCONECT_STEP_COUNTER_OUT_TO_INSTRUCTION_DECODER_IN = &quot;;INDIRECT(&quot;BF2&quot;);[.F20];INDIRECT(&quot;BF2&quot;);&quot;) then &quot;)" office:value-type="string" office:string-value="elsif (INTERCONECT_INSTRUCTION_REGISTER_OUT_TO_INSTRUCTION_DECODER_IN = “00000101“ and INTERCONECT_STEP_COUNTER_OUT_TO_INSTRUCTION_DECODER_IN = “0010“) then " calcext:value-type="string">
            <text:p>elsif (INTERCONECT_INSTRUCTION_REGISTER_OUT_TO_INSTRUCTION_DECODER_IN = “00000101“ and INTERCONECT_STEP_COUNTER_OUT_TO_INSTRUCTION_DECODER_IN = “0010“) then </text:p>
          </table:table-cell>
          <table:table-cell table:formula="of:=COM.MICROSOFT.CONCAT(INDIRECT(&quot;L1&quot;);&quot;&lt;=&quot;;INDIRECT(&quot;BG2&quot;);[.L2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0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0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0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0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0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0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2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5" calcext:value-type="float">
            <text:p>5</text:p>
          </table:table-cell>
          <table:table-cell table:style-name="ce5" table:formula="of:=DEC2BIN([.C21];8)" office:value-type="string" office:string-value="00000101" calcext:value-type="string">
            <text:p>00000101</text:p>
          </table:table-cell>
          <table:table-cell office:value-type="float" office:value="3" calcext:value-type="float">
            <text:p>3</text:p>
          </table:table-cell>
          <table:table-cell table:formula="of:=DEC2BIN([.E2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21];INDIRECT(&quot;BF2&quot;);&quot; and INTERCONECT_STEP_COUNTER_OUT_TO_INSTRUCTION_DECODER_IN = &quot;;INDIRECT(&quot;BF2&quot;);[.F21];INDIRECT(&quot;BF2&quot;);&quot;) then &quot;)" office:value-type="string" office:string-value="elsif (INTERCONECT_INSTRUCTION_REGISTER_OUT_TO_INSTRUCTION_DECODER_IN = “00000101“ and INTERCONECT_STEP_COUNTER_OUT_TO_INSTRUCTION_DECODER_IN = “0011“) then " calcext:value-type="string">
            <text:p>elsif (INTERCONECT_INSTRUCTION_REGISTER_OUT_TO_INSTRUCTION_DECODER_IN = “00000101“ and INTERCONECT_STEP_COUNTER_OUT_TO_INSTRUCTION_DECODER_IN = “0011“) then </text:p>
          </table:table-cell>
          <table:table-cell table:formula="of:=COM.MICROSOFT.CONCAT(INDIRECT(&quot;L1&quot;);&quot;&lt;=&quot;;INDIRECT(&quot;BG2&quot;);[.L2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1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1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2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1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1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1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2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1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1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1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1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1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1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1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5" calcext:value-type="float">
            <text:p>5</text:p>
          </table:table-cell>
          <table:table-cell table:style-name="ce5" table:formula="of:=DEC2BIN([.C22];8)" office:value-type="string" office:string-value="00000101" calcext:value-type="string">
            <text:p>00000101</text:p>
          </table:table-cell>
          <table:table-cell office:value-type="float" office:value="4" calcext:value-type="float">
            <text:p>4</text:p>
          </table:table-cell>
          <table:table-cell table:formula="of:=DEC2BIN([.E22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2];INDIRECT(&quot;BF2&quot;);&quot; and INTERCONECT_STEP_COUNTER_OUT_TO_INSTRUCTION_DECODER_IN = &quot;;INDIRECT(&quot;BF2&quot;);[.F22];INDIRECT(&quot;BF2&quot;);&quot;) then &quot;)" office:value-type="string" office:string-value="elsif (INTERCONECT_INSTRUCTION_REGISTER_OUT_TO_INSTRUCTION_DECODER_IN = “00000101“ and INTERCONECT_STEP_COUNTER_OUT_TO_INSTRUCTION_DECODER_IN = “0100“) then " calcext:value-type="string">
            <text:p>elsif (INTERCONECT_INSTRUCTION_REGISTER_OUT_TO_INSTRUCTION_DECODER_IN = “00000101“ and INTERCONECT_STEP_COUNTER_OUT_TO_INSTRUCTION_DECODER_IN = “0100“) then </text:p>
          </table:table-cell>
          <table:table-cell table:formula="of:=COM.MICROSOFT.CONCAT(INDIRECT(&quot;L1&quot;);&quot;&lt;=&quot;;INDIRECT(&quot;BG2&quot;);[.L2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2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2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2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2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2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2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2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5">
            <text:p>SUB</text:p>
          </table:table-cell>
          <table:table-cell table:style-name="ce5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DEC2BIN([.C23];8)" office:value-type="string" office:string-value="00000110" calcext:value-type="string">
            <text:p>00000110</text:p>
          </table:table-cell>
          <table:table-cell office:value-type="float" office:value="2" calcext:value-type="float">
            <text:p>2</text:p>
          </table:table-cell>
          <table:table-cell table:formula="of:=DEC2BIN([.E23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3];INDIRECT(&quot;BF2&quot;);&quot; and INTERCONECT_STEP_COUNTER_OUT_TO_INSTRUCTION_DECODER_IN = &quot;;INDIRECT(&quot;BF2&quot;);[.F23];INDIRECT(&quot;BF2&quot;);&quot;) then &quot;)" office:value-type="string" office:string-value="elsif (INTERCONECT_INSTRUCTION_REGISTER_OUT_TO_INSTRUCTION_DECODER_IN = “00000110“ and INTERCONECT_STEP_COUNTER_OUT_TO_INSTRUCTION_DECODER_IN = “0010“) then " calcext:value-type="string">
            <text:p>elsif (INTERCONECT_INSTRUCTION_REGISTER_OUT_TO_INSTRUCTION_DECODER_IN = “00000110“ and INTERCONECT_STEP_COUNTER_OUT_TO_INSTRUCTION_DECODER_IN = “0010“) then </text:p>
          </table:table-cell>
          <table:table-cell table:formula="of:=COM.MICROSOFT.CONCAT(INDIRECT(&quot;L1&quot;);&quot;&lt;=&quot;;INDIRECT(&quot;BG2&quot;);[.L2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3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3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3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3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2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table:style-name="ce5" office:value-type="float" office:value="6" calcext:value-type="float">
            <text:p>6</text:p>
          </table:table-cell>
          <table:table-cell table:style-name="ce5" table:formula="of:=DEC2BIN([.C24];8)" office:value-type="string" office:string-value="00000110" calcext:value-type="string">
            <text:p>00000110</text:p>
          </table:table-cell>
          <table:table-cell office:value-type="float" office:value="3" calcext:value-type="float">
            <text:p>3</text:p>
          </table:table-cell>
          <table:table-cell table:formula="of:=DEC2BIN([.E24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4];INDIRECT(&quot;BF2&quot;);&quot; and INTERCONECT_STEP_COUNTER_OUT_TO_INSTRUCTION_DECODER_IN = &quot;;INDIRECT(&quot;BF2&quot;);[.F24];INDIRECT(&quot;BF2&quot;);&quot;) then &quot;)" office:value-type="string" office:string-value="elsif (INTERCONECT_INSTRUCTION_REGISTER_OUT_TO_INSTRUCTION_DECODER_IN = “00000110“ and INTERCONECT_STEP_COUNTER_OUT_TO_INSTRUCTION_DECODER_IN = “0011“) then " calcext:value-type="string">
            <text:p>elsif (INTERCONECT_INSTRUCTION_REGISTER_OUT_TO_INSTRUCTION_DECODER_IN = “00000110“ and INTERCONECT_STEP_COUNTER_OUT_TO_INSTRUCTION_DECODER_IN = “0011“) then </text:p>
          </table:table-cell>
          <table:table-cell table:formula="of:=COM.MICROSOFT.CONCAT(INDIRECT(&quot;L1&quot;);&quot;&lt;=&quot;;INDIRECT(&quot;BG2&quot;);[.L2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4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4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6" calcext:value-type="float">
            <text:p>6</text:p>
          </table:table-cell>
          <table:table-cell table:style-name="ce5" table:formula="of:=DEC2BIN([.C25];8)" office:value-type="string" office:string-value="00000110" calcext:value-type="string">
            <text:p>00000110</text:p>
          </table:table-cell>
          <table:table-cell office:value-type="float" office:value="4" calcext:value-type="float">
            <text:p>4</text:p>
          </table:table-cell>
          <table:table-cell table:formula="of:=DEC2BIN([.E25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5];INDIRECT(&quot;BF2&quot;);&quot; and INTERCONECT_STEP_COUNTER_OUT_TO_INSTRUCTION_DECODER_IN = &quot;;INDIRECT(&quot;BF2&quot;);[.F25];INDIRECT(&quot;BF2&quot;);&quot;) then &quot;)" office:value-type="string" office:string-value="elsif (INTERCONECT_INSTRUCTION_REGISTER_OUT_TO_INSTRUCTION_DECODER_IN = “00000110“ and INTERCONECT_STEP_COUNTER_OUT_TO_INSTRUCTION_DECODER_IN = “0100“) then " calcext:value-type="string">
            <text:p>elsif (INTERCONECT_INSTRUCTION_REGISTER_OUT_TO_INSTRUCTION_DECODER_IN = “00000110“ and INTERCONECT_STEP_COUNTER_OUT_TO_INSTRUCTION_DECODER_IN = “0100“) then </text:p>
          </table:table-cell>
          <table:table-cell table:formula="of:=COM.MICROSOFT.CONCAT(INDIRECT(&quot;L1&quot;);&quot;&lt;=&quot;;INDIRECT(&quot;BG2&quot;);[.L2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2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5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5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5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2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6" calcext:value-type="float">
            <text:p>6</text:p>
          </table:table-cell>
          <table:table-cell table:style-name="ce5" table:formula="of:=DEC2BIN([.C26];8)" office:value-type="string" office:string-value="00000110" calcext:value-type="string">
            <text:p>00000110</text:p>
          </table:table-cell>
          <table:table-cell office:value-type="float" office:value="5" calcext:value-type="float">
            <text:p>5</text:p>
          </table:table-cell>
          <table:table-cell table:formula="of:=DEC2BIN([.E26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26];INDIRECT(&quot;BF2&quot;);&quot; and INTERCONECT_STEP_COUNTER_OUT_TO_INSTRUCTION_DECODER_IN = &quot;;INDIRECT(&quot;BF2&quot;);[.F26];INDIRECT(&quot;BF2&quot;);&quot;) then &quot;)" office:value-type="string" office:string-value="elsif (INTERCONECT_INSTRUCTION_REGISTER_OUT_TO_INSTRUCTION_DECODER_IN = “00000110“ and INTERCONECT_STEP_COUNTER_OUT_TO_INSTRUCTION_DECODER_IN = “0101“) then " calcext:value-type="string">
            <text:p>elsif (INTERCONECT_INSTRUCTION_REGISTER_OUT_TO_INSTRUCTION_DECODER_IN = “00000110“ and INTERCONECT_STEP_COUNTER_OUT_TO_INSTRUCTION_DECODER_IN = “0101“) then </text:p>
          </table:table-cell>
          <table:table-cell table:formula="of:=COM.MICROSOFT.CONCAT(INDIRECT(&quot;L1&quot;);&quot;&lt;=&quot;;INDIRECT(&quot;BG2&quot;);[.L2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6];INDIRECT(&quot;BG2&quot;);&quot;;&quot;)" office:value-type="string" office:string-value="CONTROL_SIGNAL_ALU_OPERATION&lt;='0010';" calcext:value-type="string">
            <text:p>CONTROL_SIGNAL_ALU_OPERATION&lt;='0010';</text:p>
          </table:table-cell>
          <table:table-cell table:formula="of:=COM.MICROSOFT.CONCAT(INDIRECT(&quot;Q1&quot;);&quot;&lt;=&quot;;INDIRECT(&quot;BG2&quot;);[.Q2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6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2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6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6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6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6" calcext:value-type="float">
            <text:p>6</text:p>
          </table:table-cell>
          <table:table-cell table:style-name="ce5" table:formula="of:=DEC2BIN([.C27];8)" office:value-type="string" office:string-value="00000110" calcext:value-type="string">
            <text:p>00000110</text:p>
          </table:table-cell>
          <table:table-cell office:value-type="float" office:value="6" calcext:value-type="float">
            <text:p>6</text:p>
          </table:table-cell>
          <table:table-cell table:formula="of:=DEC2BIN([.E27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7];INDIRECT(&quot;BF2&quot;);&quot; and INTERCONECT_STEP_COUNTER_OUT_TO_INSTRUCTION_DECODER_IN = &quot;;INDIRECT(&quot;BF2&quot;);[.F27];INDIRECT(&quot;BF2&quot;);&quot;) then &quot;)" office:value-type="string" office:string-value="elsif (INTERCONECT_INSTRUCTION_REGISTER_OUT_TO_INSTRUCTION_DECODER_IN = “00000110“ and INTERCONECT_STEP_COUNTER_OUT_TO_INSTRUCTION_DECODER_IN = “0110“) then " calcext:value-type="string">
            <text:p>elsif (INTERCONECT_INSTRUCTION_REGISTER_OUT_TO_INSTRUCTION_DECODER_IN = “00000110“ and INTERCONECT_STEP_COUNTER_OUT_TO_INSTRUCTION_DECODER_IN = “0110“) then </text:p>
          </table:table-cell>
          <table:table-cell table:formula="of:=COM.MICROSOFT.CONCAT(INDIRECT(&quot;L1&quot;);&quot;&lt;=&quot;;INDIRECT(&quot;BG2&quot;);[.L2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7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7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INC</text:p>
          </table:table-cell>
          <table:table-cell table:style-name="ce5" office:value-type="string" calcext:value-type="string" table:number-columns-spanned="1" table:number-rows-spanned="2">
            <text:p>-</text:p>
          </table:table-cell>
          <table:table-cell office:value-type="float" office:value="7" calcext:value-type="float">
            <text:p>7</text:p>
          </table:table-cell>
          <table:table-cell table:style-name="ce5" table:formula="of:=DEC2BIN([.C28];8)" office:value-type="string" office:string-value="00000111" calcext:value-type="string">
            <text:p>00000111</text:p>
          </table:table-cell>
          <table:table-cell office:value-type="float" office:value="2" calcext:value-type="float">
            <text:p>2</text:p>
          </table:table-cell>
          <table:table-cell table:formula="of:=DEC2BIN([.E28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8];INDIRECT(&quot;BF2&quot;);&quot; and INTERCONECT_STEP_COUNTER_OUT_TO_INSTRUCTION_DECODER_IN = &quot;;INDIRECT(&quot;BF2&quot;);[.F28];INDIRECT(&quot;BF2&quot;);&quot;) then &quot;)" office:value-type="string" office:string-value="elsif (INTERCONECT_INSTRUCTION_REGISTER_OUT_TO_INSTRUCTION_DECODER_IN = “00000111“ and INTERCONECT_STEP_COUNTER_OUT_TO_INSTRUCTION_DECODER_IN = “0010“) then " calcext:value-type="string">
            <text:p>elsif (INTERCONECT_INSTRUCTION_REGISTER_OUT_TO_INSTRUCTION_DECODER_IN = “00000111“ and INTERCONECT_STEP_COUNTER_OUT_TO_INSTRUCTION_DECODER_IN = “0010“) then </text:p>
          </table:table-cell>
          <table:table-cell table:formula="of:=COM.MICROSOFT.CONCAT(INDIRECT(&quot;L1&quot;);&quot;&lt;=&quot;;INDIRECT(&quot;BG2&quot;);[.L2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28];INDIRECT(&quot;BG2&quot;);&quot;;&quot;)" office:value-type="string" office:string-value="CONTROL_SIGNAL_ALU_OPERATION&lt;='0011';" calcext:value-type="string">
            <text:p>CONTROL_SIGNAL_ALU_OPERATION&lt;='0011';</text:p>
          </table:table-cell>
          <table:table-cell table:formula="of:=COM.MICROSOFT.CONCAT(INDIRECT(&quot;Q1&quot;);&quot;&lt;=&quot;;INDIRECT(&quot;BG2&quot;);[.Q2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2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28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2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2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28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8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2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5" table:formula="of:=DEC2BIN([.C29];8)" office:value-type="string" office:string-value="00000111" calcext:value-type="string">
            <text:p>00000111</text:p>
          </table:table-cell>
          <table:table-cell office:value-type="float" office:value="3" calcext:value-type="float">
            <text:p>3</text:p>
          </table:table-cell>
          <table:table-cell table:formula="of:=DEC2BIN([.E29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29];INDIRECT(&quot;BF2&quot;);&quot; and INTERCONECT_STEP_COUNTER_OUT_TO_INSTRUCTION_DECODER_IN = &quot;;INDIRECT(&quot;BF2&quot;);[.F29];INDIRECT(&quot;BF2&quot;);&quot;) then &quot;)" office:value-type="string" office:string-value="elsif (INTERCONECT_INSTRUCTION_REGISTER_OUT_TO_INSTRUCTION_DECODER_IN = “00000111“ and INTERCONECT_STEP_COUNTER_OUT_TO_INSTRUCTION_DECODER_IN = “0011“) then " calcext:value-type="string">
            <text:p>elsif (INTERCONECT_INSTRUCTION_REGISTER_OUT_TO_INSTRUCTION_DECODER_IN = “00000111“ and INTERCONECT_STEP_COUNTER_OUT_TO_INSTRUCTION_DECODER_IN = “0011“) then </text:p>
          </table:table-cell>
          <table:table-cell table:formula="of:=COM.MICROSOFT.CONCAT(INDIRECT(&quot;L1&quot;);&quot;&lt;=&quot;;INDIRECT(&quot;BG2&quot;);[.L2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2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2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2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2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2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2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2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2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2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2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2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2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2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2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2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2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2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2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2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2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2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2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29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29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2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2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2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2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2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2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2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2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2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2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2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2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2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2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2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2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2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2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2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2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2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OR</text:p>
          </table:table-cell>
          <table:table-cell table:style-name="ce5" office:value-type="string" calcext:value-type="string" table:number-columns-spanned="1" table:number-rows-spanned="2">
            <text:p>Direct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DEC2BIN([.C30];8)" office:value-type="string" office:string-value="00001000" calcext:value-type="string">
            <text:p>00001000</text:p>
          </table:table-cell>
          <table:table-cell office:value-type="float" office:value="2" calcext:value-type="float">
            <text:p>2</text:p>
          </table:table-cell>
          <table:table-cell table:formula="of:=DEC2BIN([.E3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0];INDIRECT(&quot;BF2&quot;);&quot; and INTERCONECT_STEP_COUNTER_OUT_TO_INSTRUCTION_DECODER_IN = &quot;;INDIRECT(&quot;BF2&quot;);[.F30];INDIRECT(&quot;BF2&quot;);&quot;) then &quot;)" office:value-type="string" office:string-value="elsif (INTERCONECT_INSTRUCTION_REGISTER_OUT_TO_INSTRUCTION_DECODER_IN = “00001000“ and INTERCONECT_STEP_COUNTER_OUT_TO_INSTRUCTION_DECODER_IN = “0010“) then " calcext:value-type="string">
            <text:p>elsif (INTERCONECT_INSTRUCTION_REGISTER_OUT_TO_INSTRUCTION_DECODER_IN = “00001000“ and INTERCONECT_STEP_COUNTER_OUT_TO_INSTRUCTION_DECODER_IN = “0010“) then </text:p>
          </table:table-cell>
          <table:table-cell table:formula="of:=COM.MICROSOFT.CONCAT(INDIRECT(&quot;L1&quot;);&quot;&lt;=&quot;;INDIRECT(&quot;BG2&quot;);[.L3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0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0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0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8" calcext:value-type="float">
            <text:p>8</text:p>
          </table:table-cell>
          <table:table-cell table:style-name="ce5" table:formula="of:=DEC2BIN([.C31];8)" office:value-type="string" office:string-value="00001000" calcext:value-type="string">
            <text:p>00001000</text:p>
          </table:table-cell>
          <table:table-cell office:value-type="float" office:value="3" calcext:value-type="float">
            <text:p>3</text:p>
          </table:table-cell>
          <table:table-cell table:formula="of:=DEC2BIN([.E3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1];INDIRECT(&quot;BF2&quot;);&quot; and INTERCONECT_STEP_COUNTER_OUT_TO_INSTRUCTION_DECODER_IN = &quot;;INDIRECT(&quot;BF2&quot;);[.F31];INDIRECT(&quot;BF2&quot;);&quot;) then &quot;)" office:value-type="string" office:string-value="elsif (INTERCONECT_INSTRUCTION_REGISTER_OUT_TO_INSTRUCTION_DECODER_IN = “00001000“ and INTERCONECT_STEP_COUNTER_OUT_TO_INSTRUCTION_DECODER_IN = “0011“) then " calcext:value-type="string">
            <text:p>elsif (INTERCONECT_INSTRUCTION_REGISTER_OUT_TO_INSTRUCTION_DECODER_IN = “00001000“ and INTERCONECT_STEP_COUNTER_OUT_TO_INSTRUCTION_DECODER_IN = “0011“) then </text:p>
          </table:table-cell>
          <table:table-cell table:formula="of:=COM.MICROSOFT.CONCAT(INDIRECT(&quot;L1&quot;);&quot;&lt;=&quot;;INDIRECT(&quot;BG2&quot;);[.L3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1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1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3">
            <text:p>OR</text:p>
          </table:table-cell>
          <table:table-cell table:style-name="ce5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DEC2BIN([.C32];8)" office:value-type="string" office:string-value="00001001" calcext:value-type="string">
            <text:p>00001001</text:p>
          </table:table-cell>
          <table:table-cell office:value-type="float" office:value="2" calcext:value-type="float">
            <text:p>2</text:p>
          </table:table-cell>
          <table:table-cell table:formula="of:=DEC2BIN([.E3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2];INDIRECT(&quot;BF2&quot;);&quot; and INTERCONECT_STEP_COUNTER_OUT_TO_INSTRUCTION_DECODER_IN = &quot;;INDIRECT(&quot;BF2&quot;);[.F32];INDIRECT(&quot;BF2&quot;);&quot;) then &quot;)" office:value-type="string" office:string-value="elsif (INTERCONECT_INSTRUCTION_REGISTER_OUT_TO_INSTRUCTION_DECODER_IN = “00001001“ and INTERCONECT_STEP_COUNTER_OUT_TO_INSTRUCTION_DECODER_IN = “0010“) then " calcext:value-type="string">
            <text:p>elsif (INTERCONECT_INSTRUCTION_REGISTER_OUT_TO_INSTRUCTION_DECODER_IN = “00001001“ and INTERCONECT_STEP_COUNTER_OUT_TO_INSTRUCTION_DECODER_IN = “0010“) then </text:p>
          </table:table-cell>
          <table:table-cell table:formula="of:=COM.MICROSOFT.CONCAT(INDIRECT(&quot;L1&quot;);&quot;&lt;=&quot;;INDIRECT(&quot;BG2&quot;);[.L3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2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2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2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3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9" calcext:value-type="float">
            <text:p>9</text:p>
          </table:table-cell>
          <table:table-cell table:style-name="ce5" table:formula="of:=DEC2BIN([.C33];8)" office:value-type="string" office:string-value="00001001" calcext:value-type="string">
            <text:p>00001001</text:p>
          </table:table-cell>
          <table:table-cell office:value-type="float" office:value="3" calcext:value-type="float">
            <text:p>3</text:p>
          </table:table-cell>
          <table:table-cell table:formula="of:=DEC2BIN([.E3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33];INDIRECT(&quot;BF2&quot;);&quot; and INTERCONECT_STEP_COUNTER_OUT_TO_INSTRUCTION_DECODER_IN = &quot;;INDIRECT(&quot;BF2&quot;);[.F33];INDIRECT(&quot;BF2&quot;);&quot;) then &quot;)" office:value-type="string" office:string-value="elsif (INTERCONECT_INSTRUCTION_REGISTER_OUT_TO_INSTRUCTION_DECODER_IN = “00001001“ and INTERCONECT_STEP_COUNTER_OUT_TO_INSTRUCTION_DECODER_IN = “0011“) then " calcext:value-type="string">
            <text:p>elsif (INTERCONECT_INSTRUCTION_REGISTER_OUT_TO_INSTRUCTION_DECODER_IN = “00001001“ and INTERCONECT_STEP_COUNTER_OUT_TO_INSTRUCTION_DECODER_IN = “0011“) then </text:p>
          </table:table-cell>
          <table:table-cell table:formula="of:=COM.MICROSOFT.CONCAT(INDIRECT(&quot;L1&quot;);&quot;&lt;=&quot;;INDIRECT(&quot;BG2&quot;);[.L3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3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3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3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3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3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3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3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9" calcext:value-type="float">
            <text:p>9</text:p>
          </table:table-cell>
          <table:table-cell table:style-name="ce5" table:formula="of:=DEC2BIN([.C34];8)" office:value-type="string" office:string-value="00001001" calcext:value-type="string">
            <text:p>00001001</text:p>
          </table:table-cell>
          <table:table-cell office:value-type="float" office:value="4" calcext:value-type="float">
            <text:p>4</text:p>
          </table:table-cell>
          <table:table-cell table:formula="of:=DEC2BIN([.E3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4];INDIRECT(&quot;BF2&quot;);&quot; and INTERCONECT_STEP_COUNTER_OUT_TO_INSTRUCTION_DECODER_IN = &quot;;INDIRECT(&quot;BF2&quot;);[.F34];INDIRECT(&quot;BF2&quot;);&quot;) then &quot;)" office:value-type="string" office:string-value="elsif (INTERCONECT_INSTRUCTION_REGISTER_OUT_TO_INSTRUCTION_DECODER_IN = “00001001“ and INTERCONECT_STEP_COUNTER_OUT_TO_INSTRUCTION_DECODER_IN = “0100“) then " calcext:value-type="string">
            <text:p>elsif (INTERCONECT_INSTRUCTION_REGISTER_OUT_TO_INSTRUCTION_DECODER_IN = “00001001“ and INTERCONECT_STEP_COUNTER_OUT_TO_INSTRUCTION_DECODER_IN = “0100“) then </text:p>
          </table:table-cell>
          <table:table-cell table:formula="of:=COM.MICROSOFT.CONCAT(INDIRECT(&quot;L1&quot;);&quot;&lt;=&quot;;INDIRECT(&quot;BG2&quot;);[.L3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4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4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4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4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4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4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5">
            <text:p>OR</text:p>
          </table:table-cell>
          <table:table-cell table:style-name="ce5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DEC2BIN([.C35];8)" office:value-type="string" office:string-value="00001010" calcext:value-type="string">
            <text:p>00001010</text:p>
          </table:table-cell>
          <table:table-cell office:value-type="float" office:value="2" calcext:value-type="float">
            <text:p>2</text:p>
          </table:table-cell>
          <table:table-cell table:formula="of:=DEC2BIN([.E3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5];INDIRECT(&quot;BF2&quot;);&quot; and INTERCONECT_STEP_COUNTER_OUT_TO_INSTRUCTION_DECODER_IN = &quot;;INDIRECT(&quot;BF2&quot;);[.F35];INDIRECT(&quot;BF2&quot;);&quot;) then &quot;)" office:value-type="string" office:string-value="elsif (INTERCONECT_INSTRUCTION_REGISTER_OUT_TO_INSTRUCTION_DECODER_IN = “00001010“ and INTERCONECT_STEP_COUNTER_OUT_TO_INSTRUCTION_DECODER_IN = “0010“) then " calcext:value-type="string">
            <text:p>elsif (INTERCONECT_INSTRUCTION_REGISTER_OUT_TO_INSTRUCTION_DECODER_IN = “00001010“ and INTERCONECT_STEP_COUNTER_OUT_TO_INSTRUCTION_DECODER_IN = “0010“) then </text:p>
          </table:table-cell>
          <table:table-cell table:formula="of:=COM.MICROSOFT.CONCAT(INDIRECT(&quot;L1&quot;);&quot;&lt;=&quot;;INDIRECT(&quot;BG2&quot;);[.L3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5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5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5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3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table:style-name="ce5" office:value-type="float" office:value="10" calcext:value-type="float">
            <text:p>10</text:p>
          </table:table-cell>
          <table:table-cell table:style-name="ce5" table:formula="of:=DEC2BIN([.C36];8)" office:value-type="string" office:string-value="00001010" calcext:value-type="string">
            <text:p>00001010</text:p>
          </table:table-cell>
          <table:table-cell office:value-type="float" office:value="3" calcext:value-type="float">
            <text:p>3</text:p>
          </table:table-cell>
          <table:table-cell table:formula="of:=DEC2BIN([.E36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6];INDIRECT(&quot;BF2&quot;);&quot; and INTERCONECT_STEP_COUNTER_OUT_TO_INSTRUCTION_DECODER_IN = &quot;;INDIRECT(&quot;BF2&quot;);[.F36];INDIRECT(&quot;BF2&quot;);&quot;) then &quot;)" office:value-type="string" office:string-value="elsif (INTERCONECT_INSTRUCTION_REGISTER_OUT_TO_INSTRUCTION_DECODER_IN = “00001010“ and INTERCONECT_STEP_COUNTER_OUT_TO_INSTRUCTION_DECODER_IN = “0011“) then " calcext:value-type="string">
            <text:p>elsif (INTERCONECT_INSTRUCTION_REGISTER_OUT_TO_INSTRUCTION_DECODER_IN = “00001010“ and INTERCONECT_STEP_COUNTER_OUT_TO_INSTRUCTION_DECODER_IN = “0011“) then </text:p>
          </table:table-cell>
          <table:table-cell table:formula="of:=COM.MICROSOFT.CONCAT(INDIRECT(&quot;L1&quot;);&quot;&lt;=&quot;;INDIRECT(&quot;BG2&quot;);[.L3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6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6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0" calcext:value-type="float">
            <text:p>10</text:p>
          </table:table-cell>
          <table:table-cell table:style-name="ce5" table:formula="of:=DEC2BIN([.C37];8)" office:value-type="string" office:string-value="00001010" calcext:value-type="string">
            <text:p>00001010</text:p>
          </table:table-cell>
          <table:table-cell office:value-type="float" office:value="4" calcext:value-type="float">
            <text:p>4</text:p>
          </table:table-cell>
          <table:table-cell table:formula="of:=DEC2BIN([.E37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7];INDIRECT(&quot;BF2&quot;);&quot; and INTERCONECT_STEP_COUNTER_OUT_TO_INSTRUCTION_DECODER_IN = &quot;;INDIRECT(&quot;BF2&quot;);[.F37];INDIRECT(&quot;BF2&quot;);&quot;) then &quot;)" office:value-type="string" office:string-value="elsif (INTERCONECT_INSTRUCTION_REGISTER_OUT_TO_INSTRUCTION_DECODER_IN = “00001010“ and INTERCONECT_STEP_COUNTER_OUT_TO_INSTRUCTION_DECODER_IN = “0100“) then " calcext:value-type="string">
            <text:p>elsif (INTERCONECT_INSTRUCTION_REGISTER_OUT_TO_INSTRUCTION_DECODER_IN = “00001010“ and INTERCONECT_STEP_COUNTER_OUT_TO_INSTRUCTION_DECODER_IN = “0100“) then </text:p>
          </table:table-cell>
          <table:table-cell table:formula="of:=COM.MICROSOFT.CONCAT(INDIRECT(&quot;L1&quot;);&quot;&lt;=&quot;;INDIRECT(&quot;BG2&quot;);[.L3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3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7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7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7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3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0" calcext:value-type="float">
            <text:p>10</text:p>
          </table:table-cell>
          <table:table-cell table:style-name="ce5" table:formula="of:=DEC2BIN([.C38];8)" office:value-type="string" office:string-value="00001010" calcext:value-type="string">
            <text:p>00001010</text:p>
          </table:table-cell>
          <table:table-cell office:value-type="float" office:value="5" calcext:value-type="float">
            <text:p>5</text:p>
          </table:table-cell>
          <table:table-cell table:formula="of:=DEC2BIN([.E38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38];INDIRECT(&quot;BF2&quot;);&quot; and INTERCONECT_STEP_COUNTER_OUT_TO_INSTRUCTION_DECODER_IN = &quot;;INDIRECT(&quot;BF2&quot;);[.F38];INDIRECT(&quot;BF2&quot;);&quot;) then &quot;)" office:value-type="string" office:string-value="elsif (INTERCONECT_INSTRUCTION_REGISTER_OUT_TO_INSTRUCTION_DECODER_IN = “00001010“ and INTERCONECT_STEP_COUNTER_OUT_TO_INSTRUCTION_DECODER_IN = “0101“) then " calcext:value-type="string">
            <text:p>elsif (INTERCONECT_INSTRUCTION_REGISTER_OUT_TO_INSTRUCTION_DECODER_IN = “00001010“ and INTERCONECT_STEP_COUNTER_OUT_TO_INSTRUCTION_DECODER_IN = “0101“) then </text:p>
          </table:table-cell>
          <table:table-cell table:formula="of:=COM.MICROSOFT.CONCAT(INDIRECT(&quot;L1&quot;);&quot;&lt;=&quot;;INDIRECT(&quot;BG2&quot;);[.L3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38];INDIRECT(&quot;BG2&quot;);&quot;;&quot;)" office:value-type="string" office:string-value="CONTROL_SIGNAL_ALU_OPERATION&lt;='0100';" calcext:value-type="string">
            <text:p>CONTROL_SIGNAL_ALU_OPERATION&lt;='0100';</text:p>
          </table:table-cell>
          <table:table-cell table:formula="of:=COM.MICROSOFT.CONCAT(INDIRECT(&quot;Q1&quot;);&quot;&lt;=&quot;;INDIRECT(&quot;BG2&quot;);[.Q3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3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3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3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3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3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38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8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3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8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0" calcext:value-type="float">
            <text:p>10</text:p>
          </table:table-cell>
          <table:table-cell table:style-name="ce5" table:formula="of:=DEC2BIN([.C39];8)" office:value-type="string" office:string-value="00001010" calcext:value-type="string">
            <text:p>00001010</text:p>
          </table:table-cell>
          <table:table-cell office:value-type="float" office:value="6" calcext:value-type="float">
            <text:p>6</text:p>
          </table:table-cell>
          <table:table-cell table:formula="of:=DEC2BIN([.E39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39];INDIRECT(&quot;BF2&quot;);&quot; and INTERCONECT_STEP_COUNTER_OUT_TO_INSTRUCTION_DECODER_IN = &quot;;INDIRECT(&quot;BF2&quot;);[.F39];INDIRECT(&quot;BF2&quot;);&quot;) then &quot;)" office:value-type="string" office:string-value="elsif (INTERCONECT_INSTRUCTION_REGISTER_OUT_TO_INSTRUCTION_DECODER_IN = “00001010“ and INTERCONECT_STEP_COUNTER_OUT_TO_INSTRUCTION_DECODER_IN = “0110“) then " calcext:value-type="string">
            <text:p>elsif (INTERCONECT_INSTRUCTION_REGISTER_OUT_TO_INSTRUCTION_DECODER_IN = “00001010“ and INTERCONECT_STEP_COUNTER_OUT_TO_INSTRUCTION_DECODER_IN = “0110“) then </text:p>
          </table:table-cell>
          <table:table-cell table:formula="of:=COM.MICROSOFT.CONCAT(INDIRECT(&quot;L1&quot;);&quot;&lt;=&quot;;INDIRECT(&quot;BG2&quot;);[.L3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3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3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3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3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3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3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3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3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3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3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3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3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3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3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3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3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3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3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3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3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3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3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39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39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3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3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3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3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3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3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3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3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3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3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3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3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3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3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3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3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3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3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3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3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3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AND</text:p>
          </table:table-cell>
          <table:table-cell table:style-name="ce5" office:value-type="string" calcext:value-type="string" table:number-columns-spanned="1" table:number-rows-spanned="2">
            <text:p>Direct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DEC2BIN([.C40];8)" office:value-type="string" office:string-value="00001011" calcext:value-type="string">
            <text:p>00001011</text:p>
          </table:table-cell>
          <table:table-cell office:value-type="float" office:value="2" calcext:value-type="float">
            <text:p>2</text:p>
          </table:table-cell>
          <table:table-cell table:formula="of:=DEC2BIN([.E4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0];INDIRECT(&quot;BF2&quot;);&quot; and INTERCONECT_STEP_COUNTER_OUT_TO_INSTRUCTION_DECODER_IN = &quot;;INDIRECT(&quot;BF2&quot;);[.F40];INDIRECT(&quot;BF2&quot;);&quot;) then &quot;)" office:value-type="string" office:string-value="elsif (INTERCONECT_INSTRUCTION_REGISTER_OUT_TO_INSTRUCTION_DECODER_IN = “00001011“ and INTERCONECT_STEP_COUNTER_OUT_TO_INSTRUCTION_DECODER_IN = “0010“) then " calcext:value-type="string">
            <text:p>elsif (INTERCONECT_INSTRUCTION_REGISTER_OUT_TO_INSTRUCTION_DECODER_IN = “00001011“ and INTERCONECT_STEP_COUNTER_OUT_TO_INSTRUCTION_DECODER_IN = “0010“) then </text:p>
          </table:table-cell>
          <table:table-cell table:formula="of:=COM.MICROSOFT.CONCAT(INDIRECT(&quot;L1&quot;);&quot;&lt;=&quot;;INDIRECT(&quot;BG2&quot;);[.L4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0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0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0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0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1" calcext:value-type="float">
            <text:p>11</text:p>
          </table:table-cell>
          <table:table-cell table:style-name="ce5" table:formula="of:=DEC2BIN([.C41];8)" office:value-type="string" office:string-value="00001011" calcext:value-type="string">
            <text:p>00001011</text:p>
          </table:table-cell>
          <table:table-cell office:value-type="float" office:value="3" calcext:value-type="float">
            <text:p>3</text:p>
          </table:table-cell>
          <table:table-cell table:formula="of:=DEC2BIN([.E4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1];INDIRECT(&quot;BF2&quot;);&quot; and INTERCONECT_STEP_COUNTER_OUT_TO_INSTRUCTION_DECODER_IN = &quot;;INDIRECT(&quot;BF2&quot;);[.F41];INDIRECT(&quot;BF2&quot;);&quot;) then &quot;)" office:value-type="string" office:string-value="elsif (INTERCONECT_INSTRUCTION_REGISTER_OUT_TO_INSTRUCTION_DECODER_IN = “00001011“ and INTERCONECT_STEP_COUNTER_OUT_TO_INSTRUCTION_DECODER_IN = “0011“) then " calcext:value-type="string">
            <text:p>elsif (INTERCONECT_INSTRUCTION_REGISTER_OUT_TO_INSTRUCTION_DECODER_IN = “00001011“ and INTERCONECT_STEP_COUNTER_OUT_TO_INSTRUCTION_DECODER_IN = “0011“) then </text:p>
          </table:table-cell>
          <table:table-cell table:formula="of:=COM.MICROSOFT.CONCAT(INDIRECT(&quot;L1&quot;);&quot;&lt;=&quot;;INDIRECT(&quot;BG2&quot;);[.L4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1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1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3">
            <text:p>AND</text:p>
          </table:table-cell>
          <table:table-cell table:style-name="ce5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DEC2BIN([.C42];8)" office:value-type="string" office:string-value="00001100" calcext:value-type="string">
            <text:p>00001100</text:p>
          </table:table-cell>
          <table:table-cell office:value-type="float" office:value="2" calcext:value-type="float">
            <text:p>2</text:p>
          </table:table-cell>
          <table:table-cell table:formula="of:=DEC2BIN([.E4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2];INDIRECT(&quot;BF2&quot;);&quot; and INTERCONECT_STEP_COUNTER_OUT_TO_INSTRUCTION_DECODER_IN = &quot;;INDIRECT(&quot;BF2&quot;);[.F42];INDIRECT(&quot;BF2&quot;);&quot;) then &quot;)" office:value-type="string" office:string-value="elsif (INTERCONECT_INSTRUCTION_REGISTER_OUT_TO_INSTRUCTION_DECODER_IN = “00001100“ and INTERCONECT_STEP_COUNTER_OUT_TO_INSTRUCTION_DECODER_IN = “0010“) then " calcext:value-type="string">
            <text:p>elsif (INTERCONECT_INSTRUCTION_REGISTER_OUT_TO_INSTRUCTION_DECODER_IN = “00001100“ and INTERCONECT_STEP_COUNTER_OUT_TO_INSTRUCTION_DECODER_IN = “0010“) then </text:p>
          </table:table-cell>
          <table:table-cell table:formula="of:=COM.MICROSOFT.CONCAT(INDIRECT(&quot;L1&quot;);&quot;&lt;=&quot;;INDIRECT(&quot;BG2&quot;);[.L4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2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2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2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2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2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2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4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2" calcext:value-type="float">
            <text:p>12</text:p>
          </table:table-cell>
          <table:table-cell table:style-name="ce5" table:formula="of:=DEC2BIN([.C43];8)" office:value-type="string" office:string-value="00001100" calcext:value-type="string">
            <text:p>00001100</text:p>
          </table:table-cell>
          <table:table-cell office:value-type="float" office:value="3" calcext:value-type="float">
            <text:p>3</text:p>
          </table:table-cell>
          <table:table-cell table:formula="of:=DEC2BIN([.E4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43];INDIRECT(&quot;BF2&quot;);&quot; and INTERCONECT_STEP_COUNTER_OUT_TO_INSTRUCTION_DECODER_IN = &quot;;INDIRECT(&quot;BF2&quot;);[.F43];INDIRECT(&quot;BF2&quot;);&quot;) then &quot;)" office:value-type="string" office:string-value="elsif (INTERCONECT_INSTRUCTION_REGISTER_OUT_TO_INSTRUCTION_DECODER_IN = “00001100“ and INTERCONECT_STEP_COUNTER_OUT_TO_INSTRUCTION_DECODER_IN = “0011“) then " calcext:value-type="string">
            <text:p>elsif (INTERCONECT_INSTRUCTION_REGISTER_OUT_TO_INSTRUCTION_DECODER_IN = “00001100“ and INTERCONECT_STEP_COUNTER_OUT_TO_INSTRUCTION_DECODER_IN = “0011“) then </text:p>
          </table:table-cell>
          <table:table-cell table:formula="of:=COM.MICROSOFT.CONCAT(INDIRECT(&quot;L1&quot;);&quot;&lt;=&quot;;INDIRECT(&quot;BG2&quot;);[.L4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3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3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3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3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3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3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3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3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3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3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3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3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2" calcext:value-type="float">
            <text:p>12</text:p>
          </table:table-cell>
          <table:table-cell table:style-name="ce5" table:formula="of:=DEC2BIN([.C44];8)" office:value-type="string" office:string-value="00001100" calcext:value-type="string">
            <text:p>00001100</text:p>
          </table:table-cell>
          <table:table-cell office:value-type="float" office:value="4" calcext:value-type="float">
            <text:p>4</text:p>
          </table:table-cell>
          <table:table-cell table:formula="of:=DEC2BIN([.E44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4];INDIRECT(&quot;BF2&quot;);&quot; and INTERCONECT_STEP_COUNTER_OUT_TO_INSTRUCTION_DECODER_IN = &quot;;INDIRECT(&quot;BF2&quot;);[.F44];INDIRECT(&quot;BF2&quot;);&quot;) then &quot;)" office:value-type="string" office:string-value="elsif (INTERCONECT_INSTRUCTION_REGISTER_OUT_TO_INSTRUCTION_DECODER_IN = “00001100“ and INTERCONECT_STEP_COUNTER_OUT_TO_INSTRUCTION_DECODER_IN = “0100“) then " calcext:value-type="string">
            <text:p>elsif (INTERCONECT_INSTRUCTION_REGISTER_OUT_TO_INSTRUCTION_DECODER_IN = “00001100“ and INTERCONECT_STEP_COUNTER_OUT_TO_INSTRUCTION_DECODER_IN = “0100“) then </text:p>
          </table:table-cell>
          <table:table-cell table:formula="of:=COM.MICROSOFT.CONCAT(INDIRECT(&quot;L1&quot;);&quot;&lt;=&quot;;INDIRECT(&quot;BG2&quot;);[.L4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4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4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4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4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4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4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4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5">
            <text:p>AND</text:p>
          </table:table-cell>
          <table:table-cell table:style-name="ce5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DEC2BIN([.C45];8)" office:value-type="string" office:string-value="00001101" calcext:value-type="string">
            <text:p>00001101</text:p>
          </table:table-cell>
          <table:table-cell office:value-type="float" office:value="2" calcext:value-type="float">
            <text:p>2</text:p>
          </table:table-cell>
          <table:table-cell table:formula="of:=DEC2BIN([.E45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5];INDIRECT(&quot;BF2&quot;);&quot; and INTERCONECT_STEP_COUNTER_OUT_TO_INSTRUCTION_DECODER_IN = &quot;;INDIRECT(&quot;BF2&quot;);[.F45];INDIRECT(&quot;BF2&quot;);&quot;) then &quot;)" office:value-type="string" office:string-value="elsif (INTERCONECT_INSTRUCTION_REGISTER_OUT_TO_INSTRUCTION_DECODER_IN = “00001101“ and INTERCONECT_STEP_COUNTER_OUT_TO_INSTRUCTION_DECODER_IN = “0010“) then " calcext:value-type="string">
            <text:p>elsif (INTERCONECT_INSTRUCTION_REGISTER_OUT_TO_INSTRUCTION_DECODER_IN = “00001101“ and INTERCONECT_STEP_COUNTER_OUT_TO_INSTRUCTION_DECODER_IN = “0010“) then </text:p>
          </table:table-cell>
          <table:table-cell table:formula="of:=COM.MICROSOFT.CONCAT(INDIRECT(&quot;L1&quot;);&quot;&lt;=&quot;;INDIRECT(&quot;BG2&quot;);[.L4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5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5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5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5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4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table:style-name="ce5" office:value-type="float" office:value="13" calcext:value-type="float">
            <text:p>13</text:p>
          </table:table-cell>
          <table:table-cell table:style-name="ce5" table:formula="of:=DEC2BIN([.C46];8)" office:value-type="string" office:string-value="00001101" calcext:value-type="string">
            <text:p>00001101</text:p>
          </table:table-cell>
          <table:table-cell office:value-type="float" office:value="3" calcext:value-type="float">
            <text:p>3</text:p>
          </table:table-cell>
          <table:table-cell table:formula="of:=DEC2BIN([.E46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6];INDIRECT(&quot;BF2&quot;);&quot; and INTERCONECT_STEP_COUNTER_OUT_TO_INSTRUCTION_DECODER_IN = &quot;;INDIRECT(&quot;BF2&quot;);[.F46];INDIRECT(&quot;BF2&quot;);&quot;) then &quot;)" office:value-type="string" office:string-value="elsif (INTERCONECT_INSTRUCTION_REGISTER_OUT_TO_INSTRUCTION_DECODER_IN = “00001101“ and INTERCONECT_STEP_COUNTER_OUT_TO_INSTRUCTION_DECODER_IN = “0011“) then " calcext:value-type="string">
            <text:p>elsif (INTERCONECT_INSTRUCTION_REGISTER_OUT_TO_INSTRUCTION_DECODER_IN = “00001101“ and INTERCONECT_STEP_COUNTER_OUT_TO_INSTRUCTION_DECODER_IN = “0011“) then </text:p>
          </table:table-cell>
          <table:table-cell table:formula="of:=COM.MICROSOFT.CONCAT(INDIRECT(&quot;L1&quot;);&quot;&lt;=&quot;;INDIRECT(&quot;BG2&quot;);[.L4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6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6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3" calcext:value-type="float">
            <text:p>13</text:p>
          </table:table-cell>
          <table:table-cell table:style-name="ce5" table:formula="of:=DEC2BIN([.C47];8)" office:value-type="string" office:string-value="00001101" calcext:value-type="string">
            <text:p>00001101</text:p>
          </table:table-cell>
          <table:table-cell office:value-type="float" office:value="4" calcext:value-type="float">
            <text:p>4</text:p>
          </table:table-cell>
          <table:table-cell table:formula="of:=DEC2BIN([.E47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7];INDIRECT(&quot;BF2&quot;);&quot; and INTERCONECT_STEP_COUNTER_OUT_TO_INSTRUCTION_DECODER_IN = &quot;;INDIRECT(&quot;BF2&quot;);[.F47];INDIRECT(&quot;BF2&quot;);&quot;) then &quot;)" office:value-type="string" office:string-value="elsif (INTERCONECT_INSTRUCTION_REGISTER_OUT_TO_INSTRUCTION_DECODER_IN = “00001101“ and INTERCONECT_STEP_COUNTER_OUT_TO_INSTRUCTION_DECODER_IN = “0100“) then " calcext:value-type="string">
            <text:p>elsif (INTERCONECT_INSTRUCTION_REGISTER_OUT_TO_INSTRUCTION_DECODER_IN = “00001101“ and INTERCONECT_STEP_COUNTER_OUT_TO_INSTRUCTION_DECODER_IN = “0100“) then </text:p>
          </table:table-cell>
          <table:table-cell table:formula="of:=COM.MICROSOFT.CONCAT(INDIRECT(&quot;L1&quot;);&quot;&lt;=&quot;;INDIRECT(&quot;BG2&quot;);[.L4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4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7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7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7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4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3" calcext:value-type="float">
            <text:p>13</text:p>
          </table:table-cell>
          <table:table-cell table:style-name="ce5" table:formula="of:=DEC2BIN([.C48];8)" office:value-type="string" office:string-value="00001101" calcext:value-type="string">
            <text:p>00001101</text:p>
          </table:table-cell>
          <table:table-cell office:value-type="float" office:value="5" calcext:value-type="float">
            <text:p>5</text:p>
          </table:table-cell>
          <table:table-cell table:formula="of:=DEC2BIN([.E48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48];INDIRECT(&quot;BF2&quot;);&quot; and INTERCONECT_STEP_COUNTER_OUT_TO_INSTRUCTION_DECODER_IN = &quot;;INDIRECT(&quot;BF2&quot;);[.F48];INDIRECT(&quot;BF2&quot;);&quot;) then &quot;)" office:value-type="string" office:string-value="elsif (INTERCONECT_INSTRUCTION_REGISTER_OUT_TO_INSTRUCTION_DECODER_IN = “00001101“ and INTERCONECT_STEP_COUNTER_OUT_TO_INSTRUCTION_DECODER_IN = “0101“) then " calcext:value-type="string">
            <text:p>elsif (INTERCONECT_INSTRUCTION_REGISTER_OUT_TO_INSTRUCTION_DECODER_IN = “00001101“ and INTERCONECT_STEP_COUNTER_OUT_TO_INSTRUCTION_DECODER_IN = “0101“) then </text:p>
          </table:table-cell>
          <table:table-cell table:formula="of:=COM.MICROSOFT.CONCAT(INDIRECT(&quot;L1&quot;);&quot;&lt;=&quot;;INDIRECT(&quot;BG2&quot;);[.L4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48];INDIRECT(&quot;BG2&quot;);&quot;;&quot;)" office:value-type="string" office:string-value="CONTROL_SIGNAL_ALU_OPERATION&lt;='0101';" calcext:value-type="string">
            <text:p>CONTROL_SIGNAL_ALU_OPERATION&lt;='0101';</text:p>
          </table:table-cell>
          <table:table-cell table:formula="of:=COM.MICROSOFT.CONCAT(INDIRECT(&quot;Q1&quot;);&quot;&lt;=&quot;;INDIRECT(&quot;BG2&quot;);[.Q4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48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48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4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8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4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4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48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8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8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4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8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3" calcext:value-type="float">
            <text:p>13</text:p>
          </table:table-cell>
          <table:table-cell table:style-name="ce5" table:formula="of:=DEC2BIN([.C49];8)" office:value-type="string" office:string-value="00001101" calcext:value-type="string">
            <text:p>00001101</text:p>
          </table:table-cell>
          <table:table-cell office:value-type="float" office:value="6" calcext:value-type="float">
            <text:p>6</text:p>
          </table:table-cell>
          <table:table-cell table:formula="of:=DEC2BIN([.E49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49];INDIRECT(&quot;BF2&quot;);&quot; and INTERCONECT_STEP_COUNTER_OUT_TO_INSTRUCTION_DECODER_IN = &quot;;INDIRECT(&quot;BF2&quot;);[.F49];INDIRECT(&quot;BF2&quot;);&quot;) then &quot;)" office:value-type="string" office:string-value="elsif (INTERCONECT_INSTRUCTION_REGISTER_OUT_TO_INSTRUCTION_DECODER_IN = “00001101“ and INTERCONECT_STEP_COUNTER_OUT_TO_INSTRUCTION_DECODER_IN = “0110“) then " calcext:value-type="string">
            <text:p>elsif (INTERCONECT_INSTRUCTION_REGISTER_OUT_TO_INSTRUCTION_DECODER_IN = “00001101“ and INTERCONECT_STEP_COUNTER_OUT_TO_INSTRUCTION_DECODER_IN = “0110“) then </text:p>
          </table:table-cell>
          <table:table-cell table:formula="of:=COM.MICROSOFT.CONCAT(INDIRECT(&quot;L1&quot;);&quot;&lt;=&quot;;INDIRECT(&quot;BG2&quot;);[.L4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4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4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49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4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4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4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49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4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4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4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4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4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4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4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49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4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4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4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4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49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49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49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49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49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4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4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4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4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4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4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4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4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4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4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4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4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4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4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4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4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4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49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4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4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4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NOT</text:p>
          </table:table-cell>
          <table:table-cell table:style-name="ce5" office:value-type="string" calcext:value-type="string" table:number-columns-spanned="1" table:number-rows-spanned="2">
            <text:p>-</text:p>
          </table:table-cell>
          <table:table-cell office:value-type="float" office:value="14" calcext:value-type="float">
            <text:p>14</text:p>
          </table:table-cell>
          <table:table-cell table:style-name="ce5" table:formula="of:=DEC2BIN([.C50];8)" office:value-type="string" office:string-value="00001110" calcext:value-type="string">
            <text:p>00001110</text:p>
          </table:table-cell>
          <table:table-cell office:value-type="float" office:value="2" calcext:value-type="float">
            <text:p>2</text:p>
          </table:table-cell>
          <table:table-cell table:formula="of:=DEC2BIN([.E50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0];INDIRECT(&quot;BF2&quot;);&quot; and INTERCONECT_STEP_COUNTER_OUT_TO_INSTRUCTION_DECODER_IN = &quot;;INDIRECT(&quot;BF2&quot;);[.F50];INDIRECT(&quot;BF2&quot;);&quot;) then &quot;)" office:value-type="string" office:string-value="elsif (INTERCONECT_INSTRUCTION_REGISTER_OUT_TO_INSTRUCTION_DECODER_IN = “00001110“ and INTERCONECT_STEP_COUNTER_OUT_TO_INSTRUCTION_DECODER_IN = “0010“) then " calcext:value-type="string">
            <text:p>elsif (INTERCONECT_INSTRUCTION_REGISTER_OUT_TO_INSTRUCTION_DECODER_IN = “00001110“ and INTERCONECT_STEP_COUNTER_OUT_TO_INSTRUCTION_DECODER_IN = “0010“) then </text:p>
          </table:table-cell>
          <table:table-cell table:formula="of:=COM.MICROSOFT.CONCAT(INDIRECT(&quot;L1&quot;);&quot;&lt;=&quot;;INDIRECT(&quot;BG2&quot;);[.L5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0];INDIRECT(&quot;BG2&quot;);&quot;;&quot;)" office:value-type="string" office:string-value="CONTROL_SIGNAL_ALU_OPERATION&lt;='0110';" calcext:value-type="string">
            <text:p>CONTROL_SIGNAL_ALU_OPERATION&lt;='0110';</text:p>
          </table:table-cell>
          <table:table-cell table:formula="of:=COM.MICROSOFT.CONCAT(INDIRECT(&quot;Q1&quot;);&quot;&lt;=&quot;;INDIRECT(&quot;BG2&quot;);[.Q5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0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0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0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0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0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14" calcext:value-type="float">
            <text:p>14</text:p>
          </table:table-cell>
          <table:table-cell table:style-name="ce5" table:formula="of:=DEC2BIN([.C51];8)" office:value-type="string" office:string-value="00001110" calcext:value-type="string">
            <text:p>00001110</text:p>
          </table:table-cell>
          <table:table-cell office:value-type="float" office:value="3" calcext:value-type="float">
            <text:p>3</text:p>
          </table:table-cell>
          <table:table-cell table:formula="of:=DEC2BIN([.E51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1];INDIRECT(&quot;BF2&quot;);&quot; and INTERCONECT_STEP_COUNTER_OUT_TO_INSTRUCTION_DECODER_IN = &quot;;INDIRECT(&quot;BF2&quot;);[.F51];INDIRECT(&quot;BF2&quot;);&quot;) then &quot;)" office:value-type="string" office:string-value="elsif (INTERCONECT_INSTRUCTION_REGISTER_OUT_TO_INSTRUCTION_DECODER_IN = “00001110“ and INTERCONECT_STEP_COUNTER_OUT_TO_INSTRUCTION_DECODER_IN = “0011“) then " calcext:value-type="string">
            <text:p>elsif (INTERCONECT_INSTRUCTION_REGISTER_OUT_TO_INSTRUCTION_DECODER_IN = “00001110“ and INTERCONECT_STEP_COUNTER_OUT_TO_INSTRUCTION_DECODER_IN = “0011“) then </text:p>
          </table:table-cell>
          <table:table-cell table:formula="of:=COM.MICROSOFT.CONCAT(INDIRECT(&quot;L1&quot;);&quot;&lt;=&quot;;INDIRECT(&quot;BG2&quot;);[.L5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1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1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XOR</text:p>
          </table:table-cell>
          <table:table-cell table:style-name="ce5" office:value-type="string" calcext:value-type="string" table:number-columns-spanned="1" table:number-rows-spanned="2">
            <text:p>Direct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DEC2BIN([.C52];8)" office:value-type="string" office:string-value="00001111" calcext:value-type="string">
            <text:p>00001111</text:p>
          </table:table-cell>
          <table:table-cell office:value-type="float" office:value="2" calcext:value-type="float">
            <text:p>2</text:p>
          </table:table-cell>
          <table:table-cell table:formula="of:=DEC2BIN([.E5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2];INDIRECT(&quot;BF2&quot;);&quot; and INTERCONECT_STEP_COUNTER_OUT_TO_INSTRUCTION_DECODER_IN = &quot;;INDIRECT(&quot;BF2&quot;);[.F52];INDIRECT(&quot;BF2&quot;);&quot;) then &quot;)" office:value-type="string" office:string-value="elsif (INTERCONECT_INSTRUCTION_REGISTER_OUT_TO_INSTRUCTION_DECODER_IN = “00001111“ and INTERCONECT_STEP_COUNTER_OUT_TO_INSTRUCTION_DECODER_IN = “0010“) then " calcext:value-type="string">
            <text:p>elsif (INTERCONECT_INSTRUCTION_REGISTER_OUT_TO_INSTRUCTION_DECODER_IN = “00001111“ and INTERCONECT_STEP_COUNTER_OUT_TO_INSTRUCTION_DECODER_IN = “0010“) then </text:p>
          </table:table-cell>
          <table:table-cell table:formula="of:=COM.MICROSOFT.CONCAT(INDIRECT(&quot;L1&quot;);&quot;&lt;=&quot;;INDIRECT(&quot;BG2&quot;);[.L5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2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5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2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2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5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2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2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2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2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5" calcext:value-type="float">
            <text:p>15</text:p>
          </table:table-cell>
          <table:table-cell table:style-name="ce5" table:formula="of:=DEC2BIN([.C53];8)" office:value-type="string" office:string-value="00001111" calcext:value-type="string">
            <text:p>00001111</text:p>
          </table:table-cell>
          <table:table-cell office:value-type="float" office:value="3" calcext:value-type="float">
            <text:p>3</text:p>
          </table:table-cell>
          <table:table-cell table:formula="of:=DEC2BIN([.E5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3];INDIRECT(&quot;BF2&quot;);&quot; and INTERCONECT_STEP_COUNTER_OUT_TO_INSTRUCTION_DECODER_IN = &quot;;INDIRECT(&quot;BF2&quot;);[.F53];INDIRECT(&quot;BF2&quot;);&quot;) then &quot;)" office:value-type="string" office:string-value="elsif (INTERCONECT_INSTRUCTION_REGISTER_OUT_TO_INSTRUCTION_DECODER_IN = “00001111“ and INTERCONECT_STEP_COUNTER_OUT_TO_INSTRUCTION_DECODER_IN = “0011“) then " calcext:value-type="string">
            <text:p>elsif (INTERCONECT_INSTRUCTION_REGISTER_OUT_TO_INSTRUCTION_DECODER_IN = “00001111“ and INTERCONECT_STEP_COUNTER_OUT_TO_INSTRUCTION_DECODER_IN = “0011“) then </text:p>
          </table:table-cell>
          <table:table-cell table:formula="of:=COM.MICROSOFT.CONCAT(INDIRECT(&quot;L1&quot;);&quot;&lt;=&quot;;INDIRECT(&quot;BG2&quot;);[.L5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3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3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3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3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3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3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3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3">
            <text:p>XOR</text:p>
          </table:table-cell>
          <table:table-cell table:style-name="ce5" office:value-type="string" calcext:value-type="string" table:number-columns-spanned="1" table:number-rows-spanned="3">
            <text:p>Zero – Page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DEC2BIN([.C54];8)" office:value-type="string" office:string-value="00010000" calcext:value-type="string">
            <text:p>00010000</text:p>
          </table:table-cell>
          <table:table-cell office:value-type="float" office:value="2" calcext:value-type="float">
            <text:p>2</text:p>
          </table:table-cell>
          <table:table-cell table:formula="of:=DEC2BIN([.E5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4];INDIRECT(&quot;BF2&quot;);&quot; and INTERCONECT_STEP_COUNTER_OUT_TO_INSTRUCTION_DECODER_IN = &quot;;INDIRECT(&quot;BF2&quot;);[.F54];INDIRECT(&quot;BF2&quot;);&quot;) then &quot;)" office:value-type="string" office:string-value="elsif (INTERCONECT_INSTRUCTION_REGISTER_OUT_TO_INSTRUCTION_DECODER_IN = “00010000“ and INTERCONECT_STEP_COUNTER_OUT_TO_INSTRUCTION_DECODER_IN = “0010“) then " calcext:value-type="string">
            <text:p>elsif (INTERCONECT_INSTRUCTION_REGISTER_OUT_TO_INSTRUCTION_DECODER_IN = “00010000“ and INTERCONECT_STEP_COUNTER_OUT_TO_INSTRUCTION_DECODER_IN = “0010“) then </text:p>
          </table:table-cell>
          <table:table-cell table:formula="of:=COM.MICROSOFT.CONCAT(INDIRECT(&quot;L1&quot;);&quot;&lt;=&quot;;INDIRECT(&quot;BG2&quot;);[.L5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4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4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4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4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4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4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4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4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5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6" calcext:value-type="float">
            <text:p>16</text:p>
          </table:table-cell>
          <table:table-cell table:style-name="ce5" table:formula="of:=DEC2BIN([.C55];8)" office:value-type="string" office:string-value="00010000" calcext:value-type="string">
            <text:p>00010000</text:p>
          </table:table-cell>
          <table:table-cell office:value-type="float" office:value="3" calcext:value-type="float">
            <text:p>3</text:p>
          </table:table-cell>
          <table:table-cell table:formula="of:=DEC2BIN([.E5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55];INDIRECT(&quot;BF2&quot;);&quot; and INTERCONECT_STEP_COUNTER_OUT_TO_INSTRUCTION_DECODER_IN = &quot;;INDIRECT(&quot;BF2&quot;);[.F55];INDIRECT(&quot;BF2&quot;);&quot;) then &quot;)" office:value-type="string" office:string-value="elsif (INTERCONECT_INSTRUCTION_REGISTER_OUT_TO_INSTRUCTION_DECODER_IN = “00010000“ and INTERCONECT_STEP_COUNTER_OUT_TO_INSTRUCTION_DECODER_IN = “0011“) then " calcext:value-type="string">
            <text:p>elsif (INTERCONECT_INSTRUCTION_REGISTER_OUT_TO_INSTRUCTION_DECODER_IN = “00010000“ and INTERCONECT_STEP_COUNTER_OUT_TO_INSTRUCTION_DECODER_IN = “0011“) then </text:p>
          </table:table-cell>
          <table:table-cell table:formula="of:=COM.MICROSOFT.CONCAT(INDIRECT(&quot;L1&quot;);&quot;&lt;=&quot;;INDIRECT(&quot;BG2&quot;);[.L5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5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5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5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5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5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55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5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5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5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5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5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5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5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5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5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5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6" calcext:value-type="float">
            <text:p>16</text:p>
          </table:table-cell>
          <table:table-cell table:style-name="ce5" table:formula="of:=DEC2BIN([.C56];8)" office:value-type="string" office:string-value="00010000" calcext:value-type="string">
            <text:p>00010000</text:p>
          </table:table-cell>
          <table:table-cell office:value-type="float" office:value="4" calcext:value-type="float">
            <text:p>4</text:p>
          </table:table-cell>
          <table:table-cell table:formula="of:=DEC2BIN([.E56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6];INDIRECT(&quot;BF2&quot;);&quot; and INTERCONECT_STEP_COUNTER_OUT_TO_INSTRUCTION_DECODER_IN = &quot;;INDIRECT(&quot;BF2&quot;);[.F56];INDIRECT(&quot;BF2&quot;);&quot;) then &quot;)" office:value-type="string" office:string-value="elsif (INTERCONECT_INSTRUCTION_REGISTER_OUT_TO_INSTRUCTION_DECODER_IN = “00010000“ and INTERCONECT_STEP_COUNTER_OUT_TO_INSTRUCTION_DECODER_IN = “0100“) then " calcext:value-type="string">
            <text:p>elsif (INTERCONECT_INSTRUCTION_REGISTER_OUT_TO_INSTRUCTION_DECODER_IN = “00010000“ and INTERCONECT_STEP_COUNTER_OUT_TO_INSTRUCTION_DECODER_IN = “0100“) then </text:p>
          </table:table-cell>
          <table:table-cell table:formula="of:=COM.MICROSOFT.CONCAT(INDIRECT(&quot;L1&quot;);&quot;&lt;=&quot;;INDIRECT(&quot;BG2&quot;);[.L5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6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56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6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56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6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6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56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56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6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6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5">
            <text:p>XOR</text:p>
          </table:table-cell>
          <table:table-cell table:style-name="ce5" office:value-type="string" calcext:value-type="string" table:number-columns-spanned="1" table:number-rows-spanned="5">
            <text:p>Absolute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DEC2BIN([.C57];8)" office:value-type="string" office:string-value="00010001" calcext:value-type="string">
            <text:p>00010001</text:p>
          </table:table-cell>
          <table:table-cell office:value-type="float" office:value="2" calcext:value-type="float">
            <text:p>2</text:p>
          </table:table-cell>
          <table:table-cell table:formula="of:=DEC2BIN([.E57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7];INDIRECT(&quot;BF2&quot;);&quot; and INTERCONECT_STEP_COUNTER_OUT_TO_INSTRUCTION_DECODER_IN = &quot;;INDIRECT(&quot;BF2&quot;);[.F57];INDIRECT(&quot;BF2&quot;);&quot;) then &quot;)" office:value-type="string" office:string-value="elsif (INTERCONECT_INSTRUCTION_REGISTER_OUT_TO_INSTRUCTION_DECODER_IN = “00010001“ and INTERCONECT_STEP_COUNTER_OUT_TO_INSTRUCTION_DECODER_IN = “0010“) then " calcext:value-type="string">
            <text:p>elsif (INTERCONECT_INSTRUCTION_REGISTER_OUT_TO_INSTRUCTION_DECODER_IN = “00010001“ and INTERCONECT_STEP_COUNTER_OUT_TO_INSTRUCTION_DECODER_IN = “0010“) then </text:p>
          </table:table-cell>
          <table:table-cell table:formula="of:=COM.MICROSOFT.CONCAT(INDIRECT(&quot;L1&quot;);&quot;&lt;=&quot;;INDIRECT(&quot;BG2&quot;);[.L5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7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7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7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7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7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7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7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7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7];INDIRECT(&quot;BG2&quot;);&quot;;&quot;)" office:value-type="string" office:string-value="CONTROL_SIGNAL_LOAD_FROM_DATA_BUS_TO_MEMORY_ADDRESS_REGISTER_LOW&lt;='1';" calcext:value-type="string">
            <text:p>CONTROL_SIGNAL_LOAD_FROM_DATA_BUS_TO_MEMORY_ADDRESS_REGISTER_LOW&lt;='1';</text:p>
          </table:table-cell>
          <table:table-cell table:formula="of:=COM.MICROSOFT.CONCAT(INDIRECT(&quot;BB1&quot;);&quot;&lt;=&quot;;INDIRECT(&quot;BG2&quot;);[.BB5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table:style-name="ce5" office:value-type="float" office:value="17" calcext:value-type="float">
            <text:p>17</text:p>
          </table:table-cell>
          <table:table-cell table:style-name="ce5" table:formula="of:=DEC2BIN([.C58];8)" office:value-type="string" office:string-value="00010001" calcext:value-type="string">
            <text:p>00010001</text:p>
          </table:table-cell>
          <table:table-cell office:value-type="float" office:value="3" calcext:value-type="float">
            <text:p>3</text:p>
          </table:table-cell>
          <table:table-cell table:formula="of:=DEC2BIN([.E58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8];INDIRECT(&quot;BF2&quot;);&quot; and INTERCONECT_STEP_COUNTER_OUT_TO_INSTRUCTION_DECODER_IN = &quot;;INDIRECT(&quot;BF2&quot;);[.F58];INDIRECT(&quot;BF2&quot;);&quot;) then &quot;)" office:value-type="string" office:string-value="elsif (INTERCONECT_INSTRUCTION_REGISTER_OUT_TO_INSTRUCTION_DECODER_IN = “00010001“ and INTERCONECT_STEP_COUNTER_OUT_TO_INSTRUCTION_DECODER_IN = “0011“) then " calcext:value-type="string">
            <text:p>elsif (INTERCONECT_INSTRUCTION_REGISTER_OUT_TO_INSTRUCTION_DECODER_IN = “00010001“ and INTERCONECT_STEP_COUNTER_OUT_TO_INSTRUCTION_DECODER_IN = “0011“) then </text:p>
          </table:table-cell>
          <table:table-cell table:formula="of:=COM.MICROSOFT.CONCAT(INDIRECT(&quot;L1&quot;);&quot;&lt;=&quot;;INDIRECT(&quot;BG2&quot;);[.L58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8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8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8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8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8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8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8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8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8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8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8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8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8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8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8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58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8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8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8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8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58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8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8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8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8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8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8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8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8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8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8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8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8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8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8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8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8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8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8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8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8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8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58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8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8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7" calcext:value-type="float">
            <text:p>17</text:p>
          </table:table-cell>
          <table:table-cell table:style-name="ce5" table:formula="of:=DEC2BIN([.C59];8)" office:value-type="string" office:string-value="00010001" calcext:value-type="string">
            <text:p>00010001</text:p>
          </table:table-cell>
          <table:table-cell office:value-type="float" office:value="4" calcext:value-type="float">
            <text:p>4</text:p>
          </table:table-cell>
          <table:table-cell table:formula="of:=DEC2BIN([.E59];4)" office:value-type="string" office:string-value="0100" calcext:value-type="string">
            <text:p>010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00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59];INDIRECT(&quot;BF2&quot;);&quot; and INTERCONECT_STEP_COUNTER_OUT_TO_INSTRUCTION_DECODER_IN = &quot;;INDIRECT(&quot;BF2&quot;);[.F59];INDIRECT(&quot;BF2&quot;);&quot;) then &quot;)" office:value-type="string" office:string-value="elsif (INTERCONECT_INSTRUCTION_REGISTER_OUT_TO_INSTRUCTION_DECODER_IN = “00010001“ and INTERCONECT_STEP_COUNTER_OUT_TO_INSTRUCTION_DECODER_IN = “0100“) then " calcext:value-type="string">
            <text:p>elsif (INTERCONECT_INSTRUCTION_REGISTER_OUT_TO_INSTRUCTION_DECODER_IN = “00010001“ and INTERCONECT_STEP_COUNTER_OUT_TO_INSTRUCTION_DECODER_IN = “0100“) then </text:p>
          </table:table-cell>
          <table:table-cell table:formula="of:=COM.MICROSOFT.CONCAT(INDIRECT(&quot;L1&quot;);&quot;&lt;=&quot;;INDIRECT(&quot;BG2&quot;);[.L59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59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59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59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59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59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59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59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59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59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59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59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59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59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59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59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59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59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59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59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59];INDIRECT(&quot;BG2&quot;);&quot;;&quot;)" office:value-type="string" office:string-value="CONTROL_SIGNAL_OUTPUT_ENABLE_FROM_COUNTER_TO_ADDRESS_BUS&lt;='1';" calcext:value-type="string">
            <text:p>CONTROL_SIGNAL_OUTPUT_ENABLE_FROM_COUNTER_TO_ADDRESS_BUS&lt;='1';</text:p>
          </table:table-cell>
          <table:table-cell table:formula="of:=COM.MICROSOFT.CONCAT(INDIRECT(&quot;AG1&quot;);&quot;&lt;=&quot;;INDIRECT(&quot;BG2&quot;);[.AG59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59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59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59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59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59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59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59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59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59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59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59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59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59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59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59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59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59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59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59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59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59];INDIRECT(&quot;BG2&quot;);&quot;;&quot;)" office:value-type="string" office:string-value="CONTROL_SIGNAL_LOAD_FROM_DATA_BUS_TO_MEMORY_ADDRESS_REGISTER_HIGH&lt;='1';" calcext:value-type="string">
            <text:p>CONTROL_SIGNAL_LOAD_FROM_DATA_BUS_TO_MEMORY_ADDRESS_REGISTER_HIGH&lt;='1';</text:p>
          </table:table-cell>
          <table:table-cell table:formula="of:=COM.MICROSOFT.CONCAT(INDIRECT(&quot;BC1&quot;);&quot;&lt;=&quot;;INDIRECT(&quot;BG2&quot;);[.BC59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59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59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7" calcext:value-type="float">
            <text:p>17</text:p>
          </table:table-cell>
          <table:table-cell table:style-name="ce5" table:formula="of:=DEC2BIN([.C60];8)" office:value-type="string" office:string-value="00010001" calcext:value-type="string">
            <text:p>00010001</text:p>
          </table:table-cell>
          <table:table-cell office:value-type="float" office:value="5" calcext:value-type="float">
            <text:p>5</text:p>
          </table:table-cell>
          <table:table-cell table:formula="of:=DEC2BIN([.E60];4)" office:value-type="string" office:string-value="0101" calcext:value-type="string">
            <text:p>010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&quot;elsif (INTERCONECT_INSTRUCTION_REGISTER_OUT_TO_INSTRUCTION_DECODER_IN = &quot;;INDIRECT(&quot;BF2&quot;);[.D60];INDIRECT(&quot;BF2&quot;);&quot; and INTERCONECT_STEP_COUNTER_OUT_TO_INSTRUCTION_DECODER_IN = &quot;;INDIRECT(&quot;BF2&quot;);[.F60];INDIRECT(&quot;BF2&quot;);&quot;) then &quot;)" office:value-type="string" office:string-value="elsif (INTERCONECT_INSTRUCTION_REGISTER_OUT_TO_INSTRUCTION_DECODER_IN = “00010001“ and INTERCONECT_STEP_COUNTER_OUT_TO_INSTRUCTION_DECODER_IN = “0101“) then " calcext:value-type="string">
            <text:p>elsif (INTERCONECT_INSTRUCTION_REGISTER_OUT_TO_INSTRUCTION_DECODER_IN = “00010001“ and INTERCONECT_STEP_COUNTER_OUT_TO_INSTRUCTION_DECODER_IN = “0101“) then </text:p>
          </table:table-cell>
          <table:table-cell table:formula="of:=COM.MICROSOFT.CONCAT(INDIRECT(&quot;L1&quot;);&quot;&lt;=&quot;;INDIRECT(&quot;BG2&quot;);[.L60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0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0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0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0];INDIRECT(&quot;BG2&quot;);&quot;;&quot;)" office:value-type="string" office:string-value="CONTROL_SIGNAL_ALU_OPERATION&lt;='0111';" calcext:value-type="string">
            <text:p>CONTROL_SIGNAL_ALU_OPERATION&lt;='0111';</text:p>
          </table:table-cell>
          <table:table-cell table:formula="of:=COM.MICROSOFT.CONCAT(INDIRECT(&quot;Q1&quot;);&quot;&lt;=&quot;;INDIRECT(&quot;BG2&quot;);[.Q60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0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0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0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0];INDIRECT(&quot;BG2&quot;);&quot;;&quot;)" office:value-type="string" office:string-value="CONTROL_SIGNAL_B_REGISTER_LOAD&lt;='1';" calcext:value-type="string">
            <text:p>CONTROL_SIGNAL_B_REGISTER_LOAD&lt;='1';</text:p>
          </table:table-cell>
          <table:table-cell table:formula="of:=COM.MICROSOFT.CONCAT(INDIRECT(&quot;V1&quot;);&quot;&lt;=&quot;;INDIRECT(&quot;BG2&quot;);[.V60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0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0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0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0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0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0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0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0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0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0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0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0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0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0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0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0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0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0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0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0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0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0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0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0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0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0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0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0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0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0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0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0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0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0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0];INDIRECT(&quot;BG2&quot;);&quot;;&quot;)" office:value-type="string" office:string-value="CONTROL_SIGNAL_OUTPUT_ENABLE_FROM_MEMORY_ADDRESS_REGISTER_TO_ADDRESS_BUS&lt;='1';" calcext:value-type="string">
            <text:p>CONTROL_SIGNAL_OUTPUT_ENABLE_FROM_MEMORY_ADDRESS_REGISTER_TO_ADDRESS_BUS&lt;='1';</text:p>
          </table:table-cell>
          <table:table-cell table:number-columns-repeated="44"/>
        </table:table-row>
        <table:table-row table:style-name="ro1">
          <table:covered-table-cell table:number-columns-repeated="2" table:style-name="ce5"/>
          <table:table-cell office:value-type="float" office:value="17" calcext:value-type="float">
            <text:p>17</text:p>
          </table:table-cell>
          <table:table-cell table:style-name="ce5" table:formula="of:=DEC2BIN([.C61];8)" office:value-type="string" office:string-value="00010001" calcext:value-type="string">
            <text:p>00010001</text:p>
          </table:table-cell>
          <table:table-cell office:value-type="float" office:value="6" calcext:value-type="float">
            <text:p>6</text:p>
          </table:table-cell>
          <table:table-cell table:formula="of:=DEC2BIN([.E61];4)" office:value-type="string" office:string-value="0110" calcext:value-type="string">
            <text:p>01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1];INDIRECT(&quot;BF2&quot;);&quot; and INTERCONECT_STEP_COUNTER_OUT_TO_INSTRUCTION_DECODER_IN = &quot;;INDIRECT(&quot;BF2&quot;);[.F61];INDIRECT(&quot;BF2&quot;);&quot;) then &quot;)" office:value-type="string" office:string-value="elsif (INTERCONECT_INSTRUCTION_REGISTER_OUT_TO_INSTRUCTION_DECODER_IN = “00010001“ and INTERCONECT_STEP_COUNTER_OUT_TO_INSTRUCTION_DECODER_IN = “0110“) then " calcext:value-type="string">
            <text:p>elsif (INTERCONECT_INSTRUCTION_REGISTER_OUT_TO_INSTRUCTION_DECODER_IN = “00010001“ and INTERCONECT_STEP_COUNTER_OUT_TO_INSTRUCTION_DECODER_IN = “0110“) then </text:p>
          </table:table-cell>
          <table:table-cell table:formula="of:=COM.MICROSOFT.CONCAT(INDIRECT(&quot;L1&quot;);&quot;&lt;=&quot;;INDIRECT(&quot;BG2&quot;);[.L61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1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1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1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1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1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1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1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1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1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1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1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1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1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1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1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1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1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1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1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1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1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1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1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1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1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1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1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1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1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1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1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1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1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1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1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1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1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1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1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1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1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1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1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1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1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RTCL</text:p>
          </table:table-cell>
          <table:table-cell table:style-name="ce5" office:value-type="string" calcext:value-type="string" table:number-columns-spanned="1" table:number-rows-spanned="2">
            <text:p>-</text:p>
          </table:table-cell>
          <table:table-cell office:value-type="float" office:value="18" calcext:value-type="float">
            <text:p>18</text:p>
          </table:table-cell>
          <table:table-cell table:style-name="ce5" table:formula="of:=DEC2BIN([.C62];8)" office:value-type="string" office:string-value="00010010" calcext:value-type="string">
            <text:p>00010010</text:p>
          </table:table-cell>
          <table:table-cell office:value-type="float" office:value="2" calcext:value-type="float">
            <text:p>2</text:p>
          </table:table-cell>
          <table:table-cell table:formula="of:=DEC2BIN([.E62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2];INDIRECT(&quot;BF2&quot;);&quot; and INTERCONECT_STEP_COUNTER_OUT_TO_INSTRUCTION_DECODER_IN = &quot;;INDIRECT(&quot;BF2&quot;);[.F62];INDIRECT(&quot;BF2&quot;);&quot;) then &quot;)" office:value-type="string" office:string-value="elsif (INTERCONECT_INSTRUCTION_REGISTER_OUT_TO_INSTRUCTION_DECODER_IN = “00010010“ and INTERCONECT_STEP_COUNTER_OUT_TO_INSTRUCTION_DECODER_IN = “0010“) then " calcext:value-type="string">
            <text:p>elsif (INTERCONECT_INSTRUCTION_REGISTER_OUT_TO_INSTRUCTION_DECODER_IN = “00010010“ and INTERCONECT_STEP_COUNTER_OUT_TO_INSTRUCTION_DECODER_IN = “0010“) then </text:p>
          </table:table-cell>
          <table:table-cell table:formula="of:=COM.MICROSOFT.CONCAT(INDIRECT(&quot;L1&quot;);&quot;&lt;=&quot;;INDIRECT(&quot;BG2&quot;);[.L62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2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2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2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2];INDIRECT(&quot;BG2&quot;);&quot;;&quot;)" office:value-type="string" office:string-value="CONTROL_SIGNAL_ALU_OPERATION&lt;='1000';" calcext:value-type="string">
            <text:p>CONTROL_SIGNAL_ALU_OPERATION&lt;='1000';</text:p>
          </table:table-cell>
          <table:table-cell table:formula="of:=COM.MICROSOFT.CONCAT(INDIRECT(&quot;Q1&quot;);&quot;&lt;=&quot;;INDIRECT(&quot;BG2&quot;);[.Q62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2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2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2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2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2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2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2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2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2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2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2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2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2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2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2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2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2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2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2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2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2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2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2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2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2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2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2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2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2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2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2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2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2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2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2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2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2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2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2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2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18" calcext:value-type="float">
            <text:p>18</text:p>
          </table:table-cell>
          <table:table-cell table:style-name="ce5" table:formula="of:=DEC2BIN([.C63];8)" office:value-type="string" office:string-value="00010010" calcext:value-type="string">
            <text:p>00010010</text:p>
          </table:table-cell>
          <table:table-cell office:value-type="float" office:value="3" calcext:value-type="float">
            <text:p>3</text:p>
          </table:table-cell>
          <table:table-cell table:formula="of:=DEC2BIN([.E63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3];INDIRECT(&quot;BF2&quot;);&quot; and INTERCONECT_STEP_COUNTER_OUT_TO_INSTRUCTION_DECODER_IN = &quot;;INDIRECT(&quot;BF2&quot;);[.F63];INDIRECT(&quot;BF2&quot;);&quot;) then &quot;)" office:value-type="string" office:string-value="elsif (INTERCONECT_INSTRUCTION_REGISTER_OUT_TO_INSTRUCTION_DECODER_IN = “00010010“ and INTERCONECT_STEP_COUNTER_OUT_TO_INSTRUCTION_DECODER_IN = “0011“) then " calcext:value-type="string">
            <text:p>elsif (INTERCONECT_INSTRUCTION_REGISTER_OUT_TO_INSTRUCTION_DECODER_IN = “00010010“ and INTERCONECT_STEP_COUNTER_OUT_TO_INSTRUCTION_DECODER_IN = “0011“) then </text:p>
          </table:table-cell>
          <table:table-cell table:formula="of:=COM.MICROSOFT.CONCAT(INDIRECT(&quot;L1&quot;);&quot;&lt;=&quot;;INDIRECT(&quot;BG2&quot;);[.L63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3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3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3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3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3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3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3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3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3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3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3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3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3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3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3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3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3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3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3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3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3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3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3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3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3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3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3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3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3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3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3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3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3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3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3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3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3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3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3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3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3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3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3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3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3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RTCR</text:p>
          </table:table-cell>
          <table:table-cell table:style-name="ce5" office:value-type="string" calcext:value-type="string" table:number-columns-spanned="1" table:number-rows-spanned="2">
            <text:p>-</text:p>
          </table:table-cell>
          <table:table-cell office:value-type="float" office:value="19" calcext:value-type="float">
            <text:p>19</text:p>
          </table:table-cell>
          <table:table-cell table:style-name="ce5" table:formula="of:=DEC2BIN([.C64];8)" office:value-type="string" office:string-value="00010011" calcext:value-type="string">
            <text:p>00010011</text:p>
          </table:table-cell>
          <table:table-cell office:value-type="float" office:value="2" calcext:value-type="float">
            <text:p>2</text:p>
          </table:table-cell>
          <table:table-cell table:formula="of:=DEC2BIN([.E64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4];INDIRECT(&quot;BF2&quot;);&quot; and INTERCONECT_STEP_COUNTER_OUT_TO_INSTRUCTION_DECODER_IN = &quot;;INDIRECT(&quot;BF2&quot;);[.F64];INDIRECT(&quot;BF2&quot;);&quot;) then &quot;)" office:value-type="string" office:string-value="elsif (INTERCONECT_INSTRUCTION_REGISTER_OUT_TO_INSTRUCTION_DECODER_IN = “00010011“ and INTERCONECT_STEP_COUNTER_OUT_TO_INSTRUCTION_DECODER_IN = “0010“) then " calcext:value-type="string">
            <text:p>elsif (INTERCONECT_INSTRUCTION_REGISTER_OUT_TO_INSTRUCTION_DECODER_IN = “00010011“ and INTERCONECT_STEP_COUNTER_OUT_TO_INSTRUCTION_DECODER_IN = “0010“) then </text:p>
          </table:table-cell>
          <table:table-cell table:formula="of:=COM.MICROSOFT.CONCAT(INDIRECT(&quot;L1&quot;);&quot;&lt;=&quot;;INDIRECT(&quot;BG2&quot;);[.L64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4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4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4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4];INDIRECT(&quot;BG2&quot;);&quot;;&quot;)" office:value-type="string" office:string-value="CONTROL_SIGNAL_ALU_OPERATION&lt;='1001';" calcext:value-type="string">
            <text:p>CONTROL_SIGNAL_ALU_OPERATION&lt;='1001';</text:p>
          </table:table-cell>
          <table:table-cell table:formula="of:=COM.MICROSOFT.CONCAT(INDIRECT(&quot;Q1&quot;);&quot;&lt;=&quot;;INDIRECT(&quot;BG2&quot;);[.Q64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4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4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4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4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4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4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4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4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4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4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4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4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4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4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4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4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4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4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4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4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4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4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4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4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4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4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4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4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4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4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4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4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4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4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4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4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4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4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4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4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19" calcext:value-type="float">
            <text:p>19</text:p>
          </table:table-cell>
          <table:table-cell table:style-name="ce5" table:formula="of:=DEC2BIN([.C65];8)" office:value-type="string" office:string-value="00010011" calcext:value-type="string">
            <text:p>00010011</text:p>
          </table:table-cell>
          <table:table-cell office:value-type="float" office:value="3" calcext:value-type="float">
            <text:p>3</text:p>
          </table:table-cell>
          <table:table-cell table:formula="of:=DEC2BIN([.E65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5];INDIRECT(&quot;BF2&quot;);&quot; and INTERCONECT_STEP_COUNTER_OUT_TO_INSTRUCTION_DECODER_IN = &quot;;INDIRECT(&quot;BF2&quot;);[.F65];INDIRECT(&quot;BF2&quot;);&quot;) then &quot;)" office:value-type="string" office:string-value="elsif (INTERCONECT_INSTRUCTION_REGISTER_OUT_TO_INSTRUCTION_DECODER_IN = “00010011“ and INTERCONECT_STEP_COUNTER_OUT_TO_INSTRUCTION_DECODER_IN = “0011“) then " calcext:value-type="string">
            <text:p>elsif (INTERCONECT_INSTRUCTION_REGISTER_OUT_TO_INSTRUCTION_DECODER_IN = “00010011“ and INTERCONECT_STEP_COUNTER_OUT_TO_INSTRUCTION_DECODER_IN = “0011“) then </text:p>
          </table:table-cell>
          <table:table-cell table:formula="of:=COM.MICROSOFT.CONCAT(INDIRECT(&quot;L1&quot;);&quot;&lt;=&quot;;INDIRECT(&quot;BG2&quot;);[.L65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5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5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5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5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5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5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5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5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5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5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5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5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5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5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5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5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5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5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5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5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5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5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5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5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5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5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5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5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5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5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5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5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5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5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5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5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5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5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5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5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5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5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5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5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5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table-cell table:style-name="ce5" office:value-type="string" calcext:value-type="string" table:number-columns-spanned="1" table:number-rows-spanned="2">
            <text:p>DEC</text:p>
          </table:table-cell>
          <table:table-cell table:style-name="ce5" office:value-type="string" calcext:value-type="string" table:number-columns-spanned="1" table:number-rows-spanned="2">
            <text:p>-</text:p>
          </table:table-cell>
          <table:table-cell office:value-type="float" office:value="20" calcext:value-type="float">
            <text:p>20</text:p>
          </table:table-cell>
          <table:table-cell table:style-name="ce5" table:formula="of:=DEC2BIN([.C66];8)" office:value-type="string" office:string-value="00010100" calcext:value-type="string">
            <text:p>00010100</text:p>
          </table:table-cell>
          <table:table-cell office:value-type="float" office:value="2" calcext:value-type="float">
            <text:p>2</text:p>
          </table:table-cell>
          <table:table-cell table:formula="of:=DEC2BIN([.E66];4)" office:value-type="string" office:string-value="0010" calcext:value-type="string">
            <text:p>0010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6];INDIRECT(&quot;BF2&quot;);&quot; and INTERCONECT_STEP_COUNTER_OUT_TO_INSTRUCTION_DECODER_IN = &quot;;INDIRECT(&quot;BF2&quot;);[.F66];INDIRECT(&quot;BF2&quot;);&quot;) then &quot;)" office:value-type="string" office:string-value="elsif (INTERCONECT_INSTRUCTION_REGISTER_OUT_TO_INSTRUCTION_DECODER_IN = “00010100“ and INTERCONECT_STEP_COUNTER_OUT_TO_INSTRUCTION_DECODER_IN = “0010“) then " calcext:value-type="string">
            <text:p>elsif (INTERCONECT_INSTRUCTION_REGISTER_OUT_TO_INSTRUCTION_DECODER_IN = “00010100“ and INTERCONECT_STEP_COUNTER_OUT_TO_INSTRUCTION_DECODER_IN = “0010“) then </text:p>
          </table:table-cell>
          <table:table-cell table:formula="of:=COM.MICROSOFT.CONCAT(INDIRECT(&quot;L1&quot;);&quot;&lt;=&quot;;INDIRECT(&quot;BG2&quot;);[.L66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6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6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6];INDIRECT(&quot;BG2&quot;);&quot;;&quot;)" office:value-type="string" office:string-value="CONTROL_SIGNAL_ALU_OUT_ENABLE_TO_ACUMULATOR&lt;='0';" calcext:value-type="string">
            <text:p>CONTROL_SIGNAL_ALU_OUT_ENABLE_TO_ACUMULATOR&lt;='0';</text:p>
          </table:table-cell>
          <table:table-cell table:formula="of:=COM.MICROSOFT.CONCAT(INDIRECT(&quot;P1&quot;);&quot;&lt;=&quot;;INDIRECT(&quot;BG2&quot;);[.P66];INDIRECT(&quot;BG2&quot;);&quot;;&quot;)" office:value-type="string" office:string-value="CONTROL_SIGNAL_ALU_OPERATION&lt;='1010';" calcext:value-type="string">
            <text:p>CONTROL_SIGNAL_ALU_OPERATION&lt;='1010';</text:p>
          </table:table-cell>
          <table:table-cell table:formula="of:=COM.MICROSOFT.CONCAT(INDIRECT(&quot;Q1&quot;);&quot;&lt;=&quot;;INDIRECT(&quot;BG2&quot;);[.Q66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6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6];INDIRECT(&quot;BG2&quot;);&quot;;&quot;)" office:value-type="string" office:string-value="CONTROL_SIGNAL_ACUMULATOR_LOAD_FROM_ALU&lt;='0';" calcext:value-type="string">
            <text:p>CONTROL_SIGNAL_ACUMULATOR_LOAD_FROM_ALU&lt;='0';</text:p>
          </table:table-cell>
          <table:table-cell table:formula="of:=COM.MICROSOFT.CONCAT(INDIRECT(&quot;T1&quot;);&quot;&lt;=&quot;;INDIRECT(&quot;BG2&quot;);[.T66];INDIRECT(&quot;BG2&quot;);&quot;;&quot;)" office:value-type="string" office:string-value="CONTROL_SIGNAL_ACUMULATOR_OUTPUT_ENABLE_TO_ALU&lt;='1';" calcext:value-type="string">
            <text:p>CONTROL_SIGNAL_ACUMULATOR_OUTPUT_ENABLE_TO_ALU&lt;='1';</text:p>
          </table:table-cell>
          <table:table-cell table:formula="of:=COM.MICROSOFT.CONCAT(INDIRECT(&quot;U1&quot;);&quot;&lt;=&quot;;INDIRECT(&quot;BG2&quot;);[.U66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6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6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6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6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6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6];INDIRECT(&quot;BG2&quot;);&quot;;&quot;)" office:value-type="string" office:string-value="CONTROL_SIGNAL_COUNTER_ENABLE&lt;='0';" calcext:value-type="string">
            <text:p>CONTROL_SIGNAL_COUNTER_ENABLE&lt;='0';</text:p>
          </table:table-cell>
          <table:table-cell table:formula="of:=COM.MICROSOFT.CONCAT(INDIRECT(&quot;AB1&quot;);&quot;&lt;=&quot;;INDIRECT(&quot;BG2&quot;);[.AB66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6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6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6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6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6];INDIRECT(&quot;BG2&quot;);&quot;;&quot;)" office:value-type="string" office:string-value="CONTROL_SIGNAL_STEP_COUNTER_RESET&lt;='0';" calcext:value-type="string">
            <text:p>CONTROL_SIGNAL_STEP_COUNTER_RESET&lt;='0';</text:p>
          </table:table-cell>
          <table:table-cell table:formula="of:=COM.MICROSOFT.CONCAT(INDIRECT(&quot;AH1&quot;);&quot;&lt;=&quot;;INDIRECT(&quot;BG2&quot;);[.AH66];INDIRECT(&quot;BG2&quot;);&quot;;&quot;)" office:value-type="string" office:string-value="CONTROL_SIGNAL_STEP_COUNTER_ENABLE&lt;='1';" calcext:value-type="string">
            <text:p>CONTROL_SIGNAL_STEP_COUNTER_ENABLE&lt;='1';</text:p>
          </table:table-cell>
          <table:table-cell table:formula="of:=COM.MICROSOFT.CONCAT(INDIRECT(&quot;AI1&quot;);&quot;&lt;=&quot;;INDIRECT(&quot;BG2&quot;);[.AI66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6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6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6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6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6];INDIRECT(&quot;BG2&quot;);&quot;;&quot;)" office:value-type="string" office:string-value="CONTROL_SIGNAL_PROCESSOR_STATUS_REGISTER_LOAD_FROM_ALU&lt;='1';" calcext:value-type="string">
            <text:p>CONTROL_SIGNAL_PROCESSOR_STATUS_REGISTER_LOAD_FROM_ALU&lt;='1';</text:p>
          </table:table-cell>
          <table:table-cell table:formula="of:=COM.MICROSOFT.CONCAT(INDIRECT(&quot;AO1&quot;);&quot;&lt;=&quot;;INDIRECT(&quot;BG2&quot;);[.AO66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6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6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6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6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6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6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6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6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6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6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6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6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6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6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6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6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table:style-name="ce5" table:formula="of:=DEC2BIN([.C67];8)" office:value-type="string" office:string-value="00010100" calcext:value-type="string">
            <text:p>00010100</text:p>
          </table:table-cell>
          <table:table-cell office:value-type="float" office:value="3" calcext:value-type="float">
            <text:p>3</text:p>
          </table:table-cell>
          <table:table-cell table:formula="of:=DEC2BIN([.E67];4)" office:value-type="string" office:string-value="0011" calcext:value-type="string">
            <text:p>0011</text:p>
          </table:table-cell>
          <table:table-cell table:number-columns-repeated="5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formula="of:=COM.MICROSOFT.CONCAT(&quot;elsif (INTERCONECT_INSTRUCTION_REGISTER_OUT_TO_INSTRUCTION_DECODER_IN = &quot;;INDIRECT(&quot;BF2&quot;);[.D67];INDIRECT(&quot;BF2&quot;);&quot; and INTERCONECT_STEP_COUNTER_OUT_TO_INSTRUCTION_DECODER_IN = &quot;;INDIRECT(&quot;BF2&quot;);[.F67];INDIRECT(&quot;BF2&quot;);&quot;) then &quot;)" office:value-type="string" office:string-value="elsif (INTERCONECT_INSTRUCTION_REGISTER_OUT_TO_INSTRUCTION_DECODER_IN = “00010100“ and INTERCONECT_STEP_COUNTER_OUT_TO_INSTRUCTION_DECODER_IN = “0011“) then " calcext:value-type="string">
            <text:p>elsif (INTERCONECT_INSTRUCTION_REGISTER_OUT_TO_INSTRUCTION_DECODER_IN = “00010100“ and INTERCONECT_STEP_COUNTER_OUT_TO_INSTRUCTION_DECODER_IN = “0011“) then </text:p>
          </table:table-cell>
          <table:table-cell table:formula="of:=COM.MICROSOFT.CONCAT(INDIRECT(&quot;L1&quot;);&quot;&lt;=&quot;;INDIRECT(&quot;BG2&quot;);[.L67];INDIRECT(&quot;BG2&quot;);&quot;;&quot;)" office:value-type="string" office:string-value="CONTROL_SIGNAL_READ_OR_WRITE&lt;='1';" calcext:value-type="string">
            <text:p>CONTROL_SIGNAL_READ_OR_WRITE&lt;='1';</text:p>
          </table:table-cell>
          <table:table-cell table:formula="of:=COM.MICROSOFT.CONCAT(INDIRECT(&quot;M1&quot;);&quot;&lt;=&quot;;INDIRECT(&quot;BG2&quot;);[.M67];INDIRECT(&quot;BG2&quot;);&quot;;&quot;)" office:value-type="string" office:string-value="CONTROL_SIGNAL_DATA_IS_VALID&lt;='0';" calcext:value-type="string">
            <text:p>CONTROL_SIGNAL_DATA_IS_VALID&lt;='0';</text:p>
          </table:table-cell>
          <table:table-cell table:formula="of:=COM.MICROSOFT.CONCAT(INDIRECT(&quot;N1&quot;);&quot;&lt;=&quot;;INDIRECT(&quot;BG2&quot;);[.N67];INDIRECT(&quot;BG2&quot;);&quot;;&quot;)" office:value-type="string" office:string-value="CONTROL_SIGNAL_ALU_OUT_ENABLE_TO_DATA_BUS&lt;='0';" calcext:value-type="string">
            <text:p>CONTROL_SIGNAL_ALU_OUT_ENABLE_TO_DATA_BUS&lt;='0';</text:p>
          </table:table-cell>
          <table:table-cell table:formula="of:=COM.MICROSOFT.CONCAT(INDIRECT(&quot;O1&quot;);&quot;&lt;=&quot;;INDIRECT(&quot;BG2&quot;);[.O67];INDIRECT(&quot;BG2&quot;);&quot;;&quot;)" office:value-type="string" office:string-value="CONTROL_SIGNAL_ALU_OUT_ENABLE_TO_ACUMULATOR&lt;='1';" calcext:value-type="string">
            <text:p>CONTROL_SIGNAL_ALU_OUT_ENABLE_TO_ACUMULATOR&lt;='1';</text:p>
          </table:table-cell>
          <table:table-cell table:formula="of:=COM.MICROSOFT.CONCAT(INDIRECT(&quot;P1&quot;);&quot;&lt;=&quot;;INDIRECT(&quot;BG2&quot;);[.P67];INDIRECT(&quot;BG2&quot;);&quot;;&quot;)" office:value-type="string" office:string-value="CONTROL_SIGNAL_ALU_OPERATION&lt;='0000';" calcext:value-type="string">
            <text:p>CONTROL_SIGNAL_ALU_OPERATION&lt;='0000';</text:p>
          </table:table-cell>
          <table:table-cell table:formula="of:=COM.MICROSOFT.CONCAT(INDIRECT(&quot;Q1&quot;);&quot;&lt;=&quot;;INDIRECT(&quot;BG2&quot;);[.Q67];INDIRECT(&quot;BG2&quot;);&quot;;&quot;)" office:value-type="string" office:string-value="CONTROL_SIGNAL_ACUMULATOR_LOAD_FROM_DATA_BUS&lt;='0';" calcext:value-type="string">
            <text:p>CONTROL_SIGNAL_ACUMULATOR_LOAD_FROM_DATA_BUS&lt;='0';</text:p>
          </table:table-cell>
          <table:table-cell table:formula="of:=COM.MICROSOFT.CONCAT(INDIRECT(&quot;R1&quot;);&quot;&lt;=&quot;;INDIRECT(&quot;BG2&quot;);[.R67];INDIRECT(&quot;BG2&quot;);&quot;;&quot;)" office:value-type="string" office:string-value="CONTROL_SIGNAL_ACUMULATOR_OUTPUT_ENABLE_TO_DATA_BUS&lt;='0';" calcext:value-type="string">
            <text:p>CONTROL_SIGNAL_ACUMULATOR_OUTPUT_ENABLE_TO_DATA_BUS&lt;='0';</text:p>
          </table:table-cell>
          <table:table-cell table:formula="of:=COM.MICROSOFT.CONCAT(INDIRECT(&quot;S1&quot;);&quot;&lt;=&quot;;INDIRECT(&quot;BG2&quot;);[.S67];INDIRECT(&quot;BG2&quot;);&quot;;&quot;)" office:value-type="string" office:string-value="CONTROL_SIGNAL_ACUMULATOR_LOAD_FROM_ALU&lt;='1';" calcext:value-type="string">
            <text:p>CONTROL_SIGNAL_ACUMULATOR_LOAD_FROM_ALU&lt;='1';</text:p>
          </table:table-cell>
          <table:table-cell table:formula="of:=COM.MICROSOFT.CONCAT(INDIRECT(&quot;T1&quot;);&quot;&lt;=&quot;;INDIRECT(&quot;BG2&quot;);[.T67];INDIRECT(&quot;BG2&quot;);&quot;;&quot;)" office:value-type="string" office:string-value="CONTROL_SIGNAL_ACUMULATOR_OUTPUT_ENABLE_TO_ALU&lt;='0';" calcext:value-type="string">
            <text:p>CONTROL_SIGNAL_ACUMULATOR_OUTPUT_ENABLE_TO_ALU&lt;='0';</text:p>
          </table:table-cell>
          <table:table-cell table:formula="of:=COM.MICROSOFT.CONCAT(INDIRECT(&quot;U1&quot;);&quot;&lt;=&quot;;INDIRECT(&quot;BG2&quot;);[.U67];INDIRECT(&quot;BG2&quot;);&quot;;&quot;)" office:value-type="string" office:string-value="CONTROL_SIGNAL_B_REGISTER_LOAD&lt;='0';" calcext:value-type="string">
            <text:p>CONTROL_SIGNAL_B_REGISTER_LOAD&lt;='0';</text:p>
          </table:table-cell>
          <table:table-cell table:formula="of:=COM.MICROSOFT.CONCAT(INDIRECT(&quot;V1&quot;);&quot;&lt;=&quot;;INDIRECT(&quot;BG2&quot;);[.V67];INDIRECT(&quot;BG2&quot;);&quot;;&quot;)" office:value-type="string" office:string-value="CONTROL_SIGNAL_X_REGISTER_LOAD&lt;='0';" calcext:value-type="string">
            <text:p>CONTROL_SIGNAL_X_REGISTER_LOAD&lt;='0';</text:p>
          </table:table-cell>
          <table:table-cell table:formula="of:=COM.MICROSOFT.CONCAT(INDIRECT(&quot;W1&quot;);&quot;&lt;=&quot;;INDIRECT(&quot;BG2&quot;);[.W67];INDIRECT(&quot;BG2&quot;);&quot;;&quot;)" office:value-type="string" office:string-value="CONTROL_SIGNAL_X_REGISTER_OUTPUT_ENABLE&lt;='0';" calcext:value-type="string">
            <text:p>CONTROL_SIGNAL_X_REGISTER_OUTPUT_ENABLE&lt;='0';</text:p>
          </table:table-cell>
          <table:table-cell table:formula="of:=COM.MICROSOFT.CONCAT(INDIRECT(&quot;X1&quot;);&quot;&lt;=&quot;;INDIRECT(&quot;BG2&quot;);[.X67];INDIRECT(&quot;BG2&quot;);&quot;;&quot;)" office:value-type="string" office:string-value="CONTROL_SIGNAL_Y_REGISTER_LOAD&lt;='0';" calcext:value-type="string">
            <text:p>CONTROL_SIGNAL_Y_REGISTER_LOAD&lt;='0';</text:p>
          </table:table-cell>
          <table:table-cell table:formula="of:=COM.MICROSOFT.CONCAT(INDIRECT(&quot;Y1&quot;);&quot;&lt;=&quot;;INDIRECT(&quot;BG2&quot;);[.Y67];INDIRECT(&quot;BG2&quot;);&quot;;&quot;)" office:value-type="string" office:string-value="CONTROL_SIGNAL_Y_REGISTER_OUTPUT_ENABLE&lt;='0';" calcext:value-type="string">
            <text:p>CONTROL_SIGNAL_Y_REGISTER_OUTPUT_ENABLE&lt;='0';</text:p>
          </table:table-cell>
          <table:table-cell table:formula="of:=COM.MICROSOFT.CONCAT(INDIRECT(&quot;Z1&quot;);&quot;&lt;=&quot;;INDIRECT(&quot;BG2&quot;);[.Z67];INDIRECT(&quot;BG2&quot;);&quot;;&quot;)" office:value-type="string" office:string-value="CONTROL_SIGNAL_INSTRUCTION_REGISTER_LOAD&lt;='0';" calcext:value-type="string">
            <text:p>CONTROL_SIGNAL_INSTRUCTION_REGISTER_LOAD&lt;='0';</text:p>
          </table:table-cell>
          <table:table-cell table:formula="of:=COM.MICROSOFT.CONCAT(INDIRECT(&quot;AA1&quot;);&quot;&lt;=&quot;;INDIRECT(&quot;BG2&quot;);[.AA67];INDIRECT(&quot;BG2&quot;);&quot;;&quot;)" office:value-type="string" office:string-value="CONTROL_SIGNAL_COUNTER_ENABLE&lt;='1';" calcext:value-type="string">
            <text:p>CONTROL_SIGNAL_COUNTER_ENABLE&lt;='1';</text:p>
          </table:table-cell>
          <table:table-cell table:formula="of:=COM.MICROSOFT.CONCAT(INDIRECT(&quot;AB1&quot;);&quot;&lt;=&quot;;INDIRECT(&quot;BG2&quot;);[.AB67];INDIRECT(&quot;BG2&quot;);&quot;;&quot;)" office:value-type="string" office:string-value="CONTROL_SIGNAL_LOAD_FROM_DATA_BUS_TO_COUNTER_LOW&lt;='0';" calcext:value-type="string">
            <text:p>CONTROL_SIGNAL_LOAD_FROM_DATA_BUS_TO_COUNTER_LOW&lt;='0';</text:p>
          </table:table-cell>
          <table:table-cell table:formula="of:=COM.MICROSOFT.CONCAT(INDIRECT(&quot;AC1&quot;);&quot;&lt;=&quot;;INDIRECT(&quot;BG2&quot;);[.AC67];INDIRECT(&quot;BG2&quot;);&quot;;&quot;)" office:value-type="string" office:string-value="CONTROL_SIGNAL_LOAD_FROM_DATA_BUS_TO_COUNTER_HIGH&lt;='0';" calcext:value-type="string">
            <text:p>CONTROL_SIGNAL_LOAD_FROM_DATA_BUS_TO_COUNTER_HIGH&lt;='0';</text:p>
          </table:table-cell>
          <table:table-cell table:formula="of:=COM.MICROSOFT.CONCAT(INDIRECT(&quot;AD1&quot;);&quot;&lt;=&quot;;INDIRECT(&quot;BG2&quot;);[.AD67];INDIRECT(&quot;BG2&quot;);&quot;;&quot;)" office:value-type="string" office:string-value="CONTROL_SIGNAL_OUTPUT_ENABLE_FROM_COUNTER_LOW_TO_DATA_BUS&lt;='0';" calcext:value-type="string">
            <text:p>CONTROL_SIGNAL_OUTPUT_ENABLE_FROM_COUNTER_LOW_TO_DATA_BUS&lt;='0';</text:p>
          </table:table-cell>
          <table:table-cell table:formula="of:=COM.MICROSOFT.CONCAT(INDIRECT(&quot;AE1&quot;);&quot;&lt;=&quot;;INDIRECT(&quot;BG2&quot;);[.AE67];INDIRECT(&quot;BG2&quot;);&quot;;&quot;)" office:value-type="string" office:string-value="CONTROL_SIGNAL_OUTPUT_ENABLE_FROM_COUNTER_HIGH_TO_DATA_BUS&lt;='0';" calcext:value-type="string">
            <text:p>CONTROL_SIGNAL_OUTPUT_ENABLE_FROM_COUNTER_HIGH_TO_DATA_BUS&lt;='0';</text:p>
          </table:table-cell>
          <table:table-cell table:formula="of:=COM.MICROSOFT.CONCAT(INDIRECT(&quot;AF1&quot;);&quot;&lt;=&quot;;INDIRECT(&quot;BG2&quot;);[.AF67];INDIRECT(&quot;BG2&quot;);&quot;;&quot;)" office:value-type="string" office:string-value="CONTROL_SIGNAL_OUTPUT_ENABLE_FROM_COUNTER_TO_ADDRESS_BUS&lt;='0';" calcext:value-type="string">
            <text:p>CONTROL_SIGNAL_OUTPUT_ENABLE_FROM_COUNTER_TO_ADDRESS_BUS&lt;='0';</text:p>
          </table:table-cell>
          <table:table-cell table:formula="of:=COM.MICROSOFT.CONCAT(INDIRECT(&quot;AG1&quot;);&quot;&lt;=&quot;;INDIRECT(&quot;BG2&quot;);[.AG67];INDIRECT(&quot;BG2&quot;);&quot;;&quot;)" office:value-type="string" office:string-value="CONTROL_SIGNAL_STEP_COUNTER_RESET&lt;='1';" calcext:value-type="string">
            <text:p>CONTROL_SIGNAL_STEP_COUNTER_RESET&lt;='1';</text:p>
          </table:table-cell>
          <table:table-cell table:formula="of:=COM.MICROSOFT.CONCAT(INDIRECT(&quot;AH1&quot;);&quot;&lt;=&quot;;INDIRECT(&quot;BG2&quot;);[.AH67];INDIRECT(&quot;BG2&quot;);&quot;;&quot;)" office:value-type="string" office:string-value="CONTROL_SIGNAL_STEP_COUNTER_ENABLE&lt;='0';" calcext:value-type="string">
            <text:p>CONTROL_SIGNAL_STEP_COUNTER_ENABLE&lt;='0';</text:p>
          </table:table-cell>
          <table:table-cell table:formula="of:=COM.MICROSOFT.CONCAT(INDIRECT(&quot;AI1&quot;);&quot;&lt;=&quot;;INDIRECT(&quot;BG2&quot;);[.AI67];INDIRECT(&quot;BG2&quot;);&quot;;&quot;)" office:value-type="string" office:string-value="CONTROL_SIGNAL_STEP_COUNTER_INPUT_FROM_DATA_BUS&lt;='0';" calcext:value-type="string">
            <text:p>CONTROL_SIGNAL_STEP_COUNTER_INPUT_FROM_DATA_BUS&lt;='0';</text:p>
          </table:table-cell>
          <table:table-cell table:formula="of:=COM.MICROSOFT.CONCAT(INDIRECT(&quot;AJ1&quot;);&quot;&lt;=&quot;;INDIRECT(&quot;BG2&quot;);[.AJ67];INDIRECT(&quot;BG2&quot;);&quot;;&quot;)" office:value-type="string" office:string-value="CONTROL_SIGNAL_STEP_COUNTER_OUTPUT_TO_DATA_BUS&lt;='0';" calcext:value-type="string">
            <text:p>CONTROL_SIGNAL_STEP_COUNTER_OUTPUT_TO_DATA_BUS&lt;='0';</text:p>
          </table:table-cell>
          <table:table-cell table:formula="of:=COM.MICROSOFT.CONCAT(INDIRECT(&quot;AK1&quot;);&quot;&lt;=&quot;;INDIRECT(&quot;BG2&quot;);[.AK67];INDIRECT(&quot;BG2&quot;);&quot;;&quot;)" office:value-type="string" office:string-value="CONTROL_SIGNAL_STACK_POINTER_LOAD_FROM_DATA_BUS&lt;='0';" calcext:value-type="string">
            <text:p>CONTROL_SIGNAL_STACK_POINTER_LOAD_FROM_DATA_BUS&lt;='0';</text:p>
          </table:table-cell>
          <table:table-cell table:formula="of:=COM.MICROSOFT.CONCAT(INDIRECT(&quot;AL1&quot;);&quot;&lt;=&quot;;INDIRECT(&quot;BG2&quot;);[.AL67];INDIRECT(&quot;BG2&quot;);&quot;;&quot;)" office:value-type="string" office:string-value="CONTROL_SIGNAL_STACK_POINTER_OUTPUT_TO_DATA_BUS&lt;='0';" calcext:value-type="string">
            <text:p>CONTROL_SIGNAL_STACK_POINTER_OUTPUT_TO_DATA_BUS&lt;='0';</text:p>
          </table:table-cell>
          <table:table-cell table:formula="of:=COM.MICROSOFT.CONCAT(INDIRECT(&quot;AM1&quot;);&quot;&lt;=&quot;;INDIRECT(&quot;BG2&quot;);[.AM67];INDIRECT(&quot;BG2&quot;);&quot;,&quot;)" office:value-type="string" office:string-value="CONTROL_SIGNAL_STACK_POINTER_OUTPUT_TO_ADDRESS_BUS&lt;='0'," calcext:value-type="string">
            <text:p>CONTROL_SIGNAL_STACK_POINTER_OUTPUT_TO_ADDRESS_BUS&lt;='0',</text:p>
          </table:table-cell>
          <table:table-cell table:formula="of:=COM.MICROSOFT.CONCAT(INDIRECT(&quot;AN1&quot;);&quot;&lt;=&quot;;INDIRECT(&quot;BG2&quot;);[.AN67];INDIRECT(&quot;BG2&quot;);&quot;;&quot;)" office:value-type="string" office:string-value="CONTROL_SIGNAL_PROCESSOR_STATUS_REGISTER_LOAD_FROM_ALU&lt;='0';" calcext:value-type="string">
            <text:p>CONTROL_SIGNAL_PROCESSOR_STATUS_REGISTER_LOAD_FROM_ALU&lt;='0';</text:p>
          </table:table-cell>
          <table:table-cell table:formula="of:=COM.MICROSOFT.CONCAT(INDIRECT(&quot;AO1&quot;);&quot;&lt;=&quot;;INDIRECT(&quot;BG2&quot;);[.AO67];INDIRECT(&quot;BG2&quot;);&quot;;&quot;)" office:value-type="string" office:string-value="CONTROL_SIGNAL_PROCESSOR_STATUS_REGISTER_LOAD_FROM_DATA_BUS&lt;='0';" calcext:value-type="string">
            <text:p>CONTROL_SIGNAL_PROCESSOR_STATUS_REGISTER_LOAD_FROM_DATA_BUS&lt;='0';</text:p>
          </table:table-cell>
          <table:table-cell table:formula="of:=COM.MICROSOFT.CONCAT(INDIRECT(&quot;AP1&quot;);&quot;&lt;=&quot;;INDIRECT(&quot;BG2&quot;);[.AP67];INDIRECT(&quot;BG2&quot;);&quot;;&quot;)" office:value-type="string" office:string-value="CONTROL_SIGNAL_PROCESSOR_STATUS_REGISTER_OUTPUT_ENABLE_TO_DATA_BUS&lt;='0';" calcext:value-type="string">
            <text:p>CONTROL_SIGNAL_PROCESSOR_STATUS_REGISTER_OUTPUT_ENABLE_TO_DATA_BUS&lt;='0';</text:p>
          </table:table-cell>
          <table:table-cell table:formula="of:=COM.MICROSOFT.CONCAT(INDIRECT(&quot;AQ1&quot;);&quot;&lt;=&quot;;INDIRECT(&quot;BG2&quot;);[.AQ67];INDIRECT(&quot;BG2&quot;);&quot;;&quot;)" office:value-type="string" office:string-value="CONTROL_SIGNAL_PROCESSOR_STATUS_REGISTER_SET_CARRY_FLAG&lt;='0';" calcext:value-type="string">
            <text:p>CONTROL_SIGNAL_PROCESSOR_STATUS_REGISTER_SET_CARRY_FLAG&lt;='0';</text:p>
          </table:table-cell>
          <table:table-cell table:formula="of:=COM.MICROSOFT.CONCAT(INDIRECT(&quot;AR1&quot;);&quot;&lt;=&quot;;INDIRECT(&quot;BG2&quot;);[.AR67];INDIRECT(&quot;BG2&quot;);&quot;;&quot;)" office:value-type="string" office:string-value="CONTROL_SIGNAL_PROCESSOR_STATUS_REGISTER_SET_OVERFLOW_FLAG&lt;='0';" calcext:value-type="string">
            <text:p>CONTROL_SIGNAL_PROCESSOR_STATUS_REGISTER_SET_OVERFLOW_FLAG&lt;='0';</text:p>
          </table:table-cell>
          <table:table-cell table:formula="of:=COM.MICROSOFT.CONCAT(INDIRECT(&quot;AS1&quot;);&quot;&lt;=&quot;;INDIRECT(&quot;BG2&quot;);[.AS67];INDIRECT(&quot;BG2&quot;);&quot;;&quot;)" office:value-type="string" office:string-value="CONTROL_SIGNAL_PROCESSOR_STATUS_REGISTER_SET_ZERO_FLAG&lt;='0';" calcext:value-type="string">
            <text:p>CONTROL_SIGNAL_PROCESSOR_STATUS_REGISTER_SET_ZERO_FLAG&lt;='0';</text:p>
          </table:table-cell>
          <table:table-cell table:formula="of:=COM.MICROSOFT.CONCAT(INDIRECT(&quot;AT1&quot;);&quot;&lt;=&quot;;INDIRECT(&quot;BG2&quot;);[.AT67];INDIRECT(&quot;BG2&quot;);&quot;;&quot;)" office:value-type="string" office:string-value="CONTROL_SIGNAL_PROCESSOR_STATUS_REGISTER_SET_NEGATIVE_FLAG&lt;='0';" calcext:value-type="string">
            <text:p>CONTROL_SIGNAL_PROCESSOR_STATUS_REGISTER_SET_NEGATIVE_FLAG&lt;='0';</text:p>
          </table:table-cell>
          <table:table-cell table:formula="of:=COM.MICROSOFT.CONCAT(INDIRECT(&quot;AU1&quot;);&quot;&lt;=&quot;;INDIRECT(&quot;BG2&quot;);[.AU67];INDIRECT(&quot;BG2&quot;);&quot;;&quot;)" office:value-type="string" office:string-value="CONTROL_SIGNAL_PROCESSOR_STATUS_REGISTER_SET_IRQ_DISABLE_FLAG&lt;='0';" calcext:value-type="string">
            <text:p>CONTROL_SIGNAL_PROCESSOR_STATUS_REGISTER_SET_IRQ_DISABLE_FLAG&lt;='0';</text:p>
          </table:table-cell>
          <table:table-cell table:formula="of:=COM.MICROSOFT.CONCAT(INDIRECT(&quot;AV1&quot;);&quot;&lt;=&quot;;INDIRECT(&quot;BG2&quot;);[.AV67];INDIRECT(&quot;BG2&quot;);&quot;;&quot;)" office:value-type="string" office:string-value="CONTROL_SIGNAL_PROCESSOR_STATUS_REGISTER_CLEAR_CARRY_FLAG&lt;='0';" calcext:value-type="string">
            <text:p>CONTROL_SIGNAL_PROCESSOR_STATUS_REGISTER_CLEAR_CARRY_FLAG&lt;='0';</text:p>
          </table:table-cell>
          <table:table-cell table:formula="of:=COM.MICROSOFT.CONCAT(INDIRECT(&quot;AW1&quot;);&quot;&lt;=&quot;;INDIRECT(&quot;BG2&quot;);[.AW67];INDIRECT(&quot;BG2&quot;);&quot;;&quot;)" office:value-type="string" office:string-value="CONTROL_SIGNAL_PROCESSOR_STATUS_REGISTER_CLEAR_OVERFLOW_FLAG&lt;='0';" calcext:value-type="string">
            <text:p>CONTROL_SIGNAL_PROCESSOR_STATUS_REGISTER_CLEAR_OVERFLOW_FLAG&lt;='0';</text:p>
          </table:table-cell>
          <table:table-cell table:formula="of:=COM.MICROSOFT.CONCAT(INDIRECT(&quot;AX1&quot;);&quot;&lt;=&quot;;INDIRECT(&quot;BG2&quot;);[.AX67];INDIRECT(&quot;BG2&quot;);&quot;;&quot;)" office:value-type="string" office:string-value="CONTROL_SIGNAL_PROCESSOR_STATUS_REGISTER_CLEAR_ZERO_FLAG&lt;='0';" calcext:value-type="string">
            <text:p>CONTROL_SIGNAL_PROCESSOR_STATUS_REGISTER_CLEAR_ZERO_FLAG&lt;='0';</text:p>
          </table:table-cell>
          <table:table-cell table:formula="of:=COM.MICROSOFT.CONCAT(INDIRECT(&quot;AY1&quot;);&quot;&lt;=&quot;;INDIRECT(&quot;BG2&quot;);[.AY67];INDIRECT(&quot;BG2&quot;);&quot;;&quot;)" office:value-type="string" office:string-value="CONTROL_SIGNAL_PROCESSOR_STATUS_REGISTER_CLEAR_NEGATIVE_FLAG&lt;='0';" calcext:value-type="string">
            <text:p>CONTROL_SIGNAL_PROCESSOR_STATUS_REGISTER_CLEAR_NEGATIVE_FLAG&lt;='0';</text:p>
          </table:table-cell>
          <table:table-cell table:formula="of:=COM.MICROSOFT.CONCAT(INDIRECT(&quot;AZ1&quot;);&quot;&lt;=&quot;;INDIRECT(&quot;BG2&quot;);[.AZ67];INDIRECT(&quot;BG2&quot;);&quot;;&quot;)" office:value-type="string" office:string-value="CONTROL_SIGNAL_PROCESSOR_STATUS_REGISTER_CLEAR_IRQ_DISABLE_FLAG&lt;='0';" calcext:value-type="string">
            <text:p>CONTROL_SIGNAL_PROCESSOR_STATUS_REGISTER_CLEAR_IRQ_DISABLE_FLAG&lt;='0';</text:p>
          </table:table-cell>
          <table:table-cell table:formula="of:=COM.MICROSOFT.CONCAT(INDIRECT(&quot;BA1&quot;);&quot;&lt;=&quot;;INDIRECT(&quot;BG2&quot;);[.BA67];INDIRECT(&quot;BG2&quot;);&quot;;&quot;)" office:value-type="string" office:string-value="CONTROL_SIGNAL_LOAD_FROM_DATA_BUS_TO_MEMORY_ADDRESS_REGISTER_LOW&lt;='0';" calcext:value-type="string">
            <text:p>CONTROL_SIGNAL_LOAD_FROM_DATA_BUS_TO_MEMORY_ADDRESS_REGISTER_LOW&lt;='0';</text:p>
          </table:table-cell>
          <table:table-cell table:formula="of:=COM.MICROSOFT.CONCAT(INDIRECT(&quot;BB1&quot;);&quot;&lt;=&quot;;INDIRECT(&quot;BG2&quot;);[.BB67];INDIRECT(&quot;BG2&quot;);&quot;;&quot;)" office:value-type="string" office:string-value="CONTROL_SIGNAL_LOAD_FROM_DATA_BUS_TO_MEMORY_ADDRESS_REGISTER_HIGH&lt;='0';" calcext:value-type="string">
            <text:p>CONTROL_SIGNAL_LOAD_FROM_DATA_BUS_TO_MEMORY_ADDRESS_REGISTER_HIGH&lt;='0';</text:p>
          </table:table-cell>
          <table:table-cell table:formula="of:=COM.MICROSOFT.CONCAT(INDIRECT(&quot;BC1&quot;);&quot;&lt;=&quot;;INDIRECT(&quot;BG2&quot;);[.BC67];INDIRECT(&quot;BG2&quot;);&quot;;&quot;)" office:value-type="string" office:string-value="CONTROL_SIGNAL_OUTPUT_ENABLE_FROM_MEMORY_ADDRESS_REGISTER_LOW_TO_DATA_BUS&lt;='0';" calcext:value-type="string">
            <text:p>CONTROL_SIGNAL_OUTPUT_ENABLE_FROM_MEMORY_ADDRESS_REGISTER_LOW_TO_DATA_BUS&lt;='0';</text:p>
          </table:table-cell>
          <table:table-cell table:formula="of:=COM.MICROSOFT.CONCAT(INDIRECT(&quot;BD1&quot;);&quot;&lt;=&quot;;INDIRECT(&quot;BG2&quot;);[.BD67];INDIRECT(&quot;BG2&quot;);&quot;;&quot;)" office:value-type="string" office:string-value="CONTROL_SIGNAL_OUTPUT_ENABLE_FROM_MEMORY_ADDRESS_REGISTER_HIGH_TO_DATA_BUS&lt;='0';" calcext:value-type="string">
            <text:p>CONTROL_SIGNAL_OUTPUT_ENABLE_FROM_MEMORY_ADDRESS_REGISTER_HIGH_TO_DATA_BUS&lt;='0';</text:p>
          </table:table-cell>
          <table:table-cell table:formula="of:=COM.MICROSOFT.CONCAT(INDIRECT(&quot;BE1&quot;);&quot;&lt;=&quot;;INDIRECT(&quot;BG2&quot;);[.BE67];INDIRECT(&quot;BG2&quot;);&quot;;&quot;)" office:value-type="string" office:string-value="CONTROL_SIGNAL_OUTPUT_ENABLE_FROM_MEMORY_ADDRESS_REGISTER_TO_ADDRESS_BUS&lt;='0';" calcext:value-type="string">
            <text:p>CONTROL_SIGNAL_OUTPUT_ENABLE_FROM_MEMORY_ADDRESS_REGISTER_TO_ADDRESS_BUS&lt;='0';</text:p>
          </table:table-cell>
          <table:table-cell table:number-columns-repeated="44"/>
        </table:table-row>
        <table:table-row table:style-name="ro1" table:number-rows-repeated="51">
          <table:table-cell table:number-columns-repeated="3"/>
          <table:table-cell table:style-name="ce5"/>
          <table:table-cell table:number-columns-repeated="144"/>
        </table:table-row>
        <table:table-row table:style-name="ro1" table:number-rows-repeated="449">
          <table:table-cell table:number-columns-repeated="3"/>
          <table:table-cell table:style-name="ce5"/>
          <table:table-cell table:number-columns-repeated="144"/>
        </table:table-row>
        <table:table-row table:style-name="ro1" table:number-rows-repeated="1048008">
          <table:table-cell table:number-columns-repeated="148"/>
        </table:table-row>
        <table:table-row table:style-name="ro1">
          <table:table-cell table:number-columns-repeated="148"/>
        </table:table-row>
      </table:table>
      <table:table table:name="Contol Logic Signals Overview" table:style-name="ta1">
        <table:table-column table:style-name="co73" table:default-cell-style-name="ce64"/>
        <table:table-column table:style-name="co18" table:default-cell-style-name="ce64"/>
        <table:table-column table:style-name="co74" table:default-cell-style-name="ce48"/>
        <table:table-column table:style-name="co75" table:default-cell-style-name="ce49"/>
        <table:table-row table:style-name="ro3">
          <table:table-cell table:style-name="ce61" office:value-type="string" calcext:value-type="string" table:number-columns-spanned="4" table:number-rows-spanned="1">
            <text:p>Control signal description</text:p>
          </table:table-cell>
          <table:covered-table-cell table:style-name="ce9"/>
          <table:covered-table-cell table:number-columns-repeated="2" table:style-name="ce20"/>
        </table:table-row>
        <table:table-row table:style-name="ro3">
          <table:table-cell table:style-name="ce11" office:value-type="string" calcext:value-type="string">
            <text:p>Module</text:p>
          </table:table-cell>
          <table:table-cell table:style-name="ce20" office:value-type="string" calcext:value-type="string">
            <text:p>Abreviation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VHDL Signal name</text:p>
          </table:table-cell>
        </table:table-row>
        <table:table-row table:style-name="ro1">
          <table:table-cell table:style-name="ce23" office:value-type="string" calcext:value-type="string" table:number-columns-spanned="1" table:number-rows-spanned="2">
            <text:p>Data status</text:p>
          </table:table-cell>
          <table:table-cell table:style-name="ce47" office:value-type="string" calcext:value-type="string">
            <text:p>RW</text:p>
          </table:table-cell>
          <table:table-cell office:value-type="string" calcext:value-type="string">
            <text:p>Indicates if the processor tries to read or write from a memory address: Read: 1 – Write: 0</text:p>
          </table:table-cell>
          <table:table-cell office:value-type="string" calcext:value-type="string">
            <text:p>CONTROL_SIGNAL_READ_OR_WRITE</text:p>
          </table:table-cell>
        </table:table-row>
        <table:table-row table:style-name="ro1">
          <table:covered-table-cell table:style-name="ce33"/>
          <table:table-cell table:style-name="ce47" office:value-type="string" calcext:value-type="string">
            <text:p>DIV</text:p>
          </table:table-cell>
          <table:table-cell office:value-type="string" calcext:value-type="string">
            <text:p>Indicates that the data in the data bus is valid</text:p>
          </table:table-cell>
          <table:table-cell office:value-type="string" calcext:value-type="string">
            <text:p>CONTROL_SIGNAL_DATA_IS_VALID</text:p>
          </table:table-cell>
        </table:table-row>
        <table:table-row table:style-name="ro1">
          <table:table-cell table:style-name="ce34" office:value-type="string" calcext:value-type="string" table:number-columns-spanned="1" table:number-rows-spanned="3">
            <text:p>ALU</text:p>
          </table:table-cell>
          <table:table-cell office:value-type="string" calcext:value-type="string">
            <text:p>OEDB</text:p>
          </table:table-cell>
          <table:table-cell office:value-type="string" calcext:value-type="string">
            <text:p>Output operation result to data bus</text:p>
          </table:table-cell>
          <table:table-cell office:value-type="string" calcext:value-type="string">
            <text:p>CONTROL_SIGNAL_ALU_OUT_ENABLE_TO_DATA_BUS</text:p>
          </table:table-cell>
        </table:table-row>
        <table:table-row table:style-name="ro1">
          <table:covered-table-cell/>
          <table:table-cell office:value-type="string" calcext:value-type="string">
            <text:p>OEA</text:p>
          </table:table-cell>
          <table:table-cell office:value-type="string" calcext:value-type="string">
            <text:p>Output operation result to acumulator</text:p>
          </table:table-cell>
          <table:table-cell office:value-type="string" calcext:value-type="string">
            <text:p>CONTROL_SIGNAL_ALU_OUT_ENABLE_TO_ACUMULATOR</text:p>
          </table:table-cell>
        </table:table-row>
        <table:table-row table:style-name="ro1">
          <table:covered-table-cell/>
          <table:table-cell office:value-type="string" calcext:value-type="string">
            <text:p>OP</text:p>
          </table:table-cell>
          <table:table-cell office:value-type="string" calcext:value-type="string">
            <text:p>ALU operation code</text:p>
          </table:table-cell>
          <table:table-cell office:value-type="string" calcext:value-type="string">
            <text:p>CONTROL_SIGNAL_ALU_OPERATION</text:p>
          </table:table-cell>
        </table:table-row>
        <table:table-row table:style-name="ro1">
          <table:table-cell table:style-name="ce36" office:value-type="string" calcext:value-type="string" table:number-columns-spanned="1" table:number-rows-spanned="4">
            <text:p>Acumulator</text:p>
          </table:table-cell>
          <table:table-cell office:value-type="string" calcext:value-type="string">
            <text:p>LFDB</text:p>
          </table:table-cell>
          <table:table-cell office:value-type="string" calcext:value-type="string">
            <text:p>Load from data bus to acumulator</text:p>
          </table:table-cell>
          <table:table-cell office:value-type="string" calcext:value-type="string">
            <text:p>CONTROL_SIGNAL_ACUMULATO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acumulator content to data bus</text:p>
          </table:table-cell>
          <table:table-cell office:value-type="string" calcext:value-type="string">
            <text:p>CONTROL_SIGNAL_ACUMULATOR_OUTPUT_ENABLE_TO_DATA_BUS</text:p>
          </table:table-cell>
        </table:table-row>
        <table:table-row table:style-name="ro1">
          <table:covered-table-cell/>
          <table:table-cell office:value-type="string" calcext:value-type="string">
            <text:p>LFA</text:p>
          </table:table-cell>
          <table:table-cell office:value-type="string" calcext:value-type="string">
            <text:p>Load from ALU to acumulator</text:p>
          </table:table-cell>
          <table:table-cell office:value-type="string" calcext:value-type="string">
            <text:p>CONTROL_SIGNAL_ACUMULATOR_LOAD_FROM_ALU</text:p>
          </table:table-cell>
        </table:table-row>
        <table:table-row table:style-name="ro1">
          <table:covered-table-cell/>
          <table:table-cell office:value-type="string" calcext:value-type="string">
            <text:p>OEA</text:p>
          </table:table-cell>
          <table:table-cell office:value-type="string" calcext:value-type="string">
            <text:p>Enable output from acumulator tu ALU</text:p>
          </table:table-cell>
          <table:table-cell office:value-type="string" calcext:value-type="string">
            <text:p>CONTROL_SIGNAL_ACUMULATOR_OUTPUT_ENABLE_TO_ALU</text:p>
          </table:table-cell>
        </table:table-row>
        <table:table-row table:style-name="ro1">
          <table:table-cell table:style-name="ce37" office:value-type="string" calcext:value-type="string">
            <text:p>Register B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B</text:p>
          </table:table-cell>
          <table:table-cell office:value-type="string" calcext:value-type="string">
            <text:p>CONTROL_SIGNAL_B_REGISTER_LOAD</text:p>
          </table:table-cell>
        </table:table-row>
        <table:table-row table:style-name="ro1">
          <table:table-cell table:style-name="ce38" office:value-type="string" calcext:value-type="string" table:number-columns-spanned="1" table:number-rows-spanned="2">
            <text:p>Register X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X</text:p>
          </table:table-cell>
          <table:table-cell office:value-type="string" calcext:value-type="string">
            <text:p>CONTROL_SIGNAL_X_REGISTER_LOAD</text:p>
          </table:table-cell>
        </table:table-row>
        <table:table-row table:style-name="ro1">
          <table:covered-table-cell/>
          <table:table-cell office:value-type="string" calcext:value-type="string">
            <text:p>OE</text:p>
          </table:table-cell>
          <table:table-cell office:value-type="string" calcext:value-type="string">
            <text:p>Output register X content to data bus</text:p>
          </table:table-cell>
          <table:table-cell office:value-type="string" calcext:value-type="string">
            <text:p>CONTROL_SIGNAL_X_REGISTER_OUTPUT_ENABLE</text:p>
          </table:table-cell>
        </table:table-row>
        <table:table-row table:style-name="ro1">
          <table:table-cell table:style-name="ce39" office:value-type="string" calcext:value-type="string" table:number-columns-spanned="1" table:number-rows-spanned="2">
            <text:p>Register Y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register Y</text:p>
          </table:table-cell>
          <table:table-cell office:value-type="string" calcext:value-type="string">
            <text:p>CONTROL_SIGNAL_Y_REGISTER_LOAD</text:p>
          </table:table-cell>
        </table:table-row>
        <table:table-row table:style-name="ro1">
          <table:covered-table-cell/>
          <table:table-cell office:value-type="string" calcext:value-type="string">
            <text:p>OE</text:p>
          </table:table-cell>
          <table:table-cell office:value-type="string" calcext:value-type="string">
            <text:p>Output register Y content to data bus</text:p>
          </table:table-cell>
          <table:table-cell office:value-type="string" calcext:value-type="string">
            <text:p>CONTROL_SIGNAL_Y_REGISTER_OUTPUT_ENABLE</text:p>
          </table:table-cell>
        </table:table-row>
        <table:table-row table:style-name="ro1">
          <table:table-cell table:style-name="ce40" office:value-type="string" calcext:value-type="string">
            <text:p>Instruction register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oad from data bus to instruction register</text:p>
          </table:table-cell>
          <table:table-cell office:value-type="string" calcext:value-type="string">
            <text:p>CONTROL_SIGNAL_INSTRUCTION_REGISTER_LOAD</text:p>
          </table:table-cell>
        </table:table-row>
        <table:table-row table:style-name="ro1">
          <table:table-cell table:style-name="ce41" office:value-type="string" calcext:value-type="string" table:number-columns-spanned="1" table:number-rows-spanned="6">
            <text:p>Program counter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llows the program counter to count</text:p>
          </table:table-cell>
          <table:table-cell office:value-type="string" calcext:value-type="string">
            <text:p>CONTROL_SIGNAL_COUNTER_ENABLE</text:p>
          </table:table-cell>
        </table:table-row>
        <table:table-row table:style-name="ro1">
          <table:covered-table-cell/>
          <table:table-cell office:value-type="string" calcext:value-type="string">
            <text:p>LDBL</text:p>
          </table:table-cell>
          <table:table-cell office:value-type="string" calcext:value-type="string">
            <text:p>Load the LOW part of the counter from the data bus</text:p>
          </table:table-cell>
          <table:table-cell office:value-type="string" calcext:value-type="string">
            <text:p>CONTROL_SIGNAL_LOAD_FROM_DATA_BUS_TO_COUNTER_LOW</text:p>
          </table:table-cell>
        </table:table-row>
        <table:table-row table:style-name="ro1">
          <table:covered-table-cell/>
          <table:table-cell office:value-type="string" calcext:value-type="string">
            <text:p>LDBH</text:p>
          </table:table-cell>
          <table:table-cell office:value-type="string" calcext:value-type="string">
            <text:p>Load the HIGH part of the counter from the data bus</text:p>
          </table:table-cell>
          <table:table-cell office:value-type="string" calcext:value-type="string">
            <text:p>CONTROL_SIGNAL_LOAD_FROM_DATA_BUS_TO_COUNTER_HIGH</text:p>
          </table:table-cell>
        </table:table-row>
        <table:table-row table:style-name="ro1">
          <table:covered-table-cell/>
          <table:table-cell office:value-type="string" calcext:value-type="string">
            <text:p>OELDB</text:p>
          </table:table-cell>
          <table:table-cell office:value-type="string" calcext:value-type="string">
            <text:p>Output the LOW part of the counter content to the data bus</text:p>
          </table:table-cell>
          <table:table-cell office:value-type="string" calcext:value-type="string">
            <text:p>CONTROL_SIGNAL_OUTPUT_ENABLE_FROM_COUNTER_LOW_TO_DATA_BUS</text:p>
          </table:table-cell>
        </table:table-row>
        <table:table-row table:style-name="ro1">
          <table:covered-table-cell/>
          <table:table-cell office:value-type="string" calcext:value-type="string">
            <text:p>OEHDB</text:p>
          </table:table-cell>
          <table:table-cell office:value-type="string" calcext:value-type="string">
            <text:p>Output the HIGH part of the counter content to the data bus</text:p>
          </table:table-cell>
          <table:table-cell office:value-type="string" calcext:value-type="string">
            <text:p>CONTROL_SIGNAL_OUTPUT_ENABLE_FROM_COUNTER_HIGH_TO_DATA_BUS</text:p>
          </table:table-cell>
        </table:table-row>
        <table:table-row table:style-name="ro1">
          <table:covered-table-cell/>
          <table:table-cell office:value-type="string" calcext:value-type="string">
            <text:p>OEAB</text:p>
          </table:table-cell>
          <table:table-cell office:value-type="string" calcext:value-type="string">
            <text:p>Output the counter content to the address bus</text:p>
          </table:table-cell>
          <table:table-cell office:value-type="string" calcext:value-type="string">
            <text:p>CONTROL_SIGNAL_OUTPUT_ENABLE_FROM_COUNTER_TO_ADDRESS_BUS</text:p>
          </table:table-cell>
        </table:table-row>
        <table:table-row table:style-name="ro1">
          <table:table-cell table:style-name="ce42" office:value-type="string" calcext:value-type="string" table:number-columns-spanned="1" table:number-rows-spanned="4">
            <text:p>Step counter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Reset the step counter to 0</text:p>
          </table:table-cell>
          <table:table-cell office:value-type="string" calcext:value-type="string">
            <text:p>CONTROL_SIGNAL_STEP_COUNTER_RESET</text:p>
          </table:table-cell>
        </table:table-row>
        <table:table-row table:style-name="ro1">
          <table:covered-table-cell/>
          <table:table-cell office:value-type="string" calcext:value-type="string">
            <text:p>CE</text:p>
          </table:table-cell>
          <table:table-cell office:value-type="string" calcext:value-type="string">
            <text:p>Allows the step counter to count</text:p>
          </table:table-cell>
          <table:table-cell office:value-type="string" calcext:value-type="string">
            <text:p>CONTROL_SIGNAL_STEP_COUNTER_ENABLE</text:p>
          </table:table-cell>
        </table:table-row>
        <table:table-row table:style-name="ro1">
          <table:covered-table-cell/>
          <table:table-cell office:value-type="string" calcext:value-type="string">
            <text:p>LDB</text:p>
          </table:table-cell>
          <table:table-cell office:value-type="string" calcext:value-type="string">
            <text:p>Load the step counter from the data bus</text:p>
          </table:table-cell>
          <table:table-cell office:value-type="string" calcext:value-type="string">
            <text:p>CONTROL_SIGNAL_STEP_COUNTER_INPUT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step counter content to data bus</text:p>
          </table:table-cell>
          <table:table-cell office:value-type="string" calcext:value-type="string">
            <text:p>CONTROL_SIGNAL_STEP_COUNTER_OUTPUT_TO_DATA_BUS</text:p>
          </table:table-cell>
        </table:table-row>
        <table:table-row table:style-name="ro1">
          <table:table-cell table:style-name="ce43" office:value-type="string" calcext:value-type="string" table:number-columns-spanned="1" table:number-rows-spanned="3">
            <text:p>Stack pointer</text:p>
          </table:table-cell>
          <table:table-cell office:value-type="string" calcext:value-type="string">
            <text:p>LDB</text:p>
          </table:table-cell>
          <table:table-cell office:value-type="string" calcext:value-type="string">
            <text:p>Load from data bus to stack pointer</text:p>
          </table:table-cell>
          <table:table-cell office:value-type="string" calcext:value-type="string">
            <text:p>CONTROL_SIGNAL_STACK_POINTE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stack pointer content to data bus</text:p>
          </table:table-cell>
          <table:table-cell office:value-type="string" calcext:value-type="string">
            <text:p>CONTROL_SIGNAL_STACK_POINTER_OUTPUT_TO_DATA_BUS</text:p>
          </table:table-cell>
        </table:table-row>
        <table:table-row table:style-name="ro1">
          <table:covered-table-cell/>
          <table:table-cell office:value-type="string" calcext:value-type="string">
            <text:p>OEAD</text:p>
          </table:table-cell>
          <table:table-cell office:value-type="string" calcext:value-type="string">
            <text:p>Output stack pointer content to address bus</text:p>
          </table:table-cell>
          <table:table-cell office:value-type="string" calcext:value-type="string">
            <text:p>CONTROL_SIGNAL_STACK_POINTER_OUTPUT_TO_ADDRESS_BUS</text:p>
          </table:table-cell>
        </table:table-row>
        <table:table-row table:style-name="ro1">
          <table:table-cell table:style-name="ce44" office:value-type="string" calcext:value-type="string" table:number-columns-spanned="1" table:number-rows-spanned="13">
            <text:p>Processor status register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oad flags from the ALU</text:p>
          </table:table-cell>
          <table:table-cell office:value-type="string" calcext:value-type="string">
            <text:p>CONTROL_SIGNAL_PROCESSOR_STATUS_REGISTER_LOAD_FROM_ALU</text:p>
          </table:table-cell>
        </table:table-row>
        <table:table-row table:style-name="ro1">
          <table:covered-table-cell/>
          <table:table-cell office:value-type="string" calcext:value-type="string">
            <text:p>LDB</text:p>
          </table:table-cell>
          <table:table-cell office:value-type="string" calcext:value-type="string">
            <text:p>Load flags from the data bus</text:p>
          </table:table-cell>
          <table:table-cell office:value-type="string" calcext:value-type="string">
            <text:p>CONTROL_SIGNAL_PROCESSOR_STATUS_REGISTER_LOAD_FROM_DATA_BUS</text:p>
          </table:table-cell>
        </table:table-row>
        <table:table-row table:style-name="ro1">
          <table:covered-table-cell/>
          <table:table-cell office:value-type="string" calcext:value-type="string">
            <text:p>OEDB</text:p>
          </table:table-cell>
          <table:table-cell office:value-type="string" calcext:value-type="string">
            <text:p>Output the content of the processor status register to the data bus</text:p>
          </table:table-cell>
          <table:table-cell office:value-type="string" calcext:value-type="string">
            <text:p>CONTROL_SIGNAL_PROCESSOR_STATUS_REGISTER_OUTPUT_ENABLE_TO_DATA_BUS</text:p>
          </table:table-cell>
        </table:table-row>
        <table:table-row table:style-name="ro1">
          <table:covered-table-cell/>
          <table:table-cell office:value-type="string" calcext:value-type="string">
            <text:p>SC</text:p>
          </table:table-cell>
          <table:table-cell office:value-type="string" calcext:value-type="string">
            <text:p>Set carry flag</text:p>
          </table:table-cell>
          <table:table-cell office:value-type="string" calcext:value-type="string">
            <text:p>CONTROL_SIGNAL_PROCESSOR_STATUS_REGISTER_SET_CARRY_FLAG</text:p>
          </table:table-cell>
        </table:table-row>
        <table:table-row table:style-name="ro1">
          <table:covered-table-cell/>
          <table:table-cell office:value-type="string" calcext:value-type="string">
            <text:p>SO</text:p>
          </table:table-cell>
          <table:table-cell office:value-type="string" calcext:value-type="string">
            <text:p>Set overflow flag</text:p>
          </table:table-cell>
          <table:table-cell office:value-type="string" calcext:value-type="string">
            <text:p>CONTROL_SIGNAL_PROCESSOR_STATUS_REGISTER_SET_OVERFLOW_FLAG</text:p>
          </table:table-cell>
        </table:table-row>
        <table:table-row table:style-name="ro1">
          <table:covered-table-cell/>
          <table:table-cell office:value-type="string" calcext:value-type="string">
            <text:p>SZ</text:p>
          </table:table-cell>
          <table:table-cell office:value-type="string" calcext:value-type="string">
            <text:p>Set zero flag</text:p>
          </table:table-cell>
          <table:table-cell office:value-type="string" calcext:value-type="string">
            <text:p>CONTROL_SIGNAL_PROCESSOR_STATUS_REGISTER_SET_ZERO_FLAG</text:p>
          </table:table-cell>
        </table:table-row>
        <table:table-row table:style-name="ro1">
          <table:covered-table-cell/>
          <table:table-cell office:value-type="string" calcext:value-type="string">
            <text:p>SN</text:p>
          </table:table-cell>
          <table:table-cell office:value-type="string" calcext:value-type="string">
            <text:p>Set negative flag</text:p>
          </table:table-cell>
          <table:table-cell office:value-type="string" calcext:value-type="string">
            <text:p>CONTROL_SIGNAL_PROCESSOR_STATUS_REGISTER_SET_NEGATIVE_FLAG</text:p>
          </table:table-cell>
        </table:table-row>
        <table:table-row table:style-name="ro1">
          <table:covered-table-cell/>
          <table:table-cell office:value-type="string" calcext:value-type="string">
            <text:p>SID</text:p>
          </table:table-cell>
          <table:table-cell office:value-type="string" calcext:value-type="string">
            <text:p>Set IRQ disable flag</text:p>
          </table:table-cell>
          <table:table-cell office:value-type="string" calcext:value-type="string">
            <text:p>CONTROL_SIGNAL_PROCESSOR_STATUS_REGISTER_SET_IRQ_DISABLE_FLAG</text:p>
          </table:table-cell>
        </table:table-row>
        <table:table-row table:style-name="ro1">
          <table:covered-table-cell/>
          <table:table-cell office:value-type="string" calcext:value-type="string">
            <text:p>CC</text:p>
          </table:table-cell>
          <table:table-cell office:value-type="string" calcext:value-type="string">
            <text:p>Clear carry flag</text:p>
          </table:table-cell>
          <table:table-cell office:value-type="string" calcext:value-type="string">
            <text:p>CONTROL_SIGNAL_PROCESSOR_STATUS_REGISTER_CLEAR_CARRY_FLAG</text:p>
          </table:table-cell>
        </table:table-row>
        <table:table-row table:style-name="ro1">
          <table:covered-table-cell/>
          <table:table-cell office:value-type="string" calcext:value-type="string">
            <text:p>CO</text:p>
          </table:table-cell>
          <table:table-cell office:value-type="string" calcext:value-type="string">
            <text:p>Clear overflow flag</text:p>
          </table:table-cell>
          <table:table-cell office:value-type="string" calcext:value-type="string">
            <text:p>CONTROL_SIGNAL_PROCESSOR_STATUS_REGISTER_CLEAR_OVERFLOW_FLAG</text:p>
          </table:table-cell>
        </table:table-row>
        <table:table-row table:style-name="ro1">
          <table:covered-table-cell/>
          <table:table-cell office:value-type="string" calcext:value-type="string">
            <text:p>CZ</text:p>
          </table:table-cell>
          <table:table-cell office:value-type="string" calcext:value-type="string">
            <text:p>Clear zero flag</text:p>
          </table:table-cell>
          <table:table-cell office:value-type="string" calcext:value-type="string">
            <text:p>CONTROL_SIGNAL_PROCESSOR_STATUS_REGISTER_CLEAR_ZERO_FLAG</text:p>
          </table:table-cell>
        </table:table-row>
        <table:table-row table:style-name="ro1">
          <table:covered-table-cell/>
          <table:table-cell office:value-type="string" calcext:value-type="string">
            <text:p>CN</text:p>
          </table:table-cell>
          <table:table-cell office:value-type="string" calcext:value-type="string">
            <text:p>Clear negative flag</text:p>
          </table:table-cell>
          <table:table-cell office:value-type="string" calcext:value-type="string">
            <text:p>CONTROL_SIGNAL_PROCESSOR_STATUS_REGISTER_CLEAR_NEGATIVE_FLAG</text:p>
          </table:table-cell>
        </table:table-row>
        <table:table-row table:style-name="ro1">
          <table:covered-table-cell/>
          <table:table-cell office:value-type="string" calcext:value-type="string">
            <text:p>CID</text:p>
          </table:table-cell>
          <table:table-cell office:value-type="string" calcext:value-type="string">
            <text:p>Clear IRQ disable flag</text:p>
          </table:table-cell>
          <table:table-cell office:value-type="string" calcext:value-type="string">
            <text:p>CONTROL_SIGNAL_PROCESSOR_STATUS_REGISTER_CLEAR_IRQ_DISABLE_FLAG</text:p>
          </table:table-cell>
        </table:table-row>
        <table:table-row table:style-name="ro1">
          <table:table-cell table:style-name="ce45" office:value-type="string" calcext:value-type="string" table:number-columns-spanned="1" table:number-rows-spanned="5">
            <text:p>Memory address register</text:p>
          </table:table-cell>
          <table:table-cell office:value-type="string" calcext:value-type="string">
            <text:p>LDBL</text:p>
          </table:table-cell>
          <table:table-cell office:value-type="string" calcext:value-type="string">
            <text:p>Load the LOW part of the memory address register from the data bus</text:p>
          </table:table-cell>
          <table:table-cell office:value-type="string" calcext:value-type="string">
            <text:p>CONTROL_SIGNAL_LOAD_FROM_DATA_BUS_TO_MEMORY_ADDRESS_REGISTER_LOW</text:p>
          </table:table-cell>
        </table:table-row>
        <table:table-row table:style-name="ro1">
          <table:covered-table-cell/>
          <table:table-cell office:value-type="string" calcext:value-type="string">
            <text:p>LDBH</text:p>
          </table:table-cell>
          <table:table-cell office:value-type="string" calcext:value-type="string">
            <text:p>Load the HIGH part of the memory address register from the data bus</text:p>
          </table:table-cell>
          <table:table-cell office:value-type="string" calcext:value-type="string">
            <text:p>CONTROL_SIGNAL_LOAD_FROM_DATA_BUS_TO_MEMORY_ADDRESS_REGISTER_HIGH</text:p>
          </table:table-cell>
        </table:table-row>
        <table:table-row table:style-name="ro1">
          <table:covered-table-cell/>
          <table:table-cell office:value-type="string" calcext:value-type="string">
            <text:p>OEDBL</text:p>
          </table:table-cell>
          <table:table-cell office:value-type="string" calcext:value-type="string">
            <text:p>Output the LOW part of the memory address register content to the data bus</text:p>
          </table:table-cell>
          <table:table-cell office:value-type="string" calcext:value-type="string">
            <text:p>CONTROL_SIGNAL_OUTPUT_ENABLE_FROM_MEMORY_ADDRESS_REGISTER_LOW_TO_DATA_BUS</text:p>
          </table:table-cell>
        </table:table-row>
        <table:table-row table:style-name="ro4">
          <table:covered-table-cell/>
          <table:table-cell office:value-type="string" calcext:value-type="string">
            <text:p>OEDBH</text:p>
          </table:table-cell>
          <table:table-cell office:value-type="string" calcext:value-type="string">
            <text:p><text:span text:style-name="T1">Output the HIGH part of the memory address register</text:span> content to the data bus</text:p>
          </table:table-cell>
          <table:table-cell office:value-type="string" calcext:value-type="string">
            <text:p>CONTROL_SIGNAL_OUTPUT_ENABLE_FROM_MEMORY_ADDRESS_REGISTER_HIGH_TO_DATA_BUS</text:p>
          </table:table-cell>
        </table:table-row>
        <table:table-row table:style-name="ro4">
          <table:covered-table-cell/>
          <table:table-cell office:value-type="string" calcext:value-type="string">
            <text:p>OEAB</text:p>
          </table:table-cell>
          <table:table-cell office:value-type="string" calcext:value-type="string">
            <text:p><text:span text:style-name="T1">Output the memory address register</text:span> content to the address bus</text:p>
          </table:table-cell>
          <table:table-cell office:value-type="string" calcext:value-type="string">
            <text:p>CONTROL_SIGNAL_OUTPUT_ENABLE_FROM_MEMORY_ADDRESS_REGISTER_TO_ADDRESS_B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MX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3:25:52.409203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2T18:31:49.462904107</meta:creation-date>
    <dc:date>2020-04-06T17:44:00.043663093</dc:date>
    <meta:editing-duration>PT3H34M57S</meta:editing-duration>
    <meta:editing-cycles>21</meta:editing-cycles>
    <meta:generator>LibreOffice/6.4.2.2$Linux_X86_64 LibreOffice_project/40$Build-2</meta:generator>
    <meta:document-statistic meta:table-count="2" meta:cell-count="6594" meta:object-count="0"/>
  </office:meta>
</office:document-meta>
</file>